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hyphenation-ladder-count="no-limit" fo:background-color="#1e1e1e" style:vertical-align="auto"/>
      <style:text-properties fo:color="#d4d4d4" loext:opacity="100%" style:font-name="Consolas" fo:font-size="10.5pt" officeooo:rsid="0004db19" officeooo:paragraph-rsid="00154cce" style:font-name-asian="Times New Roman" style:font-size-asian="10.5pt" style:language-asian="pt" style:country-asian="BR" style:font-size-complex="10.5pt" fo:hyphenate="true" fo:hyphenation-remain-char-count="2" fo:hyphenation-push-char-count="2" loext:hyphenation-no-caps="false"/>
    </style:style>
    <style:style style:name="P2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hyphenation-ladder-count="no-limit" fo:background-color="#1e1e1e" style:vertical-align="auto"/>
      <style:text-properties fo:color="#d4d4d4" loext:opacity="100%" style:font-name="Consolas" fo:font-size="10.5pt" officeooo:rsid="0004db19" officeooo:paragraph-rsid="00161e73" style:font-name-asian="Times New Roman" style:font-size-asian="10.5pt" style:language-asian="pt" style:country-asian="BR" style:font-size-complex="10.5pt" fo:hyphenate="true" fo:hyphenation-remain-char-count="2" fo:hyphenation-push-char-count="2" loext:hyphenation-no-caps="false"/>
    </style:style>
    <style:style style:name="P3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hyphenation-ladder-count="no-limit" fo:background-color="#1e1e1e" style:vertical-align="auto"/>
      <style:text-properties fo:color="#d4d4d4" loext:opacity="100%" style:font-name="Consolas" fo:font-size="10.5pt" officeooo:paragraph-rsid="00154cce" fo:hyphenate="true" fo:hyphenation-remain-char-count="2" fo:hyphenation-push-char-count="2" loext:hyphenation-no-caps="false"/>
    </style:style>
    <style:style style:name="P4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hyphenation-ladder-count="no-limit" fo:background-color="#1e1e1e" style:vertical-align="auto"/>
      <style:text-properties fo:color="#d4d4d4" loext:opacity="100%" style:font-name="Consolas" fo:font-size="10.5pt" officeooo:rsid="00029b4f" officeooo:paragraph-rsid="00154cce" style:font-size-asian="10.5pt" style:font-size-complex="12pt" fo:hyphenate="true" fo:hyphenation-remain-char-count="2" fo:hyphenation-push-char-count="2" loext:hyphenation-no-caps="false"/>
    </style:style>
    <style:style style:name="P5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hyphenation-ladder-count="no-limit" fo:background-color="#1e1e1e" style:vertical-align="auto"/>
      <style:text-properties fo:color="#cccccc" loext:opacity="100%" style:font-name="Droid Sans Mono" fo:font-size="10.5pt" fo:font-weight="normal" officeooo:rsid="0004db19" officeooo:paragraph-rsid="00154cce" fo:background-color="#1f1f1f" style:font-size-asian="10.5pt" style:font-size-complex="12pt" fo:hyphenate="true" fo:hyphenation-remain-char-count="2" fo:hyphenation-push-char-count="2" loext:hyphenation-no-caps="false"/>
    </style:style>
    <style:style style:name="P6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hyphenation-ladder-count="no-limit" fo:background-color="#1e1e1e" style:vertical-align="auto"/>
      <style:text-properties fo:color="#cccccc" loext:opacity="100%" style:font-name="Droid Sans Mono" fo:font-size="10.5pt" fo:font-weight="normal" officeooo:rsid="0004db19" officeooo:paragraph-rsid="00176655" fo:background-color="#1f1f1f" style:font-size-asian="10.5pt" style:font-size-complex="12pt" fo:hyphenate="true" fo:hyphenation-remain-char-count="2" fo:hyphenation-push-char-count="2" loext:hyphenation-no-caps="false"/>
    </style:style>
    <style:style style:name="P7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hyphenation-ladder-count="no-limit" fo:background-color="#1e1e1e" style:vertical-align="auto"/>
      <style:text-properties fo:color="#cccccc" loext:opacity="100%" style:font-name="Droid Sans Mono" fo:font-size="10.5pt" fo:font-weight="normal" officeooo:rsid="0004db19" officeooo:paragraph-rsid="001808d2" fo:background-color="#1f1f1f" style:font-size-asian="10.5pt" style:font-size-complex="12pt" fo:hyphenate="true" fo:hyphenation-remain-char-count="2" fo:hyphenation-push-char-count="2" loext:hyphenation-no-caps="false"/>
    </style:style>
    <style:style style:name="P8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hyphenation-ladder-count="no-limit" fo:background-color="#1e1e1e" style:vertical-align="auto"/>
      <style:text-properties fo:color="#cccccc" loext:opacity="100%" style:font-name="Droid Sans Mono" fo:font-size="10.5pt" fo:font-weight="normal" officeooo:paragraph-rsid="00154cce" fo:background-color="#1f1f1f" fo:hyphenate="true" fo:hyphenation-remain-char-count="2" fo:hyphenation-push-char-count="2" loext:hyphenation-no-caps="false"/>
    </style:style>
    <style:style style:name="P9" style:family="paragraph" style:parent-style-name="Standard">
      <style:paragraph-properties style:line-height-at-least="0.503cm"/>
      <style:text-properties fo:color="#000000" loext:opacity="100%" style:font-name="Liberation Serif" fo:font-size="12pt" officeooo:rsid="00046277" officeooo:paragraph-rsid="00154cce" style:font-size-asian="10.5pt" style:font-size-complex="12pt"/>
    </style:style>
    <style:style style:name="P10" style:family="paragraph" style:parent-style-name="Standard">
      <style:paragraph-properties style:line-height-at-least="0.503cm"/>
      <style:text-properties fo:color="#000000" loext:opacity="100%" style:font-name="Liberation Serif" fo:font-size="12pt" officeooo:rsid="00029b4f" officeooo:paragraph-rsid="00154cce" style:font-size-asian="10.5pt" style:font-size-complex="12pt"/>
    </style:style>
    <style:style style:name="P11" style:family="paragraph" style:parent-style-name="Standard">
      <style:paragraph-properties style:line-height-at-least="0.503cm"/>
      <style:text-properties fo:color="#000000" loext:opacity="100%" style:font-name="Liberation Serif" fo:font-size="12pt" officeooo:rsid="0004db19" officeooo:paragraph-rsid="00154cce" style:font-size-asian="10.5pt" style:font-size-complex="12pt"/>
    </style:style>
    <style:style style:name="P12" style:family="paragraph" style:parent-style-name="Standard">
      <style:paragraph-properties style:line-height-at-least="0.503cm"/>
      <style:text-properties fo:color="#000000" loext:opacity="100%" style:font-name="Liberation Serif" fo:font-size="12pt" officeooo:rsid="000623ca" officeooo:paragraph-rsid="00154cce" style:font-size-asian="10.5pt" style:font-size-complex="12pt"/>
    </style:style>
    <style:style style:name="P13" style:family="paragraph" style:parent-style-name="Standard">
      <style:paragraph-properties style:line-height-at-least="0.503cm"/>
      <style:text-properties fo:color="#000000" loext:opacity="100%" style:font-name="Liberation Serif" fo:font-size="12pt" officeooo:rsid="00072132" officeooo:paragraph-rsid="00154cce" style:font-size-asian="10.5pt" style:font-size-complex="12pt"/>
    </style:style>
    <style:style style:name="P14" style:family="paragraph" style:parent-style-name="Standard">
      <style:paragraph-properties style:line-height-at-least="0.503cm"/>
      <style:text-properties fo:color="#000000" loext:opacity="100%" style:font-name="Liberation Serif" fo:font-size="12pt" officeooo:rsid="00161e73" officeooo:paragraph-rsid="00161e73" style:font-size-asian="10.5pt" style:font-size-complex="12pt"/>
    </style:style>
    <style:style style:name="P15" style:family="paragraph" style:parent-style-name="Standard">
      <style:paragraph-properties style:line-height-at-least="0.503cm"/>
      <style:text-properties fo:color="#000000" loext:opacity="100%" style:font-name="Liberation Serif" fo:font-size="12pt" officeooo:rsid="00176655" officeooo:paragraph-rsid="00176655" style:font-size-asian="10.5pt" style:font-size-complex="12pt"/>
    </style:style>
    <style:style style:name="P16" style:family="paragraph" style:parent-style-name="Standard">
      <style:paragraph-properties style:line-height-at-least="0.503cm"/>
      <style:text-properties fo:color="#000000" loext:opacity="100%" style:font-name="Liberation Serif" fo:font-size="12pt" fo:font-weight="normal" officeooo:rsid="000623ca" officeooo:paragraph-rsid="00154cc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style:line-height-at-least="0.503cm"/>
      <style:text-properties fo:color="#000000" loext:opacity="100%" style:font-name="Liberation Serif" fo:font-size="12pt" fo:font-weight="normal" officeooo:rsid="0004db19" officeooo:paragraph-rsid="00176655" fo:background-color="transparent" style:font-size-asian="10.5pt" style:font-size-complex="12pt"/>
    </style:style>
    <style:style style:name="P18" style:family="paragraph" style:parent-style-name="Standard">
      <style:paragraph-properties style:line-height-at-least="0.503cm"/>
      <style:text-properties fo:color="#000000" loext:opacity="100%" style:font-name="Liberation Serif" fo:font-size="12pt" fo:font-weight="normal" officeooo:rsid="0004db19" officeooo:paragraph-rsid="001808d2" fo:background-color="transparent" style:font-size-asian="10.5pt" style:font-size-complex="12pt"/>
    </style:style>
    <style:style style:name="P19" style:family="paragraph" style:parent-style-name="Standard">
      <style:paragraph-properties style:line-height-at-least="0.503cm"/>
      <style:text-properties fo:color="#000000" loext:opacity="100%" style:font-name="Liberation Serif" fo:font-size="12pt" fo:font-style="italic" style:text-underline-style="none" officeooo:rsid="000623ca" officeooo:paragraph-rsid="00154cce" style:font-size-asian="10.5pt" style:font-style-asian="italic" style:font-size-complex="12pt" style:font-style-complex="italic"/>
    </style:style>
    <style:style style:name="P20" style:family="paragraph" style:parent-style-name="Standard">
      <style:text-properties officeooo:rsid="0001338b" officeooo:paragraph-rsid="00154cce"/>
    </style:style>
    <style:style style:name="P21" style:family="paragraph" style:parent-style-name="Standard">
      <style:text-properties officeooo:rsid="0001338b" officeooo:paragraph-rsid="00176655"/>
    </style:style>
    <style:style style:name="P22" style:family="paragraph" style:parent-style-name="Standard">
      <style:paragraph-properties style:line-height-at-least="0.503cm"/>
      <style:text-properties fo:color="#cccccc" loext:opacity="100%" style:font-name="Droid Sans Mono" fo:font-size="10.5pt" officeooo:rsid="00029b4f" officeooo:paragraph-rsid="00154cce"/>
    </style:style>
    <style:style style:name="P23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paragraph-rsid="00154cce" fo:background-color="#1f1f1f"/>
    </style:style>
    <style:style style:name="P24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Droid Sans Mono" fo:font-size="10.5pt" fo:font-weight="normal" officeooo:paragraph-rsid="00154cce" fo:background-color="#1f1f1f"/>
    </style:style>
    <style:style style:name="P25" style:family="paragraph" style:parent-style-name="Standard">
      <style:paragraph-properties style:line-height-at-least="0.503cm"/>
      <style:text-properties fo:color="#808080" loext:opacity="100%" style:font-name="Droid Sans Mono" fo:font-size="10.5pt" fo:font-weight="normal" officeooo:paragraph-rsid="00154cce" fo:background-color="#1f1f1f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9b4f" style:font-weight-asian="bold" style:font-weight-complex="bold"/>
    </style:style>
    <style:style style:name="T4" style:family="text">
      <style:text-properties fo:font-weight="bold" officeooo:rsid="00176655" style:font-weight-asian="bold" style:font-weight-complex="bold"/>
    </style:style>
    <style:style style:name="T5" style:family="text">
      <style:text-properties fo:font-weight="bold" officeooo:rsid="001808d2" style:font-weight-asian="bold" style:font-weight-complex="bold"/>
    </style:style>
    <style:style style:name="T6" style:family="text">
      <style:text-properties officeooo:rsid="00029b4f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font-name-asian="Times New Roman" style:font-size-asian="10.5pt" style:language-asian="pt" style:country-asian="BR" style:font-size-complex="10.5pt"/>
    </style:style>
    <style:style style:name="T9" style:family="text">
      <style:text-properties style:font-name-asian="Times New Roman" style:language-asian="pt" style:country-asian="BR" style:font-size-complex="10.5pt"/>
    </style:style>
    <style:style style:name="T10" style:family="text">
      <style:text-properties officeooo:rsid="00046277"/>
    </style:style>
    <style:style style:name="T11" style:family="text">
      <style:text-properties officeooo:rsid="0004db19" style:font-size-asian="10.5pt" style:font-size-complex="12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808d2" style:font-weight-asian="normal" style:font-weight-complex="normal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style="normal" officeooo:rsid="00072132" style:font-style-asian="normal" style:font-style-complex="normal"/>
    </style:style>
    <style:style style:name="T18" style:family="text">
      <style:text-properties fo:font-style="normal" fo:font-weight="bold" officeooo:rsid="00072132" style:font-style-asian="normal" style:font-weight-asian="bold" style:font-style-complex="normal" style:font-weight-complex="bold"/>
    </style:style>
    <style:style style:name="T19" style:family="text">
      <style:text-properties fo:color="#d4d4d4" loext:opacity="100%" style:font-name="Consolas" fo:font-size="10.5pt" fo:font-weight="normal" officeooo:rsid="0004db19" style:font-name-asian="Times New Roman" style:language-asian="pt" style:country-asian="BR" style:font-weight-asian="normal" style:font-size-complex="10.5pt" style:font-weight-complex="normal"/>
    </style:style>
    <style:style style:name="T20" style:family="text">
      <style:text-properties officeooo:rsid="00161e73"/>
    </style:style>
    <style:style style:name="T21" style:family="text">
      <style:text-properties officeooo:rsid="00176655"/>
    </style:style>
    <style:style style:name="T22" style:family="text">
      <style:text-properties officeooo:rsid="001808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Criando um novo Projeto</text:p>
      <text:p text:style-name="P20"/>
      <text:p text:style-name="P20">Front End</text:p>
      <text:p text:style-name="P20"/>
      <text:p text:style-name="P20">1) Execute o comando ‘<text:span text:style-name="T1">ng new doacao-front’</text:span> no diretório que gostaria de criar o projeto.</text:p>
      <text:p text:style-name="P20"/>
      <text:p text:style-name="P20">2) Execute ‘<text:span text:style-name="T2">ng add @angular/material</text:span>’ para instalar e adicionar o angular material ao projeto.</text:p>
      <text:p text:style-name="P20"/>
      <text:p text:style-name="P21">3) Agora execute ‘<text:span text:style-name="T2">ng generate component cadastrar</text:span>’, ‘<text:span text:style-name="T2">ng generate componente buscar</text:span>’, ‘<text:span text:style-name="T2">ng generate componente </text:span><text:span text:style-name="T4">alterar</text:span>’, ‘<text:span text:style-name="T2">ng generate componente </text:span><text:span text:style-name="T4">deletar-dialog</text:span>’, ‘<text:span text:style-name="T2">ng generate componente </text:span><text:span text:style-name="T4">doacoes</text:span>’, ‘<text:span text:style-name="T2">ng generate componente </text:span><text:span text:style-name="T4">doacoesdoador</text:span>’, ‘<text:span text:style-name="T2">ng generate componente </text:span><text:span text:style-name="T4">doar</text:span>’ para criar os dois componentes principais do projeto.</text:p>
      <text:p text:style-name="P20"/>
      <text:p text:style-name="P20">4) Dentro d<text:span text:style-name="T6">o diretório </text:span><text:span text:style-name="T3">‘/src’</text:span>, em <text:span text:style-name="T2">‘</text:span><text:span text:style-name="T3">app.component</text:span><text:span text:style-name="T2">.html’</text:span> insira o seguinte código:</text:p>
      <text:p text:style-name="P20"/>
      <text:p text:style-name="P3"><text:span text:style-name="Fonte_20_parág._20_padrão"><text:span text:style-name="T8">&lt;mat-card class="card"&gt;</text:span></text:span></text:p>
      <text:p text:style-name="P3"><text:span text:style-name="Fonte_20_parág._20_padrão"><text:span text:style-name="T8"><text:s text:c="2"/>&lt;mat-card-content&gt;</text:span></text:span></text:p>
      <text:p text:style-name="P3"><text:span text:style-name="Fonte_20_parág._20_padrão"><text:span text:style-name="T8"><text:s text:c="4"/>&lt;p class="texto"&gt;Ações&lt;/p&gt;</text:span></text:span></text:p>
      <text:p text:style-name="P3"><text:span text:style-name="Fonte_20_parág._20_padrão"><text:span text:style-name="T8"><text:s text:c="6"/>&lt;button class="botoes" mat-raised-button (click)="Inserir()" color="warn"&gt;Inserir&lt;/button&gt;</text:span></text:span></text:p>
      <text:p text:style-name="P3"><text:span text:style-name="Fonte_20_parág._20_padrão"><text:span text:style-name="T8"><text:s text:c="6"/>&lt;button class="botoes" mat-raised-button (click)="Buscar()" color="warn"&gt;Buscar&lt;/button&gt;</text:span></text:span></text:p>
      <text:p text:style-name="P3"><text:span text:style-name="Fonte_20_parág._20_padrão"><text:span text:style-name="T8"><text:s text:c="6"/>&lt;button class="botoes" mat-raised-button (click)="Doacoes()" color="warn"&gt;Todas as Doações&lt;/button&gt;</text:span></text:span></text:p>
      <text:p text:style-name="P3"><text:span text:style-name="Fonte_20_parág._20_padrão"><text:span text:style-name="T8"><text:s text:c="6"/>&lt;button class="botoes" mat-raised-button (click)="DoacoesDoador()" color="warn"&gt;Doações do Doador&lt;/button&gt;</text:span></text:span></text:p>
      <text:p text:style-name="P3"><text:span text:style-name="Fonte_20_parág._20_padrão"><text:span text:style-name="T8"><text:s text:c="2"/>&lt;/mat-card-content&gt;</text:span></text:span></text:p>
      <text:p text:style-name="P3"><text:span text:style-name="Fonte_20_parág._20_padrão"><text:span text:style-name="T8">&lt;/mat-card&gt;</text:span></text:span></text:p>
      <text:p text:style-name="P3"><text:span text:style-name="Fonte_20_parág._20_padrão"><text:span text:style-name="T8"/></text:span></text:p>
      <text:p text:style-name="P3"><text:span text:style-name="Fonte_20_parág._20_padrão"><text:span text:style-name="T8">&lt;router-outlet&gt;&lt;/router-outlet&gt;</text:span></text:span></text:p>
      <text:p text:style-name="P22"/>
      <text:p text:style-name="P10">5) Ainda dentro do diretório src, em <text:span text:style-name="T2">‘app.component.ts’</text:span> insira o seguinte código:</text:p>
      <text:p text:style-name="P10"/>
      <text:p text:style-name="P4"><text:span text:style-name="Fonte_20_parág._20_padrão"><text:span text:style-name="T9">import { Component } from '@angular/core';</text:span></text:span></text:p>
      <text:p text:style-name="P4"><text:span text:style-name="Fonte_20_parág._20_padrão"><text:span text:style-name="T9">import { RouterOutlet } from '@angular/router';</text:span></text:span></text:p>
      <text:p text:style-name="P4"><text:span text:style-name="Fonte_20_parág._20_padrão"><text:span text:style-name="T9">import { RouterModule } from '@angular/router';</text:span></text:span></text:p>
      <text:p text:style-name="P4"><text:span text:style-name="Fonte_20_parág._20_padrão"><text:span text:style-name="T9">import { Router } from '@angular/router';</text:span></text:span></text:p>
      <text:p text:style-name="P4"><text:span text:style-name="Fonte_20_parág._20_padrão"><text:span text:style-name="T9">import { MatMenuModule } from '@angular/material/menu';</text:span></text:span></text:p>
      <text:p text:style-name="P4"><text:span text:style-name="Fonte_20_parág._20_padrão"><text:span text:style-name="T9">import { MatButtonModule } from '@angular/material/button';</text:span></text:span></text:p>
      <text:p text:style-name="P4"><text:span text:style-name="Fonte_20_parág._20_padrão"><text:span text:style-name="T9">import { MatCardModule } from '@angular/material/card';</text:span></text:span></text:p>
      <text:p text:style-name="P4"><text:span text:style-name="Fonte_20_parág._20_padrão"><text:span text:style-name="T9">import { CadastrarComponent } from './cadastrar/cadastrar.component';</text:span></text:span></text:p>
      <text:p text:style-name="P4"><text:span text:style-name="Fonte_20_parág._20_padrão"><text:span text:style-name="T9">import { MatIconModule } from '@angular/material/icon';</text:span></text:span></text:p>
      <text:p text:style-name="P4"><text:span text:style-name="Fonte_20_parág._20_padrão"><text:span text:style-name="T9"/></text:span></text:p>
      <text:p text:style-name="P4"><text:span text:style-name="Fonte_20_parág._20_padrão"><text:span text:style-name="T9"/></text:span></text:p>
      <text:p text:style-name="P4"><text:span text:style-name="Fonte_20_parág._20_padrão"><text:span text:style-name="T9"/></text:span></text:p>
      <text:p text:style-name="P4"><text:span text:style-name="Fonte_20_parág._20_padrão"><text:span text:style-name="T9">@Component({</text:span></text:span></text:p>
      <text:p text:style-name="P4"><text:span text:style-name="Fonte_20_parág._20_padrão"><text:span text:style-name="T9"><text:s text:c="2"/>selector: 'app-root',</text:span></text:span></text:p>
      <text:p text:style-name="P4"><text:span text:style-name="Fonte_20_parág._20_padrão"><text:span text:style-name="T9"><text:s text:c="2"/>standalone: true,</text:span></text:span></text:p>
      <text:p text:style-name="P4"><text:span text:style-name="Fonte_20_parág._20_padrão"><text:span text:style-name="T9"><text:s text:c="2"/>imports: [RouterOutlet, MatMenuModule, MatCardModule, MatButtonModule, RouterModule, CadastrarComponent, MatIconModule],</text:span></text:span></text:p>
      <text:p text:style-name="P4"><text:span text:style-name="Fonte_20_parág._20_padrão"><text:span text:style-name="T9"><text:s text:c="2"/>templateUrl: './app.component.html',</text:span></text:span></text:p>
      <text:p text:style-name="P4"><text:soft-page-break/><text:span text:style-name="Fonte_20_parág._20_padrão"><text:span text:style-name="T9"><text:s text:c="2"/>styleUrl: './app.component.css'</text:span></text:span></text:p>
      <text:p text:style-name="P4"><text:span text:style-name="Fonte_20_parág._20_padrão"><text:span text:style-name="T9">})</text:span></text:span></text:p>
      <text:p text:style-name="P4"><text:span text:style-name="Fonte_20_parág._20_padrão"><text:span text:style-name="T9">export class AppComponent {</text:span></text:span></text:p>
      <text:p text:style-name="P4"><text:span text:style-name="Fonte_20_parág._20_padrão"><text:span text:style-name="T9"><text:s text:c="2"/>title = 'crud';</text:span></text:span></text:p>
      <text:p text:style-name="P4"><text:span text:style-name="Fonte_20_parág._20_padrão"><text:span text:style-name="T9"/></text:span></text:p>
      <text:p text:style-name="P4"><text:span text:style-name="Fonte_20_parág._20_padrão"><text:span text:style-name="T9"><text:s text:c="2"/>constructor(private router: Router) {}</text:span></text:span></text:p>
      <text:p text:style-name="P4"><text:span text:style-name="Fonte_20_parág._20_padrão"><text:span text:style-name="T9"/></text:span></text:p>
      <text:p text:style-name="P4"><text:span text:style-name="Fonte_20_parág._20_padrão"><text:span text:style-name="T9"><text:s text:c="2"/>Inserir() {</text:span></text:span></text:p>
      <text:p text:style-name="P4"><text:span text:style-name="Fonte_20_parág._20_padrão"><text:span text:style-name="T9"><text:s text:c="4"/>this.router.navigateByUrl('cadastrar');</text:span></text:span></text:p>
      <text:p text:style-name="P4"><text:span text:style-name="Fonte_20_parág._20_padrão"><text:span text:style-name="T9"><text:s text:c="2"/>}</text:span></text:span></text:p>
      <text:p text:style-name="P4"><text:span text:style-name="Fonte_20_parág._20_padrão"><text:span text:style-name="T9"/></text:span></text:p>
      <text:p text:style-name="P4"><text:span text:style-name="Fonte_20_parág._20_padrão"><text:span text:style-name="T9"><text:s text:c="2"/>Buscar() {</text:span></text:span></text:p>
      <text:p text:style-name="P4"><text:span text:style-name="Fonte_20_parág._20_padrão"><text:span text:style-name="T9"><text:s text:c="4"/>this.router.navigateByUrl('buscar');</text:span></text:span></text:p>
      <text:p text:style-name="P4"><text:span text:style-name="Fonte_20_parág._20_padrão"><text:span text:style-name="T9"><text:s text:c="2"/>}</text:span></text:span></text:p>
      <text:p text:style-name="P4"><text:span text:style-name="Fonte_20_parág._20_padrão"><text:span text:style-name="T9"/></text:span></text:p>
      <text:p text:style-name="P4"><text:span text:style-name="Fonte_20_parág._20_padrão"><text:span text:style-name="T9"><text:s text:c="2"/>Doacoes(){</text:span></text:span></text:p>
      <text:p text:style-name="P4"><text:span text:style-name="Fonte_20_parág._20_padrão"><text:span text:style-name="T9"><text:s text:c="4"/>this.router.navigateByUrl('doacoes');</text:span></text:span></text:p>
      <text:p text:style-name="P4"><text:span text:style-name="Fonte_20_parág._20_padrão"><text:span text:style-name="T9"><text:s text:c="2"/>}</text:span></text:span></text:p>
      <text:p text:style-name="P4"><text:span text:style-name="Fonte_20_parág._20_padrão"><text:span text:style-name="T9"/></text:span></text:p>
      <text:p text:style-name="P4"><text:span text:style-name="Fonte_20_parág._20_padrão"><text:span text:style-name="T9"><text:s text:c="2"/>DoacoesDoador(){</text:span></text:span></text:p>
      <text:p text:style-name="P4"><text:span text:style-name="Fonte_20_parág._20_padrão"><text:span text:style-name="T9"><text:s text:c="4"/>this.router.navigateByUrl('doacoesdoador');</text:span></text:span></text:p>
      <text:p text:style-name="P4"><text:span text:style-name="Fonte_20_parág._20_padrão"><text:span text:style-name="T9"><text:s text:c="2"/>}</text:span></text:span></text:p>
      <text:p text:style-name="P4"><text:span text:style-name="Fonte_20_parág._20_padrão"><text:span text:style-name="T9">}</text:span></text:span></text:p>
      <text:p text:style-name="P23"/>
      <text:p text:style-name="P23"/>
      <text:p text:style-name="P10">6) <text:span text:style-name="T10">De</text:span>ntro do diretório src, em <text:span text:style-name="T2">‘app.component.css’</text:span> insira o seguinte código:</text:p>
      <text:p text:style-name="P10"/>
      <text:p text:style-name="P5"><text:span text:style-name="Fonte_20_parág._20_padrão">.card{</text:span></text:p>
      <text:p text:style-name="P5"><text:span text:style-name="Fonte_20_parág._20_padrão">justify-content: center;</text:span></text:p>
      <text:p text:style-name="P5"><text:span text:style-name="Fonte_20_parág._20_padrão">align-items: center;</text:span></text:p>
      <text:p text:style-name="P5"><text:span text:style-name="Fonte_20_parág._20_padrão">display: flex;</text:span></text:p>
      <text:p text:style-name="P5"><text:span text:style-name="Fonte_20_parág._20_padrão">width: auto;</text:span></text:p>
      <text:p text:style-name="P5"><text:span text:style-name="Fonte_20_parág._20_padrão">margin-left: 600px;</text:span></text:p>
      <text:p text:style-name="P5"><text:span text:style-name="Fonte_20_parág._20_padrão">margin-right: 600px;</text:span></text:p>
      <text:p text:style-name="P5"><text:span text:style-name="Fonte_20_parág._20_padrão">}</text:span></text:p>
      <text:p text:style-name="P5"><text:span text:style-name="Fonte_20_parág._20_padrão">.texto{</text:span></text:p>
      <text:p text:style-name="P5"><text:span text:style-name="Fonte_20_parág._20_padrão">font-weight: bold;</text:span></text:p>
      <text:p text:style-name="P5"><text:span text:style-name="Fonte_20_parág._20_padrão">justify-content: center;</text:span></text:p>
      <text:p text:style-name="P5"><text:span text:style-name="Fonte_20_parág._20_padrão">display: flex;</text:span></text:p>
      <text:p text:style-name="P5"><text:span text:style-name="Fonte_20_parág._20_padrão">}</text:span></text:p>
      <text:p text:style-name="P5"><text:span text:style-name="Fonte_20_parág._20_padrão">.botoes{</text:span></text:p>
      <text:p text:style-name="P5"><text:span text:style-name="Fonte_20_parág._20_padrão">margin-left: 10px;</text:span></text:p>
      <text:p text:style-name="P5"><text:span text:style-name="Fonte_20_parág._20_padrão">margin-right: 10px;</text:span></text:p>
      <text:p text:style-name="P5"><text:span text:style-name="Fonte_20_parág._20_padrão">}</text:span></text:p>
      <text:p text:style-name="P23"/>
      <text:p text:style-name="P23"/>
      <text:p text:style-name="P9">7) Dentro de src, em <text:span text:style-name="T2">‘app.routes.ts’</text:span> insira o seguinte código:</text:p>
      <text:p text:style-name="P15"/>
      <text:p text:style-name="P5"><text:span text:style-name="Fonte_20_parág._20_padrão">import { Routes } from '@angular/router';</text:span></text:p>
      <text:p text:style-name="P5"><text:span text:style-name="Fonte_20_parág._20_padrão">import { CadastrarComponent } from './cadastrar/cadastrar.component';</text:span></text:p>
      <text:p text:style-name="P5"><text:span text:style-name="Fonte_20_parág._20_padrão">import { BuscarComponent } from './buscar/buscar.component';</text:span></text:p>
      <text:p text:style-name="P5"><text:soft-page-break/><text:span text:style-name="Fonte_20_parág._20_padrão">import { DoacoesComponent } from './doacoes/doacoes.component';</text:span></text:p>
      <text:p text:style-name="P5"><text:span text:style-name="Fonte_20_parág._20_padrão">import { DoacoesdoadorComponent } from './doacoesdoador/doacoesdoador.component';</text:span></text:p>
      <text:p text:style-name="P5"><text:span text:style-name="Fonte_20_parág._20_padrão"/></text:p>
      <text:p text:style-name="P5"><text:span text:style-name="Fonte_20_parág._20_padrão">export const routes: Routes = [</text:span></text:p>
      <text:p text:style-name="P5"><text:span text:style-name="Fonte_20_parág._20_padrão"><text:s text:c="2"/>{ path: 'cadastrar', component: <text:s/>CadastrarComponent},</text:span></text:p>
      <text:p text:style-name="P5"><text:span text:style-name="Fonte_20_parág._20_padrão"><text:s text:c="2"/>{ path: 'buscar', component: <text:s/>BuscarComponent},</text:span></text:p>
      <text:p text:style-name="P5"><text:span text:style-name="Fonte_20_parág._20_padrão"><text:s text:c="2"/>{ path: 'doacoes', component: <text:s/>DoacoesComponent},</text:span></text:p>
      <text:p text:style-name="P5"><text:span text:style-name="Fonte_20_parág._20_padrão"><text:s text:c="2"/>{ path: 'doacoesdoador', component: <text:s/>DoacoesdoadorComponent},</text:span></text:p>
      <text:p text:style-name="P5"><text:span text:style-name="Fonte_20_parág._20_padrão">];</text:span></text:p>
      <text:p text:style-name="P23"/>
      <text:p text:style-name="P9">8) Agora dentro do componente cadastrar, dentro de<text:span text:style-name="T2"> ‘cadastrar.component.html’ </text:span>insira o seguinte código:</text:p>
      <text:p text:style-name="P9"/>
      <text:p text:style-name="P5"><text:span text:style-name="Fonte_20_parág._20_padrão">&lt;br&gt;</text:span></text:p>
      <text:p text:style-name="P5"><text:span text:style-name="Fonte_20_parág._20_padrão">&lt;br&gt;</text:span></text:p>
      <text:p text:style-name="P5"><text:span text:style-name="Fonte_20_parág._20_padrão">&lt;br&gt;</text:span></text:p>
      <text:p text:style-name="P5"><text:span text:style-name="Fonte_20_parág._20_padrão"/></text:p>
      <text:p text:style-name="P5"><text:span text:style-name="Fonte_20_parág._20_padrão">&lt;mat-card class="card1"&gt;</text:span></text:p>
      <text:p text:style-name="P5"><text:span text:style-name="Fonte_20_parág._20_padrão"><text:s text:c="2"/>&lt;mat-card-content&gt;</text:span></text:p>
      <text:p text:style-name="P5"><text:span text:style-name="Fonte_20_parág._20_padrão"><text:s text:c="4"/>&lt;mat-toolbar class="barra"&gt;</text:span></text:p>
      <text:p text:style-name="P5"><text:span text:style-name="Fonte_20_parág._20_padrão"><text:s text:c="6"/>&lt;span class="texto-barra"&gt;</text:span></text:p>
      <text:p text:style-name="P5"><text:span text:style-name="Fonte_20_parág._20_padrão"><text:s text:c="4"/>CADASTRO DE DOADOR</text:span></text:p>
      <text:p text:style-name="P5"><text:span text:style-name="Fonte_20_parág._20_padrão"><text:s text:c="4"/>&lt;/span&gt;</text:span></text:p>
      <text:p text:style-name="P5"><text:span text:style-name="Fonte_20_parág._20_padrão"><text:s text:c="4"/>&lt;/mat-toolbar&gt;</text:span></text:p>
      <text:p text:style-name="P5"><text:span text:style-name="Fonte_20_parág._20_padrão"/></text:p>
      <text:p text:style-name="P5"><text:span text:style-name="Fonte_20_parág._20_padrão"><text:s text:c="4"/>&lt;br&gt;</text:span></text:p>
      <text:p text:style-name="P5"><text:span text:style-name="Fonte_20_parág._20_padrão"/></text:p>
      <text:p text:style-name="P5"><text:span text:style-name="Fonte_20_parág._20_padrão"><text:s text:c="4"/>&lt;form class="formulario" (ngSubmit)="submitForm(form)" #form="ngForm" novalidate&gt;</text:span></text:p>
      <text:p text:style-name="P5"><text:span text:style-name="Fonte_20_parág._20_padrão"/></text:p>
      <text:p text:style-name="P5"><text:span text:style-name="Fonte_20_parág._20_padrão"><text:s text:c="6"/>&lt;section&gt;</text:span></text:p>
      <text:p text:style-name="P5"><text:span text:style-name="Fonte_20_parág._20_padrão"><text:s text:c="8"/>&lt;mat-form-field&gt;</text:span></text:p>
      <text:p text:style-name="P5"><text:span text:style-name="Fonte_20_parág._20_padrão"><text:s text:c="10"/>&lt;mat-label&gt;Nome&lt;/mat-label&gt;</text:span></text:p>
      <text:p text:style-name="P5"><text:span text:style-name="Fonte_20_parág._20_padrão"><text:s text:c="10"/>&lt;input matInput type="text" [(ngModel)]="nome" name="nome" required minlength="2" maxlength="255" #textoInput="ngModel"&gt;</text:span></text:p>
      <text:p text:style-name="P5"><text:span text:style-name="Fonte_20_parág._20_padrão"><text:s text:c="8"/>&lt;/mat-form-field&gt;</text:span></text:p>
      <text:p text:style-name="P5"><text:span text:style-name="Fonte_20_parág._20_padrão"><text:s text:c="8"/>&lt;p&gt;</text:span></text:p>
      <text:p text:style-name="P5"><text:span text:style-name="Fonte_20_parág._20_padrão"><text:s text:c="10"/>&lt;mat-error *ngIf="textoInput.invalid &amp;&amp; (textoInput.dirty || textoInput.touched)"&gt;</text:span></text:p>
      <text:p text:style-name="P5"><text:span text:style-name="Fonte_20_parág._20_padrão"><text:s text:c="12"/>O nome do doador é obrigatório.</text:span></text:p>
      <text:p text:style-name="P5"><text:span text:style-name="Fonte_20_parág._20_padrão"><text:s text:c="10"/>&lt;/mat-error&gt;</text:span></text:p>
      <text:p text:style-name="P5"><text:span text:style-name="Fonte_20_parág._20_padrão"><text:s text:c="8"/>&lt;/p&gt;</text:span></text:p>
      <text:p text:style-name="P5"><text:span text:style-name="Fonte_20_parág._20_padrão"><text:s text:c="6"/>&lt;/section&gt;</text:span></text:p>
      <text:p text:style-name="P5"><text:span text:style-name="Fonte_20_parág._20_padrão"/></text:p>
      <text:p text:style-name="P5"><text:span text:style-name="Fonte_20_parág._20_padrão"/></text:p>
      <text:p text:style-name="P5"><text:span text:style-name="Fonte_20_parág._20_padrão"><text:s text:c="6"/>&lt;section&gt;</text:span></text:p>
      <text:p text:style-name="P5"><text:span text:style-name="Fonte_20_parág._20_padrão"><text:s text:c="8"/>&lt;mat-form-field&gt;</text:span></text:p>
      <text:p text:style-name="P5"><text:span text:style-name="Fonte_20_parág._20_padrão"><text:s text:c="10"/>&lt;mat-label&gt;CPF&lt;/mat-label&gt;</text:span></text:p>
      <text:p text:style-name="P5"><text:span text:style-name="Fonte_20_parág._20_padrão"><text:s text:c="10"/>&lt;input matInput type="text" [(ngModel)]="cpf" name="cpf" required minlength="2" maxlength="255" #textoInput="ngModel"&gt;</text:span></text:p>
      <text:p text:style-name="P5"><text:span text:style-name="Fonte_20_parág._20_padrão"><text:s text:c="8"/>&lt;/mat-form-field&gt;</text:span></text:p>
      <text:p text:style-name="P5"><text:span text:style-name="Fonte_20_parág._20_padrão"><text:s text:c="8"/>&lt;p&gt;</text:span></text:p>
      <text:p text:style-name="P5"><text:soft-page-break/><text:span text:style-name="Fonte_20_parág._20_padrão"><text:s text:c="10"/>&lt;mat-error *ngIf="textoInput.invalid &amp;&amp; (textoInput.dirty || textoInput.touched)"&gt;</text:span></text:p>
      <text:p text:style-name="P5"><text:span text:style-name="Fonte_20_parág._20_padrão"><text:s text:c="12"/>O CPF do doador é obrigatório.</text:span></text:p>
      <text:p text:style-name="P5"><text:span text:style-name="Fonte_20_parág._20_padrão"><text:s text:c="10"/>&lt;/mat-error&gt;</text:span></text:p>
      <text:p text:style-name="P5"><text:span text:style-name="Fonte_20_parág._20_padrão"><text:s text:c="8"/>&lt;/p&gt;</text:span></text:p>
      <text:p text:style-name="P5"><text:span text:style-name="Fonte_20_parág._20_padrão"><text:s text:c="6"/>&lt;/section&gt;</text:span></text:p>
      <text:p text:style-name="P5"><text:span text:style-name="Fonte_20_parág._20_padrão"/></text:p>
      <text:p text:style-name="P5"><text:span text:style-name="Fonte_20_parág._20_padrão"><text:s text:c="6"/>&lt;section&gt;</text:span></text:p>
      <text:p text:style-name="P5"><text:span text:style-name="Fonte_20_parág._20_padrão"><text:s text:c="8"/>&lt;mat-form-field&gt;</text:span></text:p>
      <text:p text:style-name="P5"><text:span text:style-name="Fonte_20_parág._20_padrão"><text:s text:c="10"/>&lt;mat-label&gt;Contato&lt;/mat-label&gt;</text:span></text:p>
      <text:p text:style-name="P5"><text:span text:style-name="Fonte_20_parág._20_padrão"><text:s text:c="10"/>&lt;input matInput type="text" [(ngModel)]="contato" name="contato" required minlength="2" maxlength="255" #textoInput="ngModel"&gt;</text:span></text:p>
      <text:p text:style-name="P5"><text:span text:style-name="Fonte_20_parág._20_padrão"><text:s text:c="8"/>&lt;/mat-form-field&gt;</text:span></text:p>
      <text:p text:style-name="P5"><text:span text:style-name="Fonte_20_parág._20_padrão"><text:s text:c="8"/>&lt;p&gt;</text:span></text:p>
      <text:p text:style-name="P5"><text:span text:style-name="Fonte_20_parág._20_padrão"><text:s text:c="10"/>&lt;mat-error *ngIf="textoInput.invalid &amp;&amp; (textoInput.dirty || textoInput.touched)"&gt;</text:span></text:p>
      <text:p text:style-name="P5"><text:span text:style-name="Fonte_20_parág._20_padrão"><text:s text:c="12"/>O contato do doador é obrigatório.</text:span></text:p>
      <text:p text:style-name="P5"><text:span text:style-name="Fonte_20_parág._20_padrão"><text:s text:c="10"/>&lt;/mat-error&gt;</text:span></text:p>
      <text:p text:style-name="P5"><text:span text:style-name="Fonte_20_parág._20_padrão"><text:s text:c="8"/>&lt;/p&gt;</text:span></text:p>
      <text:p text:style-name="P5"><text:span text:style-name="Fonte_20_parág._20_padrão"><text:s text:c="6"/>&lt;/section&gt;</text:span></text:p>
      <text:p text:style-name="P5"><text:span text:style-name="Fonte_20_parág._20_padrão"/></text:p>
      <text:p text:style-name="P5"><text:span text:style-name="Fonte_20_parág._20_padrão"><text:s text:c="6"/>&lt;section&gt;</text:span></text:p>
      <text:p text:style-name="P5"><text:span text:style-name="Fonte_20_parág._20_padrão"><text:s text:c="8"/>&lt;div&gt;</text:span></text:p>
      <text:p text:style-name="P5"><text:span text:style-name="Fonte_20_parág._20_padrão"><text:s text:c="10"/>&lt;p&gt;Tipo Sanguíneo:&lt;/p&gt;</text:span></text:p>
      <text:p text:style-name="P5"><text:span text:style-name="Fonte_20_parág._20_padrão"><text:s text:c="10"/>&lt;mat-radio-group [(ngModel)]="tipoSanguineo" name="tipoSanguineo"&gt;</text:span></text:p>
      <text:p text:style-name="P5"><text:span text:style-name="Fonte_20_parág._20_padrão"><text:s text:c="12"/>&lt;mat-radio-button type="radio" value="A"&gt;A&lt;/mat-radio-button&gt;</text:span></text:p>
      <text:p text:style-name="P5"><text:span text:style-name="Fonte_20_parág._20_padrão"><text:s text:c="12"/>&lt;mat-radio-button type="radio" value="B"&gt;B&lt;/mat-radio-button&gt;</text:span></text:p>
      <text:p text:style-name="P5"><text:span text:style-name="Fonte_20_parág._20_padrão"><text:s text:c="12"/>&lt;mat-radio-button type="radio" value="AB"&gt;AB&lt;/mat-radio-button&gt;</text:span></text:p>
      <text:p text:style-name="P5"><text:span text:style-name="Fonte_20_parág._20_padrão"><text:s text:c="12"/>&lt;mat-radio-button type="radio" value="O"&gt;O&lt;/mat-radio-button&gt;</text:span></text:p>
      <text:p text:style-name="P5"><text:span text:style-name="Fonte_20_parág._20_padrão"><text:s text:c="10"/>&lt;/mat-radio-group&gt;</text:span></text:p>
      <text:p text:style-name="P5"><text:span text:style-name="Fonte_20_parág._20_padrão"><text:s text:c="8"/>&lt;/div&gt;</text:span></text:p>
      <text:p text:style-name="P5"><text:span text:style-name="Fonte_20_parág._20_padrão"><text:s text:c="8"/>&lt;section&gt;</text:span></text:p>
      <text:p text:style-name="P5"><text:span text:style-name="Fonte_20_parág._20_padrão"><text:s text:c="10"/>&lt;mat-error *ngIf="form.submitted &amp;&amp; !tipoSanguineo"&gt;</text:span></text:p>
      <text:p text:style-name="P5"><text:span text:style-name="Fonte_20_parág._20_padrão"><text:s text:c="12"/>Você deve escolher um tipo sanguíneo para o doador.</text:span></text:p>
      <text:p text:style-name="P5"><text:span text:style-name="Fonte_20_parág._20_padrão"><text:s text:c="10"/>&lt;/mat-error&gt;</text:span></text:p>
      <text:p text:style-name="P5"><text:span text:style-name="Fonte_20_parág._20_padrão"><text:s text:c="8"/>&lt;/section&gt;</text:span></text:p>
      <text:p text:style-name="P5"><text:span text:style-name="Fonte_20_parág._20_padrão"><text:s text:c="6"/>&lt;/section&gt;</text:span></text:p>
      <text:p text:style-name="P5"><text:span text:style-name="Fonte_20_parág._20_padrão"/></text:p>
      <text:p text:style-name="P5"><text:span text:style-name="Fonte_20_parág._20_padrão"><text:s text:c="6"/>&lt;section&gt;</text:span></text:p>
      <text:p text:style-name="P5"><text:span text:style-name="Fonte_20_parág._20_padrão"><text:s text:c="8"/>&lt;div&gt;</text:span></text:p>
      <text:p text:style-name="P5"><text:span text:style-name="Fonte_20_parág._20_padrão"><text:s text:c="10"/>&lt;p&gt;RH:&lt;/p&gt;</text:span></text:p>
      <text:p text:style-name="P5"><text:span text:style-name="Fonte_20_parág._20_padrão"><text:s text:c="10"/>&lt;mat-radio-group [(ngModel)]="rh" name="rh"&gt;</text:span></text:p>
      <text:p text:style-name="P5"><text:span text:style-name="Fonte_20_parág._20_padrão"><text:s text:c="12"/>&lt;mat-radio-button type="radio" value="positivo"&gt;+&lt;/mat-radio-button&gt;</text:span></text:p>
      <text:p text:style-name="P5"><text:span text:style-name="Fonte_20_parág._20_padrão"><text:s text:c="12"/>&lt;mat-radio-button type="radio" value="negativo"&gt;-&lt;/mat-radio-button&gt;</text:span></text:p>
      <text:p text:style-name="P5"><text:span text:style-name="Fonte_20_parág._20_padrão"><text:s text:c="10"/>&lt;/mat-radio-group&gt;</text:span></text:p>
      <text:p text:style-name="P5"><text:span text:style-name="Fonte_20_parág._20_padrão"><text:s text:c="8"/>&lt;/div&gt;</text:span></text:p>
      <text:p text:style-name="P5"><text:span text:style-name="Fonte_20_parág._20_padrão"><text:s text:c="8"/>&lt;section&gt;</text:span></text:p>
      <text:p text:style-name="P5"><text:span text:style-name="Fonte_20_parág._20_padrão"><text:s text:c="10"/>&lt;mat-error *ngIf="form.submitted &amp;&amp; !rh"&gt;</text:span></text:p>
      <text:p text:style-name="P5"><text:span text:style-name="Fonte_20_parág._20_padrão"><text:s text:c="12"/>Você deve escolher um valor de rh para o doador.</text:span></text:p>
      <text:p text:style-name="P5"><text:span text:style-name="Fonte_20_parág._20_padrão"><text:s text:c="10"/>&lt;/mat-error&gt;</text:span></text:p>
      <text:p text:style-name="P5"><text:span text:style-name="Fonte_20_parág._20_padrão"><text:s text:c="8"/>&lt;/section&gt;</text:span></text:p>
      <text:p text:style-name="P5"><text:span text:style-name="Fonte_20_parág._20_padrão"><text:s text:c="6"/>&lt;/section&gt;</text:span></text:p>
      <text:p text:style-name="P5"><text:span text:style-name="Fonte_20_parág._20_padrão"/></text:p>
      <text:p text:style-name="P5"><text:soft-page-break/><text:span text:style-name="Fonte_20_parág._20_padrão"/></text:p>
      <text:p text:style-name="P5"><text:span text:style-name="Fonte_20_parág._20_padrão"><text:s text:c="6"/>&lt;section *ngIf="form.valid"&gt;</text:span></text:p>
      <text:p text:style-name="P5"><text:span text:style-name="Fonte_20_parág._20_padrão"><text:s text:c="8"/>&lt;br&gt;</text:span></text:p>
      <text:p text:style-name="P5"><text:span text:style-name="Fonte_20_parág._20_padrão"><text:s text:c="8"/>&lt;button class="botao" mat-raised-button type="submit"&gt;Cadastrar&lt;/button&gt;</text:span></text:p>
      <text:p text:style-name="P5"><text:span text:style-name="Fonte_20_parág._20_padrão"><text:s text:c="6"/>&lt;/section&gt;</text:span></text:p>
      <text:p text:style-name="P5"><text:span text:style-name="Fonte_20_parág._20_padrão"/></text:p>
      <text:p text:style-name="P5"><text:span text:style-name="Fonte_20_parág._20_padrão"><text:s text:c="4"/>&lt;/form&gt;</text:span></text:p>
      <text:p text:style-name="P5"><text:span text:style-name="Fonte_20_parág._20_padrão"/></text:p>
      <text:p text:style-name="P5"><text:span text:style-name="Fonte_20_parág._20_padrão"><text:s text:c="2"/>&lt;/mat-card-content&gt;</text:span></text:p>
      <text:p text:style-name="P5"><text:span text:style-name="Fonte_20_parág._20_padrão">&lt;/mat-card&gt;</text:span></text:p>
      <text:p text:style-name="P25"/>
      <text:p text:style-name="P23"/>
      <text:p text:style-name="P9">9) Ainda dentro do componente cadastrar, dentro de <text:span text:style-name="T2">‘cadastrar.component.ts’ </text:span>insira o seguinte código:</text:p>
      <text:p text:style-name="P8"><text:span text:style-name="Fonte_20_parág._20_padrão">import { Component, ViewChild } from '@angular/core';</text:span></text:p>
      <text:p text:style-name="P8"><text:span text:style-name="Fonte_20_parág._20_padrão">import { RouterOutlet } from '@angular/router';</text:span></text:p>
      <text:p text:style-name="P8"><text:span text:style-name="Fonte_20_parág._20_padrão">import { RouterModule } from '@angular/router';</text:span></text:p>
      <text:p text:style-name="P8"><text:span text:style-name="Fonte_20_parág._20_padrão">import { MatToolbarModule } from '@angular/material/toolbar';</text:span></text:p>
      <text:p text:style-name="P8"><text:span text:style-name="Fonte_20_parág._20_padrão">import { HttpClient, HttpClientModule } from '@angular/common/http';</text:span></text:p>
      <text:p text:style-name="P8"><text:span text:style-name="Fonte_20_parág._20_padrão">import { FormsModule, NgForm } from '@angular/forms';</text:span></text:p>
      <text:p text:style-name="P8"><text:span text:style-name="Fonte_20_parág._20_padrão">import { MatTableModule } from '@angular/material/table';</text:span></text:p>
      <text:p text:style-name="P8"><text:span text:style-name="Fonte_20_parág._20_padrão">import { MatFormField, MatLabel } from '@angular/material/form-field';</text:span></text:p>
      <text:p text:style-name="P8"><text:span text:style-name="Fonte_20_parág._20_padrão">import { MatRadioModule } from '@angular/material/radio';</text:span></text:p>
      <text:p text:style-name="P8"><text:span text:style-name="Fonte_20_parág._20_padrão">import { MatInputModule } from '@angular/material/input';</text:span></text:p>
      <text:p text:style-name="P8"><text:span text:style-name="Fonte_20_parág._20_padrão">import { MatButtonModule } from '@angular/material/button';</text:span></text:p>
      <text:p text:style-name="P8"><text:span text:style-name="Fonte_20_parág._20_padrão">import { MatCardModule } from '@angular/material/card';</text:span></text:p>
      <text:p text:style-name="P8"><text:span text:style-name="Fonte_20_parág._20_padrão">import { NgIf } from '@angular/common';</text:span></text:p>
      <text:p text:style-name="P8"><text:span text:style-name="Fonte_20_parág._20_padrão">import {MatIconModule} from '@angular/material/icon';</text:span></text:p>
      <text:p text:style-name="P8"><text:span text:style-name="Fonte_20_parág._20_padrão"/></text:p>
      <text:p text:style-name="P8"><text:span text:style-name="Fonte_20_parág._20_padrão"/></text:p>
      <text:p text:style-name="P8"><text:span text:style-name="Fonte_20_parág._20_padrão">@Component({</text:span></text:p>
      <text:p text:style-name="P8"><text:span text:style-name="Fonte_20_parág._20_padrão"><text:s text:c="2"/>selector: 'app-cadastrar',</text:span></text:p>
      <text:p text:style-name="P8"><text:span text:style-name="Fonte_20_parág._20_padrão"><text:s text:c="2"/>standalone: true,</text:span></text:p>
      <text:p text:style-name="P8"><text:span text:style-name="Fonte_20_parág._20_padrão"><text:s text:c="2"/>imports: [</text:span></text:p>
      <text:p text:style-name="P8"><text:span text:style-name="Fonte_20_parág._20_padrão"><text:s text:c="4"/>RouterOutlet,</text:span></text:p>
      <text:p text:style-name="P8"><text:span text:style-name="Fonte_20_parág._20_padrão"><text:s text:c="4"/>RouterModule,</text:span></text:p>
      <text:p text:style-name="P8"><text:span text:style-name="Fonte_20_parág._20_padrão"><text:s text:c="4"/>MatToolbarModule,</text:span></text:p>
      <text:p text:style-name="P8"><text:span text:style-name="Fonte_20_parág._20_padrão"><text:s text:c="4"/>HttpClientModule,</text:span></text:p>
      <text:p text:style-name="P8"><text:span text:style-name="Fonte_20_parág._20_padrão"><text:s text:c="4"/>FormsModule,</text:span></text:p>
      <text:p text:style-name="P8"><text:span text:style-name="Fonte_20_parág._20_padrão"><text:s text:c="4"/>MatTableModule,</text:span></text:p>
      <text:p text:style-name="P8"><text:span text:style-name="Fonte_20_parág._20_padrão"><text:s text:c="4"/>MatFormField,</text:span></text:p>
      <text:p text:style-name="P8"><text:span text:style-name="Fonte_20_parág._20_padrão"><text:s text:c="4"/>MatLabel,</text:span></text:p>
      <text:p text:style-name="P8"><text:span text:style-name="Fonte_20_parág._20_padrão"><text:s text:c="4"/>MatRadioModule,</text:span></text:p>
      <text:p text:style-name="P8"><text:span text:style-name="Fonte_20_parág._20_padrão"><text:s text:c="4"/>MatInputModule,</text:span></text:p>
      <text:p text:style-name="P8"><text:span text:style-name="Fonte_20_parág._20_padrão"><text:s text:c="4"/>MatButtonModule,</text:span></text:p>
      <text:p text:style-name="P8"><text:span text:style-name="Fonte_20_parág._20_padrão"><text:s text:c="4"/>MatCardModule,</text:span></text:p>
      <text:p text:style-name="P8"><text:span text:style-name="Fonte_20_parág._20_padrão"><text:s text:c="4"/>NgIf,</text:span></text:p>
      <text:p text:style-name="P8"><text:span text:style-name="Fonte_20_parág._20_padrão"><text:s text:c="4"/>MatIconModule</text:span></text:p>
      <text:p text:style-name="P8"><text:span text:style-name="Fonte_20_parág._20_padrão"><text:s text:c="2"/>],</text:span></text:p>
      <text:p text:style-name="P8"><text:span text:style-name="Fonte_20_parág._20_padrão"><text:s text:c="2"/>templateUrl: './cadastrar.component.html',</text:span></text:p>
      <text:p text:style-name="P8"><text:span text:style-name="Fonte_20_parág._20_padrão"><text:s text:c="2"/>styleUrl: './cadastrar.component.css',</text:span></text:p>
      <text:p text:style-name="P8"><text:soft-page-break/><text:span text:style-name="Fonte_20_parág._20_padrão">})</text:span></text:p>
      <text:p text:style-name="P8"><text:span text:style-name="Fonte_20_parág._20_padrão">export class CadastrarComponent {</text:span></text:p>
      <text:p text:style-name="P8"><text:span text:style-name="Fonte_20_parág._20_padrão"/></text:p>
      <text:p text:style-name="P8"><text:span text:style-name="Fonte_20_parág._20_padrão"/></text:p>
      <text:p text:style-name="P8"><text:span text:style-name="Fonte_20_parág._20_padrão"><text:s text:c="2"/>title = 'cadastrar';</text:span></text:p>
      <text:p text:style-name="P8"><text:span text:style-name="Fonte_20_parág._20_padrão"><text:s text:c="2"/>dadosFormulario: any[] = [];</text:span></text:p>
      <text:p text:style-name="P8"><text:span text:style-name="Fonte_20_parág._20_padrão"><text:s text:c="2"/>codigo: any;</text:span></text:p>
      <text:p text:style-name="P8"><text:span text:style-name="Fonte_20_parág._20_padrão"><text:s text:c="2"/>nome: any;</text:span></text:p>
      <text:p text:style-name="P8"><text:span text:style-name="Fonte_20_parág._20_padrão"><text:s text:c="2"/>cpf: any;</text:span></text:p>
      <text:p text:style-name="P8"><text:span text:style-name="Fonte_20_parág._20_padrão"><text:s text:c="2"/>contato: any;</text:span></text:p>
      <text:p text:style-name="P8"><text:span text:style-name="Fonte_20_parág._20_padrão"><text:s text:c="2"/>tipoSanguineo: any;</text:span></text:p>
      <text:p text:style-name="P8"><text:span text:style-name="Fonte_20_parág._20_padrão"><text:s text:c="2"/>rh: any;</text:span></text:p>
      <text:p text:style-name="P8"><text:span text:style-name="Fonte_20_parág._20_padrão"/></text:p>
      <text:p text:style-name="P8"><text:span text:style-name="Fonte_20_parág._20_padrão"><text:s text:c="2"/>constructor(private http: HttpClient) {</text:span></text:p>
      <text:p text:style-name="P8"><text:span text:style-name="Fonte_20_parág._20_padrão"/></text:p>
      <text:p text:style-name="P8"><text:span text:style-name="Fonte_20_parág._20_padrão"><text:s text:c="4"/>this.codigo = '';</text:span></text:p>
      <text:p text:style-name="P8"><text:span text:style-name="Fonte_20_parág._20_padrão"><text:s text:c="4"/>this.nome = '';</text:span></text:p>
      <text:p text:style-name="P8"><text:span text:style-name="Fonte_20_parág._20_padrão"><text:s text:c="4"/>this.cpf = '';</text:span></text:p>
      <text:p text:style-name="P8"><text:span text:style-name="Fonte_20_parág._20_padrão"><text:s text:c="4"/>this.contato = '';</text:span></text:p>
      <text:p text:style-name="P8"><text:span text:style-name="Fonte_20_parág._20_padrão"><text:s text:c="4"/>this.tipoSanguineo = 'O';</text:span></text:p>
      <text:p text:style-name="P8"><text:span text:style-name="Fonte_20_parág._20_padrão"><text:s text:c="4"/>this.rh = 'positivo'</text:span></text:p>
      <text:p text:style-name="P8"><text:span text:style-name="Fonte_20_parág._20_padrão">}</text:span></text:p>
      <text:p text:style-name="P8"><text:span text:style-name="Fonte_20_parág._20_padrão"/></text:p>
      <text:p text:style-name="P8"><text:span text:style-name="Fonte_20_parág._20_padrão"><text:s text:c="2"/>submitForm(form: NgForm) {</text:span></text:p>
      <text:p text:style-name="P8"><text:span text:style-name="Fonte_20_parág._20_padrão"/></text:p>
      <text:p text:style-name="P8"><text:span text:style-name="Fonte_20_parág._20_padrão"><text:s text:c="4"/>const formData = {</text:span></text:p>
      <text:p text:style-name="P8"><text:span text:style-name="Fonte_20_parág._20_padrão"><text:s text:c="6"/>codigo: this.codigo,</text:span></text:p>
      <text:p text:style-name="P8"><text:span text:style-name="Fonte_20_parág._20_padrão"><text:s text:c="6"/>nome: this.nome,</text:span></text:p>
      <text:p text:style-name="P8"><text:span text:style-name="Fonte_20_parág._20_padrão"><text:s text:c="6"/>cpf: this.cpf,</text:span></text:p>
      <text:p text:style-name="P8"><text:span text:style-name="Fonte_20_parág._20_padrão"><text:s text:c="6"/>contato: this.contato,</text:span></text:p>
      <text:p text:style-name="P8"><text:span text:style-name="Fonte_20_parág._20_padrão"><text:s text:c="6"/>tipoSanguineo: form.controls['tipoSanguineo'].getRawValue(),</text:span></text:p>
      <text:p text:style-name="P8"><text:span text:style-name="Fonte_20_parág._20_padrão"><text:s text:c="6"/>rh: this.rh,</text:span></text:p>
      <text:p text:style-name="P8"><text:span text:style-name="Fonte_20_parág._20_padrão"><text:s text:c="4"/>};</text:span></text:p>
      <text:p text:style-name="P8"><text:span text:style-name="Fonte_20_parág._20_padrão"><text:s text:c="4"/>console.log(formData)</text:span></text:p>
      <text:p text:style-name="P8"><text:span text:style-name="Fonte_20_parág._20_padrão"><text:s text:c="4"/>this.http</text:span></text:p>
      <text:p text:style-name="P8"><text:span text:style-name="Fonte_20_parág._20_padrão"><text:s text:c="6"/>.post&lt;any&gt;('http://localhost:3000/api/doador', formData).subscribe(()=&gt;{</text:span></text:p>
      <text:p text:style-name="P8"><text:span text:style-name="Fonte_20_parág._20_padrão"><text:s text:c="7"/>this.getForms()</text:span></text:p>
      <text:p text:style-name="P8"><text:span text:style-name="Fonte_20_parág._20_padrão"><text:s text:c="3"/>})</text:span></text:p>
      <text:p text:style-name="P8"><text:span text:style-name="Fonte_20_parág._20_padrão"/></text:p>
      <text:p text:style-name="P8"><text:span text:style-name="Fonte_20_parág._20_padrão"/></text:p>
      <text:p text:style-name="P8"><text:span text:style-name="Fonte_20_parág._20_padrão"><text:s text:c="4"/>form.resetForm();</text:span></text:p>
      <text:p text:style-name="P8"><text:span text:style-name="Fonte_20_parág._20_padrão"/></text:p>
      <text:p text:style-name="P8"><text:span text:style-name="Fonte_20_parág._20_padrão"><text:s text:c="4"/>form.controls['tipoSanguineo'].setValue('B');</text:span></text:p>
      <text:p text:style-name="P8"><text:span text:style-name="Fonte_20_parág._20_padrão"><text:s text:c="4"/>form.controls['rh'].setValue('positivo')</text:span></text:p>
      <text:p text:style-name="P8"><text:span text:style-name="Fonte_20_parág._20_padrão"><text:s text:c="2"/>}</text:span></text:p>
      <text:p text:style-name="P8"><text:span text:style-name="Fonte_20_parág._20_padrão"/></text:p>
      <text:p text:style-name="P8"><text:span text:style-name="Fonte_20_parág._20_padrão"><text:s text:c="2"/>displayedColumns: string[] = ['codigo', 'nome', 'cpf', 'contato', 'tipoSanguineo', 'rh'];</text:span></text:p>
      <text:p text:style-name="P8"><text:span text:style-name="Fonte_20_parág._20_padrão"/></text:p>
      <text:p text:style-name="P8"><text:span text:style-name="Fonte_20_parág._20_padrão">getForms(){</text:span></text:p>
      <text:p text:style-name="P8"><text:span text:style-name="Fonte_20_parág._20_padrão"><text:s/>this.dadosFormulario = [];</text:span></text:p>
      <text:p text:style-name="P8"><text:span text:style-name="Fonte_20_parág._20_padrão"><text:s/>this.http.get&lt;any&gt;('http://localhost:3000/api/doador').subscribe( formData =&gt; {</text:span></text:p>
      <text:p text:style-name="P8"><text:soft-page-break/><text:span text:style-name="Fonte_20_parág._20_padrão"><text:s/>for (let index = 0; index &lt; formData.length; index++) {</text:span></text:p>
      <text:p text:style-name="P8"><text:span text:style-name="Fonte_20_parág._20_padrão"><text:s text:c="5"/>this.dadosFormulario.push(formData[index]);</text:span></text:p>
      <text:p text:style-name="P8"><text:span text:style-name="Fonte_20_parág._20_padrão"/></text:p>
      <text:p text:style-name="P8"><text:span text:style-name="Fonte_20_parág._20_padrão"><text:s/>}</text:span></text:p>
      <text:p text:style-name="P8"><text:span text:style-name="Fonte_20_parág._20_padrão"><text:s/>this.atualizaDadosDaTabela();</text:span></text:p>
      <text:p text:style-name="P8"><text:span text:style-name="Fonte_20_parág._20_padrão"><text:s/>})</text:span></text:p>
      <text:p text:style-name="P8"><text:span text:style-name="Fonte_20_parág._20_padrão"><text:s/>}</text:span></text:p>
      <text:p text:style-name="P8"><text:span text:style-name="Fonte_20_parág._20_padrão"/></text:p>
      <text:p text:style-name="P8"><text:span text:style-name="Fonte_20_parág._20_padrão"><text:s text:c="2"/>atualizaDadosDaTabela() {</text:span></text:p>
      <text:p text:style-name="P8"><text:span text:style-name="Fonte_20_parág._20_padrão"><text:s text:c="5"/>this.dadosFormulario = [...this.dadosFormulario];</text:span></text:p>
      <text:p text:style-name="P8"><text:span text:style-name="Fonte_20_parág._20_padrão"><text:s text:c="2"/>}</text:span></text:p>
      <text:p text:style-name="P8"><text:span text:style-name="Fonte_20_parág._20_padrão">}</text:span></text:p>
      <text:p text:style-name="P23"/>
      <text:p text:style-name="P9">10) No arquivo <text:span text:style-name="T2">‘cadastrar.component.css’</text:span> insira o código:</text:p>
      <text:p text:style-name="P9"/>
      <text:p text:style-name="P5"><text:span text:style-name="Fonte_20_parág._20_padrão">.barra {</text:span></text:p>
      <text:p text:style-name="P5"><text:span text:style-name="Fonte_20_parág._20_padrão"><text:s text:c="2"/>background-color: white;</text:span></text:p>
      <text:p text:style-name="P5"><text:span text:style-name="Fonte_20_parág._20_padrão">}</text:span></text:p>
      <text:p text:style-name="P5"><text:span text:style-name="Fonte_20_parág._20_padrão">.botao{</text:span></text:p>
      <text:p text:style-name="P5"><text:span text:style-name="Fonte_20_parág._20_padrão"><text:s text:c="2"/>align-items: center;</text:span></text:p>
      <text:p text:style-name="P5"><text:span text:style-name="Fonte_20_parág._20_padrão"><text:s text:c="2"/>justify-content: center;</text:span></text:p>
      <text:p text:style-name="P5"><text:span text:style-name="Fonte_20_parág._20_padrão"><text:s text:c="2"/>display: flex;</text:span></text:p>
      <text:p text:style-name="P5"><text:span text:style-name="Fonte_20_parág._20_padrão">}</text:span></text:p>
      <text:p text:style-name="P5"><text:span text:style-name="Fonte_20_parág._20_padrão">.texto-barra {</text:span></text:p>
      <text:p text:style-name="P5"><text:span text:style-name="Fonte_20_parág._20_padrão"><text:s text:c="2"/>color: FireBrick;</text:span></text:p>
      <text:p text:style-name="P5"><text:span text:style-name="Fonte_20_parág._20_padrão"><text:s text:c="2"/>justify-content: center;</text:span></text:p>
      <text:p text:style-name="P5"><text:span text:style-name="Fonte_20_parág._20_padrão">}</text:span></text:p>
      <text:p text:style-name="P5"><text:span text:style-name="Fonte_20_parág._20_padrão">.formulario {</text:span></text:p>
      <text:p text:style-name="P5"><text:span text:style-name="Fonte_20_parág._20_padrão"><text:s text:c="2"/>min-width: 150px;</text:span></text:p>
      <text:p text:style-name="P5"><text:span text:style-name="Fonte_20_parág._20_padrão"><text:s text:c="2"/>max-width: 500px;</text:span></text:p>
      <text:p text:style-name="P5"><text:span text:style-name="Fonte_20_parág._20_padrão"><text:s text:c="2"/>width: 100%;</text:span></text:p>
      <text:p text:style-name="P5"><text:span text:style-name="Fonte_20_parág._20_padrão">}</text:span></text:p>
      <text:p text:style-name="P5"><text:span text:style-name="Fonte_20_parág._20_padrão">.card1 {</text:span></text:p>
      <text:p text:style-name="P5"><text:span text:style-name="Fonte_20_parág._20_padrão"><text:s text:c="2"/>background-color: white;</text:span></text:p>
      <text:p text:style-name="P5"><text:span text:style-name="Fonte_20_parág._20_padrão"><text:s text:c="2"/>display: flex;</text:span></text:p>
      <text:p text:style-name="P5"><text:span text:style-name="Fonte_20_parág._20_padrão"><text:s text:c="2"/>justify-content: center;</text:span></text:p>
      <text:p text:style-name="P5"><text:span text:style-name="Fonte_20_parág._20_padrão"><text:s text:c="2"/>align-items: center;</text:span></text:p>
      <text:p text:style-name="P5"><text:span text:style-name="Fonte_20_parág._20_padrão"><text:s text:c="2"/>margin: auto;</text:span></text:p>
      <text:p text:style-name="P5"><text:span text:style-name="Fonte_20_parág._20_padrão"><text:s text:c="2"/>margin-left: 35%;</text:span></text:p>
      <text:p text:style-name="P5"><text:span text:style-name="Fonte_20_parág._20_padrão"><text:s text:c="2"/>margin-right: 35%;</text:span></text:p>
      <text:p text:style-name="P5"><text:span text:style-name="Fonte_20_parág._20_padrão">}</text:span></text:p>
      <text:p text:style-name="P23"/>
      <text:p text:style-name="P23"/>
      <text:p text:style-name="P11">11) Dentro do componente cadastrar crie o arquivo <text:span text:style-name="T2">‘cadastrar.routing.module.ts’</text:span> e insira o código:</text:p>
      <text:p text:style-name="P11"/>
      <text:p text:style-name="P5"><text:span text:style-name="Fonte_20_parág._20_padrão">import { NgModule } from '@angular/core';</text:span></text:p>
      <text:p text:style-name="P5"><text:span text:style-name="Fonte_20_parág._20_padrão">import { RouterModule, Routes } from '@angular/router';</text:span></text:p>
      <text:p text:style-name="P5"><text:span text:style-name="Fonte_20_parág._20_padrão">import { CadastrarComponent } from './cadastrar.component';</text:span></text:p>
      <text:p text:style-name="P5"><text:span text:style-name="Fonte_20_parág._20_padrão"/></text:p>
      <text:p text:style-name="P5"><text:span text:style-name="Fonte_20_parág._20_padrão">const routes: Routes = [</text:span></text:p>
      <text:p text:style-name="P5"><text:soft-page-break/><text:span text:style-name="Fonte_20_parág._20_padrão"><text:s text:c="2"/>{ path: 'cadastrar', component: CadastrarComponent }</text:span></text:p>
      <text:p text:style-name="P5"><text:span text:style-name="Fonte_20_parág._20_padrão">];</text:span></text:p>
      <text:p text:style-name="P5"><text:span text:style-name="Fonte_20_parág._20_padrão"/></text:p>
      <text:p text:style-name="P5"><text:span text:style-name="Fonte_20_parág._20_padrão">@NgModule({</text:span></text:p>
      <text:p text:style-name="P5"><text:span text:style-name="Fonte_20_parág._20_padrão"><text:s text:c="2"/>imports: [RouterModule.forChild(routes)],</text:span></text:p>
      <text:p text:style-name="P5"><text:span text:style-name="Fonte_20_parág._20_padrão"><text:s text:c="2"/>exports: [RouterModule]</text:span></text:p>
      <text:p text:style-name="P5"><text:span text:style-name="Fonte_20_parág._20_padrão">})</text:span></text:p>
      <text:p text:style-name="P5"><text:span text:style-name="Fonte_20_parág._20_padrão">export class CadastrarRoutingModule { }</text:span></text:p>
      <text:p text:style-name="P23"/>
      <text:p text:style-name="P11">12) Agora dentro do componente buscar, no arquivo <text:span text:style-name="T2">‘buscar.component.html’ </text:span>insira o seguinte código:</text:p>
      <text:p text:style-name="P5"><text:span text:style-name="Fonte_20_parág._20_padrão">&lt;br&gt;</text:span></text:p>
      <text:p text:style-name="P5"><text:span text:style-name="Fonte_20_parág._20_padrão">&lt;br&gt;</text:span></text:p>
      <text:p text:style-name="P5"><text:span text:style-name="Fonte_20_parág._20_padrão">&lt;br&gt;</text:span></text:p>
      <text:p text:style-name="P5"><text:span text:style-name="Fonte_20_parág._20_padrão"/></text:p>
      <text:p text:style-name="P5"><text:span text:style-name="Fonte_20_parág._20_padrão">&lt;mat-card class="card1"&gt;</text:span></text:p>
      <text:p text:style-name="P5"><text:span text:style-name="Fonte_20_parág._20_padrão"><text:s text:c="2"/>&lt;mat-card-content&gt;</text:span></text:p>
      <text:p text:style-name="P5"><text:span text:style-name="Fonte_20_parág._20_padrão"><text:s text:c="4"/>&lt;mat-toolbar class="barra"&gt;</text:span></text:p>
      <text:p text:style-name="P5"><text:span text:style-name="Fonte_20_parág._20_padrão"><text:s text:c="6"/>&lt;span class="texto-barra"&gt;</text:span></text:p>
      <text:p text:style-name="P5"><text:span text:style-name="Fonte_20_parág._20_padrão"><text:s text:c="4"/>BUSCA DE DOADOR</text:span></text:p>
      <text:p text:style-name="P5"><text:span text:style-name="Fonte_20_parág._20_padrão"><text:s text:c="4"/>&lt;/span&gt;</text:span></text:p>
      <text:p text:style-name="P5"><text:span text:style-name="Fonte_20_parág._20_padrão"><text:s text:c="4"/>&lt;/mat-toolbar&gt;</text:span></text:p>
      <text:p text:style-name="P5"><text:span text:style-name="Fonte_20_parág._20_padrão"/></text:p>
      <text:p text:style-name="P5"><text:span text:style-name="Fonte_20_parág._20_padrão"><text:s text:c="4"/>&lt;br&gt;</text:span></text:p>
      <text:p text:style-name="P5"><text:span text:style-name="Fonte_20_parág._20_padrão"/></text:p>
      <text:p text:style-name="P5"><text:span text:style-name="Fonte_20_parág._20_padrão"><text:s text:c="4"/>&lt;form class="formulario" (ngSubmit)="getForms(form)" #form="ngForm" novalidate&gt;</text:span></text:p>
      <text:p text:style-name="P5"><text:span text:style-name="Fonte_20_parág._20_padrão"/></text:p>
      <text:p text:style-name="P5"><text:span text:style-name="Fonte_20_parág._20_padrão"/></text:p>
      <text:p text:style-name="P5"><text:span text:style-name="Fonte_20_parág._20_padrão"><text:s text:c="6"/>&lt;section&gt;</text:span></text:p>
      <text:p text:style-name="P5"><text:span text:style-name="Fonte_20_parág._20_padrão"><text:s text:c="8"/>&lt;mat-form-field&gt;</text:span></text:p>
      <text:p text:style-name="P5"><text:span text:style-name="Fonte_20_parág._20_padrão"><text:s text:c="10"/>&lt;mat-label&gt;Código&lt;/mat-label&gt;</text:span></text:p>
      <text:p text:style-name="P5"><text:span text:style-name="Fonte_20_parág._20_padrão"><text:s text:c="10"/>&lt;input matInput type="text" [(ngModel)]="codigo" name="codigo" required minlength="2" maxlength="255" #textoInput="ngModel"&gt;</text:span></text:p>
      <text:p text:style-name="P5"><text:span text:style-name="Fonte_20_parág._20_padrão"><text:s text:c="8"/>&lt;/mat-form-field&gt;</text:span></text:p>
      <text:p text:style-name="P5"><text:span text:style-name="Fonte_20_parág._20_padrão"><text:s text:c="8"/>&lt;p&gt;</text:span></text:p>
      <text:p text:style-name="P5"><text:span text:style-name="Fonte_20_parág._20_padrão"><text:s text:c="10"/>&lt;mat-error *ngIf="textoInput.invalid &amp;&amp; (textoInput.dirty || textoInput.touched)"&gt;</text:span></text:p>
      <text:p text:style-name="P5"><text:span text:style-name="Fonte_20_parág._20_padrão"><text:s text:c="12"/>O código do doador é obrigatório para a busca.</text:span></text:p>
      <text:p text:style-name="P5"><text:span text:style-name="Fonte_20_parág._20_padrão"><text:s text:c="10"/>&lt;/mat-error&gt;</text:span></text:p>
      <text:p text:style-name="P5"><text:span text:style-name="Fonte_20_parág._20_padrão"><text:s text:c="8"/>&lt;/p&gt;</text:span></text:p>
      <text:p text:style-name="P5"><text:span text:style-name="Fonte_20_parág._20_padrão"><text:s text:c="6"/>&lt;/section&gt;</text:span></text:p>
      <text:p text:style-name="P5"><text:span text:style-name="Fonte_20_parág._20_padrão"/></text:p>
      <text:p text:style-name="P5"><text:span text:style-name="Fonte_20_parág._20_padrão"><text:s text:c="6"/>&lt;section&gt;</text:span></text:p>
      <text:p text:style-name="P5"><text:span text:style-name="Fonte_20_parág._20_padrão"><text:s text:c="8"/>&lt;mat-form-field&gt;</text:span></text:p>
      <text:p text:style-name="P5"><text:span text:style-name="Fonte_20_parág._20_padrão"><text:s text:c="10"/>&lt;mat-label&gt;Nome&lt;/mat-label&gt;</text:span></text:p>
      <text:p text:style-name="P5"><text:span text:style-name="Fonte_20_parág._20_padrão"><text:s text:c="10"/>&lt;input matInput type="text" [(ngModel)]="nome" name="nome" required minlength="2" maxlength="255" #textoInput="ngModel"&gt;</text:span></text:p>
      <text:p text:style-name="P5"><text:span text:style-name="Fonte_20_parág._20_padrão"><text:s text:c="8"/>&lt;/mat-form-field&gt;</text:span></text:p>
      <text:p text:style-name="P5"><text:span text:style-name="Fonte_20_parág._20_padrão"><text:s text:c="8"/>&lt;p&gt;</text:span></text:p>
      <text:p text:style-name="P5"><text:span text:style-name="Fonte_20_parág._20_padrão"><text:s text:c="10"/>&lt;mat-error *ngIf="textoInput.invalid &amp;&amp; (textoInput.dirty || textoInput.touched)"&gt;</text:span></text:p>
      <text:p text:style-name="P5"><text:span text:style-name="Fonte_20_parág._20_padrão"><text:s text:c="12"/>O nome do doador é obrigatório para a busca.</text:span></text:p>
      <text:p text:style-name="P5"><text:span text:style-name="Fonte_20_parág._20_padrão"><text:s text:c="10"/>&lt;/mat-error&gt;</text:span></text:p>
      <text:p text:style-name="P5"><text:soft-page-break/><text:span text:style-name="Fonte_20_parág._20_padrão"><text:s text:c="8"/>&lt;/p&gt;</text:span></text:p>
      <text:p text:style-name="P5"><text:span text:style-name="Fonte_20_parág._20_padrão"><text:s text:c="6"/>&lt;/section&gt;</text:span></text:p>
      <text:p text:style-name="P5"><text:span text:style-name="Fonte_20_parág._20_padrão"/></text:p>
      <text:p text:style-name="P5"><text:span text:style-name="Fonte_20_parág._20_padrão"/></text:p>
      <text:p text:style-name="P5"><text:span text:style-name="Fonte_20_parág._20_padrão"><text:s text:c="6"/>&lt;section&gt;</text:span></text:p>
      <text:p text:style-name="P5"><text:span text:style-name="Fonte_20_parág._20_padrão"><text:s text:c="8"/>&lt;mat-form-field&gt;</text:span></text:p>
      <text:p text:style-name="P5"><text:span text:style-name="Fonte_20_parág._20_padrão"><text:s text:c="10"/>&lt;mat-label&gt;CPF&lt;/mat-label&gt;</text:span></text:p>
      <text:p text:style-name="P5"><text:span text:style-name="Fonte_20_parág._20_padrão"><text:s text:c="10"/>&lt;input matInput type="text" [(ngModel)]="cpf" name="cpf" required minlength="2" maxlength="255" #textoInput="ngModel"&gt;</text:span></text:p>
      <text:p text:style-name="P5"><text:span text:style-name="Fonte_20_parág._20_padrão"><text:s text:c="8"/>&lt;/mat-form-field&gt;</text:span></text:p>
      <text:p text:style-name="P5"><text:span text:style-name="Fonte_20_parág._20_padrão"><text:s text:c="8"/>&lt;p&gt;</text:span></text:p>
      <text:p text:style-name="P5"><text:span text:style-name="Fonte_20_parág._20_padrão"><text:s text:c="10"/>&lt;mat-error *ngIf="textoInput.invalid &amp;&amp; (textoInput.dirty || textoInput.touched)"&gt;</text:span></text:p>
      <text:p text:style-name="P5"><text:span text:style-name="Fonte_20_parág._20_padrão"><text:s text:c="12"/>O CPF do doador é obrigatório para a busca.</text:span></text:p>
      <text:p text:style-name="P5"><text:span text:style-name="Fonte_20_parág._20_padrão"><text:s text:c="10"/>&lt;/mat-error&gt;</text:span></text:p>
      <text:p text:style-name="P5"><text:span text:style-name="Fonte_20_parág._20_padrão"><text:s text:c="8"/>&lt;/p&gt;</text:span></text:p>
      <text:p text:style-name="P5"><text:span text:style-name="Fonte_20_parág._20_padrão"><text:s text:c="6"/>&lt;/section&gt;</text:span></text:p>
      <text:p text:style-name="P5"><text:span text:style-name="Fonte_20_parág._20_padrão"/></text:p>
      <text:p text:style-name="P5"><text:span text:style-name="Fonte_20_parág._20_padrão"><text:s text:c="6"/>&lt;section&gt;</text:span></text:p>
      <text:p text:style-name="P5"><text:span text:style-name="Fonte_20_parág._20_padrão"><text:s text:c="8"/>&lt;mat-form-field&gt;</text:span></text:p>
      <text:p text:style-name="P5"><text:span text:style-name="Fonte_20_parág._20_padrão"><text:s text:c="10"/>&lt;mat-label&gt;Contato&lt;/mat-label&gt;</text:span></text:p>
      <text:p text:style-name="P5"><text:span text:style-name="Fonte_20_parág._20_padrão"><text:s text:c="10"/>&lt;input matInput type="text" [(ngModel)]="contato" name="contato" required minlength="2" maxlength="255" #textoInput="ngModel"&gt;</text:span></text:p>
      <text:p text:style-name="P5"><text:span text:style-name="Fonte_20_parág._20_padrão"><text:s text:c="8"/>&lt;/mat-form-field&gt;</text:span></text:p>
      <text:p text:style-name="P5"><text:span text:style-name="Fonte_20_parág._20_padrão"><text:s text:c="8"/>&lt;p&gt;</text:span></text:p>
      <text:p text:style-name="P5"><text:span text:style-name="Fonte_20_parág._20_padrão"><text:s text:c="10"/>&lt;mat-error *ngIf="textoInput.invalid &amp;&amp; (textoInput.dirty || textoInput.touched)"&gt;</text:span></text:p>
      <text:p text:style-name="P5"><text:span text:style-name="Fonte_20_parág._20_padrão"><text:s text:c="12"/>O contato do doador é obrigatório para a busca.</text:span></text:p>
      <text:p text:style-name="P5"><text:span text:style-name="Fonte_20_parág._20_padrão"><text:s text:c="10"/>&lt;/mat-error&gt;</text:span></text:p>
      <text:p text:style-name="P5"><text:span text:style-name="Fonte_20_parág._20_padrão"><text:s text:c="8"/>&lt;/p&gt;</text:span></text:p>
      <text:p text:style-name="P5"><text:span text:style-name="Fonte_20_parág._20_padrão"><text:s text:c="6"/>&lt;/section&gt;</text:span></text:p>
      <text:p text:style-name="P5"><text:span text:style-name="Fonte_20_parág._20_padrão"/></text:p>
      <text:p text:style-name="P5"><text:span text:style-name="Fonte_20_parág._20_padrão"><text:s text:c="6"/>&lt;section&gt;</text:span></text:p>
      <text:p text:style-name="P5"><text:span text:style-name="Fonte_20_parág._20_padrão"><text:s text:c="8"/>&lt;div&gt;</text:span></text:p>
      <text:p text:style-name="P5"><text:span text:style-name="Fonte_20_parág._20_padrão"><text:s text:c="10"/>&lt;p&gt;Tipo Sanguíneo:&lt;/p&gt;</text:span></text:p>
      <text:p text:style-name="P5"><text:span text:style-name="Fonte_20_parág._20_padrão"><text:s text:c="10"/>&lt;mat-radio-group [(ngModel)]="tipoSanguineo" name="tipoSanguineo"&gt;</text:span></text:p>
      <text:p text:style-name="P5"><text:span text:style-name="Fonte_20_parág._20_padrão"><text:s text:c="12"/>&lt;mat-radio-button type="radio" value="A"&gt;A&lt;/mat-radio-button&gt;</text:span></text:p>
      <text:p text:style-name="P5"><text:span text:style-name="Fonte_20_parág._20_padrão"><text:s text:c="12"/>&lt;mat-radio-button type="radio" value="B"&gt;B&lt;/mat-radio-button&gt;</text:span></text:p>
      <text:p text:style-name="P5"><text:span text:style-name="Fonte_20_parág._20_padrão"><text:s text:c="12"/>&lt;mat-radio-button type="radio" value="AB"&gt;AB&lt;/mat-radio-button&gt;</text:span></text:p>
      <text:p text:style-name="P5"><text:span text:style-name="Fonte_20_parág._20_padrão"><text:s text:c="12"/>&lt;mat-radio-button type="radio" value="O"&gt;O&lt;/mat-radio-button&gt;</text:span></text:p>
      <text:p text:style-name="P5"><text:span text:style-name="Fonte_20_parág._20_padrão"><text:s text:c="12"/>&lt;mat-radio-button type="radio" value="TODOS"&gt;TODOS&lt;/mat-radio-button&gt;</text:span></text:p>
      <text:p text:style-name="P5"><text:span text:style-name="Fonte_20_parág._20_padrão"><text:s text:c="10"/>&lt;/mat-radio-group&gt;</text:span></text:p>
      <text:p text:style-name="P5"><text:span text:style-name="Fonte_20_parág._20_padrão"><text:s text:c="8"/>&lt;/div&gt;</text:span></text:p>
      <text:p text:style-name="P5"><text:span text:style-name="Fonte_20_parág._20_padrão"><text:s text:c="8"/>&lt;section&gt;</text:span></text:p>
      <text:p text:style-name="P5"><text:span text:style-name="Fonte_20_parág._20_padrão"><text:s text:c="10"/>&lt;mat-error *ngIf="form.submitted &amp;&amp; !tipoSanguineo"&gt;</text:span></text:p>
      <text:p text:style-name="P5"><text:span text:style-name="Fonte_20_parág._20_padrão"><text:s text:c="12"/>Você deve escolher um tipo sanguíneo para buscar um doador.</text:span></text:p>
      <text:p text:style-name="P5"><text:span text:style-name="Fonte_20_parág._20_padrão"><text:s text:c="10"/>&lt;/mat-error&gt;</text:span></text:p>
      <text:p text:style-name="P5"><text:span text:style-name="Fonte_20_parág._20_padrão"><text:s text:c="8"/>&lt;/section&gt;</text:span></text:p>
      <text:p text:style-name="P5"><text:span text:style-name="Fonte_20_parág._20_padrão"><text:s text:c="6"/>&lt;/section&gt;</text:span></text:p>
      <text:p text:style-name="P5"><text:span text:style-name="Fonte_20_parág._20_padrão"/></text:p>
      <text:p text:style-name="P5"><text:span text:style-name="Fonte_20_parág._20_padrão"><text:s text:c="6"/>&lt;br&gt;</text:span></text:p>
      <text:p text:style-name="P5"><text:span text:style-name="Fonte_20_parág._20_padrão"/></text:p>
      <text:p text:style-name="P5"><text:span text:style-name="Fonte_20_parág._20_padrão"><text:s text:c="6"/>&lt;section&gt;</text:span></text:p>
      <text:p text:style-name="P5"><text:soft-page-break/><text:span text:style-name="Fonte_20_parág._20_padrão"><text:s text:c="8"/>&lt;div&gt;</text:span></text:p>
      <text:p text:style-name="P5"><text:span text:style-name="Fonte_20_parág._20_padrão"><text:s text:c="10"/>&lt;p&gt;RH:&lt;/p&gt;</text:span></text:p>
      <text:p text:style-name="P5"><text:span text:style-name="Fonte_20_parág._20_padrão"><text:s text:c="10"/>&lt;mat-radio-group [(ngModel)]="rh" name="rh"&gt;</text:span></text:p>
      <text:p text:style-name="P5"><text:span text:style-name="Fonte_20_parág._20_padrão"><text:s text:c="12"/>&lt;mat-radio-button type="radio" value="positivo"&gt;+&lt;/mat-radio-button&gt;</text:span></text:p>
      <text:p text:style-name="P5"><text:span text:style-name="Fonte_20_parág._20_padrão"><text:s text:c="12"/>&lt;mat-radio-button type="radio" value="negativo"&gt;-&lt;/mat-radio-button&gt;</text:span></text:p>
      <text:p text:style-name="P5"><text:span text:style-name="Fonte_20_parág._20_padrão"><text:s text:c="12"/>&lt;mat-radio-button type="radio" value="TODOS"&gt;TODOS&lt;/mat-radio-button&gt;</text:span></text:p>
      <text:p text:style-name="P5"><text:span text:style-name="Fonte_20_parág._20_padrão"><text:s text:c="10"/>&lt;/mat-radio-group&gt;</text:span></text:p>
      <text:p text:style-name="P5"><text:span text:style-name="Fonte_20_parág._20_padrão"><text:s text:c="8"/>&lt;/div&gt;</text:span></text:p>
      <text:p text:style-name="P5"><text:span text:style-name="Fonte_20_parág._20_padrão"><text:s text:c="8"/>&lt;section&gt;</text:span></text:p>
      <text:p text:style-name="P5"><text:span text:style-name="Fonte_20_parág._20_padrão"><text:s text:c="10"/>&lt;mat-error *ngIf="form.submitted &amp;&amp; !rh"&gt;</text:span></text:p>
      <text:p text:style-name="P5"><text:span text:style-name="Fonte_20_parág._20_padrão"><text:s text:c="12"/>Você deve escolher um valor de rh para buscar um doador.</text:span></text:p>
      <text:p text:style-name="P5"><text:span text:style-name="Fonte_20_parág._20_padrão"><text:s text:c="10"/>&lt;/mat-error&gt;</text:span></text:p>
      <text:p text:style-name="P5"><text:span text:style-name="Fonte_20_parág._20_padrão"><text:s text:c="8"/>&lt;/section&gt;</text:span></text:p>
      <text:p text:style-name="P5"><text:span text:style-name="Fonte_20_parág._20_padrão"><text:s text:c="6"/>&lt;/section&gt;</text:span></text:p>
      <text:p text:style-name="P5"><text:span text:style-name="Fonte_20_parág._20_padrão"/></text:p>
      <text:p text:style-name="P5"><text:span text:style-name="Fonte_20_parág._20_padrão"/></text:p>
      <text:p text:style-name="P5"><text:span text:style-name="Fonte_20_parág._20_padrão"><text:s text:c="5"/>&lt;!-- &lt;section &lt;!- *ngIf="form.valid" &gt; <text:s/>--&gt;</text:span></text:p>
      <text:p text:style-name="P5"><text:span text:style-name="Fonte_20_parág._20_padrão"><text:s text:c="6"/>&lt;section&gt;</text:span></text:p>
      <text:p text:style-name="P5"><text:span text:style-name="Fonte_20_parág._20_padrão"><text:s text:c="8"/>&lt;br&gt;</text:span></text:p>
      <text:p text:style-name="P5"><text:span text:style-name="Fonte_20_parág._20_padrão"><text:s text:c="8"/>&lt;button class="botao" mat-raised-button type="submit"&gt;Buscar&lt;/button&gt;</text:span></text:p>
      <text:p text:style-name="P5"><text:span text:style-name="Fonte_20_parág._20_padrão"><text:s text:c="6"/>&lt;/section&gt;</text:span></text:p>
      <text:p text:style-name="P5"><text:span text:style-name="Fonte_20_parág._20_padrão"/></text:p>
      <text:p text:style-name="P5"><text:span text:style-name="Fonte_20_parág._20_padrão"><text:s text:c="4"/>&lt;/form&gt;</text:span></text:p>
      <text:p text:style-name="P5"><text:span text:style-name="Fonte_20_parág._20_padrão"/></text:p>
      <text:p text:style-name="P5"><text:span text:style-name="Fonte_20_parág._20_padrão"><text:s text:c="2"/>&lt;/mat-card-content&gt;</text:span></text:p>
      <text:p text:style-name="P5"><text:span text:style-name="Fonte_20_parág._20_padrão">&lt;/mat-card&gt;</text:span></text:p>
      <text:p text:style-name="P5"><text:span text:style-name="Fonte_20_parág._20_padrão"/></text:p>
      <text:p text:style-name="P5"><text:span text:style-name="Fonte_20_parág._20_padrão">&lt;mat-card class="card2"&gt;</text:span></text:p>
      <text:p text:style-name="P5"><text:span text:style-name="Fonte_20_parág._20_padrão"><text:s text:c="2"/>&lt;mat-card-content&gt;</text:span></text:p>
      <text:p text:style-name="P5"><text:span text:style-name="Fonte_20_parág._20_padrão"><text:s text:c="4"/>&lt;table</text:span></text:p>
      <text:p text:style-name="P5"><text:span text:style-name="Fonte_20_parág._20_padrão"><text:s text:c="6"/>aria-describedby="minha-tabela"</text:span></text:p>
      <text:p text:style-name="P5"><text:span text:style-name="Fonte_20_parág._20_padrão"><text:s text:c="6"/>mat-table</text:span></text:p>
      <text:p text:style-name="P5"><text:span text:style-name="Fonte_20_parág._20_padrão"><text:s text:c="6"/>[dataSource]="dadosFormulario"</text:span></text:p>
      <text:p text:style-name="P5"><text:span text:style-name="Fonte_20_parág._20_padrão"><text:s text:c="6"/>class="mat-elevation-z8"</text:span></text:p>
      <text:p text:style-name="P5"><text:span text:style-name="Fonte_20_parág._20_padrão"><text:s text:c="4"/>&gt;</text:span></text:p>
      <text:p text:style-name="P5"><text:span text:style-name="Fonte_20_parág._20_padrão"><text:s text:c="6"/>&lt;ng-container matColumnDef="codigo"&gt;</text:span></text:p>
      <text:p text:style-name="P5"><text:span text:style-name="Fonte_20_parág._20_padrão"><text:s text:c="8"/>&lt;th mat-header-cell *matHeaderCellDef&gt;Código&lt;/th&gt;</text:span></text:p>
      <text:p text:style-name="P5"><text:span text:style-name="Fonte_20_parág._20_padrão"><text:s text:c="8"/>&lt;td mat-cell *matCellDef="let element"&gt;{{ element.codigo }}&lt;/td&gt;</text:span></text:p>
      <text:p text:style-name="P5"><text:span text:style-name="Fonte_20_parág._20_padrão"><text:s text:c="6"/>&lt;/ng-container&gt;</text:span></text:p>
      <text:p text:style-name="P5"><text:span text:style-name="Fonte_20_parág._20_padrão"/></text:p>
      <text:p text:style-name="P5"><text:span text:style-name="Fonte_20_parág._20_padrão"><text:s text:c="6"/>&lt;ng-container matColumnDef="nome"&gt;</text:span></text:p>
      <text:p text:style-name="P5"><text:span text:style-name="Fonte_20_parág._20_padrão"><text:s text:c="8"/>&lt;th mat-header-cell *matHeaderCellDef&gt;Nome&lt;/th&gt;</text:span></text:p>
      <text:p text:style-name="P5"><text:span text:style-name="Fonte_20_parág._20_padrão"><text:s text:c="8"/>&lt;td mat-cell *matCellDef="let element"&gt;{{ element.nome }}&lt;/td&gt;</text:span></text:p>
      <text:p text:style-name="P5"><text:span text:style-name="Fonte_20_parág._20_padrão"><text:s text:c="6"/>&lt;/ng-container&gt;</text:span></text:p>
      <text:p text:style-name="P5"><text:span text:style-name="Fonte_20_parág._20_padrão"/></text:p>
      <text:p text:style-name="P5"><text:span text:style-name="Fonte_20_parág._20_padrão"><text:s text:c="6"/>&lt;ng-container matColumnDef="cpf"&gt;</text:span></text:p>
      <text:p text:style-name="P5"><text:span text:style-name="Fonte_20_parág._20_padrão"><text:s text:c="8"/>&lt;th mat-header-cell *matHeaderCellDef&gt;CPF&lt;/th&gt;</text:span></text:p>
      <text:p text:style-name="P5"><text:span text:style-name="Fonte_20_parág._20_padrão"><text:s text:c="8"/>&lt;td mat-cell *matCellDef="let element"&gt;{{ element.cpf }}&lt;/td&gt;</text:span></text:p>
      <text:p text:style-name="P5"><text:span text:style-name="Fonte_20_parág._20_padrão"><text:s text:c="6"/>&lt;/ng-container&gt;</text:span></text:p>
      <text:p text:style-name="P5"><text:span text:style-name="Fonte_20_parág._20_padrão"/></text:p>
      <text:p text:style-name="P5"><text:span text:style-name="Fonte_20_parág._20_padrão"><text:s text:c="6"/>&lt;ng-container matColumnDef="contato"&gt;</text:span></text:p>
      <text:p text:style-name="P5"><text:soft-page-break/><text:span text:style-name="Fonte_20_parág._20_padrão"><text:s text:c="8"/>&lt;th mat-header-cell *matHeaderCellDef&gt;Contato&lt;/th&gt;</text:span></text:p>
      <text:p text:style-name="P5"><text:span text:style-name="Fonte_20_parág._20_padrão"><text:s text:c="8"/>&lt;td mat-cell *matCellDef="let element"&gt;{{ element.contato }}&lt;/td&gt;</text:span></text:p>
      <text:p text:style-name="P5"><text:span text:style-name="Fonte_20_parág._20_padrão"><text:s text:c="6"/>&lt;/ng-container&gt;</text:span></text:p>
      <text:p text:style-name="P5"><text:span text:style-name="Fonte_20_parág._20_padrão"/></text:p>
      <text:p text:style-name="P5"><text:span text:style-name="Fonte_20_parág._20_padrão"><text:s text:c="6"/>&lt;ng-container matColumnDef="tipoSanguineo"&gt;</text:span></text:p>
      <text:p text:style-name="P5"><text:span text:style-name="Fonte_20_parág._20_padrão"><text:s text:c="8"/>&lt;th mat-header-cell *matHeaderCellDef&gt;Tipo Sanguíneo&lt;/th&gt;</text:span></text:p>
      <text:p text:style-name="P5"><text:span text:style-name="Fonte_20_parág._20_padrão"><text:s text:c="8"/>&lt;td mat-cell *matCellDef="let element"&gt;</text:span></text:p>
      <text:p text:style-name="P5"><text:span text:style-name="Fonte_20_parág._20_padrão"><text:s text:c="10"/>&lt;ng-container *ngIf="element.tipoSanguineo == 'A'"&gt;</text:span></text:p>
      <text:p text:style-name="P5"><text:span text:style-name="Fonte_20_parág._20_padrão"><text:s text:c="12"/>A</text:span></text:p>
      <text:p text:style-name="P5"><text:span text:style-name="Fonte_20_parág._20_padrão"><text:s text:c="10"/>&lt;/ng-container&gt;</text:span></text:p>
      <text:p text:style-name="P5"><text:span text:style-name="Fonte_20_parág._20_padrão"><text:s text:c="10"/>&lt;ng-container *ngIf="element.tipoSanguineo == 'B'"&gt;</text:span></text:p>
      <text:p text:style-name="P5"><text:span text:style-name="Fonte_20_parág._20_padrão"><text:s text:c="12"/>B</text:span></text:p>
      <text:p text:style-name="P5"><text:span text:style-name="Fonte_20_parág._20_padrão"><text:s text:c="10"/>&lt;/ng-container&gt;</text:span></text:p>
      <text:p text:style-name="P5"><text:span text:style-name="Fonte_20_parág._20_padrão"><text:s text:c="10"/>&lt;ng-container *ngIf="element.tipoSanguineo == 'AB'"&gt;</text:span></text:p>
      <text:p text:style-name="P5"><text:span text:style-name="Fonte_20_parág._20_padrão"><text:s text:c="12"/>AB</text:span></text:p>
      <text:p text:style-name="P5"><text:span text:style-name="Fonte_20_parág._20_padrão"><text:s text:c="10"/>&lt;/ng-container&gt;</text:span></text:p>
      <text:p text:style-name="P5"><text:span text:style-name="Fonte_20_parág._20_padrão"><text:s text:c="10"/>&lt;ng-container *ngIf="element.tipoSanguineo == 'O'"&gt;</text:span></text:p>
      <text:p text:style-name="P5"><text:span text:style-name="Fonte_20_parág._20_padrão"><text:s text:c="12"/>O</text:span></text:p>
      <text:p text:style-name="P5"><text:span text:style-name="Fonte_20_parág._20_padrão"><text:s text:c="10"/>&lt;/ng-container&gt;</text:span></text:p>
      <text:p text:style-name="P5"><text:span text:style-name="Fonte_20_parág._20_padrão"><text:s text:c="8"/>&lt;/td&gt;</text:span></text:p>
      <text:p text:style-name="P5"><text:span text:style-name="Fonte_20_parág._20_padrão"><text:s text:c="6"/>&lt;/ng-container&gt;</text:span></text:p>
      <text:p text:style-name="P5"><text:span text:style-name="Fonte_20_parág._20_padrão"/></text:p>
      <text:p text:style-name="P5"><text:span text:style-name="Fonte_20_parág._20_padrão"><text:s text:c="6"/>&lt;ng-container matColumnDef="rh"&gt;</text:span></text:p>
      <text:p text:style-name="P5"><text:span text:style-name="Fonte_20_parág._20_padrão"><text:s text:c="8"/>&lt;th mat-header-cell *matHeaderCellDef&gt;Fator RH&lt;/th&gt;</text:span></text:p>
      <text:p text:style-name="P5"><text:span text:style-name="Fonte_20_parág._20_padrão"><text:s text:c="8"/>&lt;td mat-cell *matCellDef="let element"&gt;</text:span></text:p>
      <text:p text:style-name="P5"><text:span text:style-name="Fonte_20_parág._20_padrão"><text:s text:c="10"/>&lt;ng-container *ngIf="element.rh == 'positivo'; else elseBlock"&gt;</text:span></text:p>
      <text:p text:style-name="P5"><text:span text:style-name="Fonte_20_parág._20_padrão"><text:s text:c="12"/>Positivo</text:span></text:p>
      <text:p text:style-name="P5"><text:span text:style-name="Fonte_20_parág._20_padrão"><text:s text:c="10"/>&lt;/ng-container&gt;</text:span></text:p>
      <text:p text:style-name="P5"><text:span text:style-name="Fonte_20_parág._20_padrão"><text:s text:c="10"/>&lt;ng-template #elseBlock&gt; Negativo &lt;/ng-template&gt;</text:span></text:p>
      <text:p text:style-name="P5"><text:span text:style-name="Fonte_20_parág._20_padrão"><text:s text:c="8"/>&lt;/td&gt;</text:span></text:p>
      <text:p text:style-name="P5"><text:span text:style-name="Fonte_20_parág._20_padrão"><text:s text:c="6"/>&lt;/ng-container&gt;</text:span></text:p>
      <text:p text:style-name="P5"><text:span text:style-name="Fonte_20_parág._20_padrão"/></text:p>
      <text:p text:style-name="P5"><text:span text:style-name="Fonte_20_parág._20_padrão"><text:s text:c="6"/>&lt;ng-container matColumnDef="acoes"&gt;</text:span></text:p>
      <text:p text:style-name="P5"><text:span text:style-name="Fonte_20_parág._20_padrão"><text:s text:c="8"/>&lt;th mat-header-cell *matHeaderCellDef&gt;Ações&lt;/th&gt;</text:span></text:p>
      <text:p text:style-name="P5"><text:span text:style-name="Fonte_20_parág._20_padrão"><text:s text:c="8"/>&lt;td mat-cell *matCellDef="let element"&gt;</text:span></text:p>
      <text:p text:style-name="P5"><text:span text:style-name="Fonte_20_parág._20_padrão"><text:s text:c="10"/>&lt;ng-container *ngIf="element.codigo != null; else elseBlock"&gt;</text:span></text:p>
      <text:p text:style-name="P5"><text:span text:style-name="Fonte_20_parág._20_padrão"><text:s text:c="12"/>&lt;button class="botao-tabela" mat-stroked-button color="primary" (click)="openDoarDialog(element)"&gt;Doar&lt;/button&gt;</text:span></text:p>
      <text:p text:style-name="P5"><text:span text:style-name="Fonte_20_parág._20_padrão"><text:s text:c="12"/>&lt;button class="botao-tabela" mat-stroked-button color="accent" (click)="openDialog(element)"&gt;Alterar&lt;/button&gt;</text:span></text:p>
      <text:p text:style-name="P5"><text:span text:style-name="Fonte_20_parág._20_padrão"><text:s text:c="12"/>&lt;button class="botao-tabela" mat-stroked-button color="warn" (click)="openDeleteDialog(element)"&gt;Deletar&lt;/button&gt;</text:span></text:p>
      <text:p text:style-name="P5"><text:span text:style-name="Fonte_20_parág._20_padrão"><text:s text:c="10"/>&lt;/ng-container&gt;</text:span></text:p>
      <text:p text:style-name="P5"><text:span text:style-name="Fonte_20_parág._20_padrão"><text:s text:c="10"/>&lt;ng-template #elseBlock&gt;&lt;/ng-template&gt;</text:span></text:p>
      <text:p text:style-name="P5"><text:span text:style-name="Fonte_20_parág._20_padrão"><text:s text:c="8"/>&lt;/td&gt;</text:span></text:p>
      <text:p text:style-name="P5"><text:span text:style-name="Fonte_20_parág._20_padrão"/></text:p>
      <text:p text:style-name="P5"><text:span text:style-name="Fonte_20_parág._20_padrão"><text:s text:c="6"/>&lt;/ng-container&gt;</text:span></text:p>
      <text:p text:style-name="P5"><text:span text:style-name="Fonte_20_parág._20_padrão"/></text:p>
      <text:p text:style-name="P5"><text:span text:style-name="Fonte_20_parág._20_padrão"><text:s text:c="6"/>&lt;tr mat-header-row *matHeaderRowDef="displayedColumns"&gt;&lt;/tr&gt;</text:span></text:p>
      <text:p text:style-name="P5"><text:span text:style-name="Fonte_20_parág._20_padrão"><text:s text:c="6"/>&lt;tr mat-row *matRowDef="let row; columns: displayedColumns"&gt;&lt;/tr&gt;</text:span></text:p>
      <text:p text:style-name="P5"><text:span text:style-name="Fonte_20_parág._20_padrão"><text:s text:c="4"/>&lt;/table&gt;</text:span></text:p>
      <text:p text:style-name="P5"><text:soft-page-break/><text:span text:style-name="Fonte_20_parág._20_padrão"><text:s text:c="2"/>&lt;/mat-card-content&gt;</text:span></text:p>
      <text:p text:style-name="P5"><text:span text:style-name="Fonte_20_parág._20_padrão">&lt;/mat-card&gt;</text:span></text:p>
      <text:p text:style-name="P25"/>
      <text:p text:style-name="P23"/>
      <text:p text:style-name="P11">13) Dentro do arquivo <text:span text:style-name="T2">‘buscar.component.ts’</text:span> insira:</text:p>
      <text:p text:style-name="P11"/>
      <text:p text:style-name="P5"><text:span text:style-name="Fonte_20_parág._20_padrão">import { Component, ViewChild } from '@angular/core';</text:span></text:p>
      <text:p text:style-name="P5"><text:span text:style-name="Fonte_20_parág._20_padrão">import { RouterOutlet } from '@angular/router';</text:span></text:p>
      <text:p text:style-name="P5"><text:span text:style-name="Fonte_20_parág._20_padrão">import { RouterModule } from '@angular/router';</text:span></text:p>
      <text:p text:style-name="P5"><text:span text:style-name="Fonte_20_parág._20_padrão">import { MatToolbarModule } from '@angular/material/toolbar';</text:span></text:p>
      <text:p text:style-name="P5"><text:span text:style-name="Fonte_20_parág._20_padrão">import { HttpClient, HttpClientModule, HttpParams } from '@angular/common/http';</text:span></text:p>
      <text:p text:style-name="P5"><text:span text:style-name="Fonte_20_parág._20_padrão">import { FormsModule, NgForm } from '@angular/forms';</text:span></text:p>
      <text:p text:style-name="P5"><text:span text:style-name="Fonte_20_parág._20_padrão">import { MatTableModule } from '@angular/material/table';</text:span></text:p>
      <text:p text:style-name="P5"><text:span text:style-name="Fonte_20_parág._20_padrão">import { MatFormField, MatLabel } from '@angular/material/form-field';</text:span></text:p>
      <text:p text:style-name="P5"><text:span text:style-name="Fonte_20_parág._20_padrão">import { MatCheckboxModule } from '@angular/material/checkbox';</text:span></text:p>
      <text:p text:style-name="P5"><text:span text:style-name="Fonte_20_parág._20_padrão">import { MatSelectModule } from '@angular/material/select';</text:span></text:p>
      <text:p text:style-name="P5"><text:span text:style-name="Fonte_20_parág._20_padrão">import { MatRadioModule } from '@angular/material/radio';</text:span></text:p>
      <text:p text:style-name="P5"><text:span text:style-name="Fonte_20_parág._20_padrão">import { MatInputModule } from '@angular/material/input';</text:span></text:p>
      <text:p text:style-name="P5"><text:span text:style-name="Fonte_20_parág._20_padrão">import { MatButtonModule } from '@angular/material/button';</text:span></text:p>
      <text:p text:style-name="P5"><text:span text:style-name="Fonte_20_parág._20_padrão">import { MatCardModule } from '@angular/material/card';</text:span></text:p>
      <text:p text:style-name="P5"><text:span text:style-name="Fonte_20_parág._20_padrão">import { NgIf } from '@angular/common';</text:span></text:p>
      <text:p text:style-name="P5"><text:span text:style-name="Fonte_20_parág._20_padrão">import { MatIconModule } from '@angular/material/icon';</text:span></text:p>
      <text:p text:style-name="P5"><text:span text:style-name="Fonte_20_parág._20_padrão">import { MatDialogTitle, MatDialogContent, MatDialogActions, MatDialogClose, MatDialog, MatDialogModule } from '@angular/material/dialog';</text:span></text:p>
      <text:p text:style-name="P5"><text:span text:style-name="Fonte_20_parág._20_padrão">import { AlterarDialogComponent } from '../alterar/alterar-dialog.component';</text:span></text:p>
      <text:p text:style-name="P5"><text:span text:style-name="Fonte_20_parág._20_padrão">import { DeletarDialogComponent } from '../deletar-dialog/deletar-dialog.component';</text:span></text:p>
      <text:p text:style-name="P5"><text:span text:style-name="Fonte_20_parág._20_padrão">import { DoarDialogComponent } from '../doar/doar-dialog.component';</text:span></text:p>
      <text:p text:style-name="P5"><text:span text:style-name="Fonte_20_parág._20_padrão"/></text:p>
      <text:p text:style-name="P5"><text:span text:style-name="Fonte_20_parág._20_padrão"/></text:p>
      <text:p text:style-name="P5"><text:span text:style-name="Fonte_20_parág._20_padrão">@Component({</text:span></text:p>
      <text:p text:style-name="P5"><text:span text:style-name="Fonte_20_parág._20_padrão"><text:s text:c="2"/>selector: 'app-buscar',</text:span></text:p>
      <text:p text:style-name="P5"><text:span text:style-name="Fonte_20_parág._20_padrão"><text:s text:c="2"/>standalone: true,</text:span></text:p>
      <text:p text:style-name="P5"><text:span text:style-name="Fonte_20_parág._20_padrão"><text:s text:c="2"/>imports: [</text:span></text:p>
      <text:p text:style-name="P5"><text:span text:style-name="Fonte_20_parág._20_padrão"><text:s text:c="4"/>RouterOutlet,</text:span></text:p>
      <text:p text:style-name="P5"><text:span text:style-name="Fonte_20_parág._20_padrão"><text:s text:c="4"/>RouterModule,</text:span></text:p>
      <text:p text:style-name="P5"><text:span text:style-name="Fonte_20_parág._20_padrão"><text:s text:c="4"/>MatToolbarModule,</text:span></text:p>
      <text:p text:style-name="P5"><text:span text:style-name="Fonte_20_parág._20_padrão"><text:s text:c="4"/>HttpClientModule,</text:span></text:p>
      <text:p text:style-name="P5"><text:span text:style-name="Fonte_20_parág._20_padrão"><text:s text:c="4"/>FormsModule,</text:span></text:p>
      <text:p text:style-name="P5"><text:span text:style-name="Fonte_20_parág._20_padrão"><text:s text:c="4"/>MatTableModule,</text:span></text:p>
      <text:p text:style-name="P5"><text:span text:style-name="Fonte_20_parág._20_padrão"><text:s text:c="4"/>MatFormField,</text:span></text:p>
      <text:p text:style-name="P5"><text:span text:style-name="Fonte_20_parág._20_padrão"><text:s text:c="4"/>MatLabel,</text:span></text:p>
      <text:p text:style-name="P5"><text:span text:style-name="Fonte_20_parág._20_padrão"><text:s text:c="4"/>MatCheckboxModule,</text:span></text:p>
      <text:p text:style-name="P5"><text:span text:style-name="Fonte_20_parág._20_padrão"><text:s text:c="4"/>MatSelectModule,</text:span></text:p>
      <text:p text:style-name="P5"><text:span text:style-name="Fonte_20_parág._20_padrão"><text:s text:c="4"/>MatRadioModule,</text:span></text:p>
      <text:p text:style-name="P5"><text:span text:style-name="Fonte_20_parág._20_padrão"><text:s text:c="4"/>MatInputModule,</text:span></text:p>
      <text:p text:style-name="P5"><text:span text:style-name="Fonte_20_parág._20_padrão"><text:s text:c="4"/>MatButtonModule,</text:span></text:p>
      <text:p text:style-name="P5"><text:span text:style-name="Fonte_20_parág._20_padrão"><text:s text:c="4"/>MatCardModule,</text:span></text:p>
      <text:p text:style-name="P5"><text:span text:style-name="Fonte_20_parág._20_padrão"><text:s text:c="4"/>NgIf,</text:span></text:p>
      <text:p text:style-name="P5"><text:span text:style-name="Fonte_20_parág._20_padrão"><text:s text:c="4"/>MatIconModule,</text:span></text:p>
      <text:p text:style-name="P5"><text:span text:style-name="Fonte_20_parág._20_padrão"><text:s text:c="4"/>MatDialogTitle,</text:span></text:p>
      <text:p text:style-name="P5"><text:span text:style-name="Fonte_20_parág._20_padrão"><text:s text:c="4"/>MatDialogContent,</text:span></text:p>
      <text:p text:style-name="P5"><text:soft-page-break/><text:span text:style-name="Fonte_20_parág._20_padrão"><text:s text:c="4"/>MatDialogActions,</text:span></text:p>
      <text:p text:style-name="P5"><text:span text:style-name="Fonte_20_parág._20_padrão"><text:s text:c="4"/>MatDialogClose,</text:span></text:p>
      <text:p text:style-name="P5"><text:span text:style-name="Fonte_20_parág._20_padrão"><text:s text:c="4"/>MatDialogModule</text:span></text:p>
      <text:p text:style-name="P5"><text:span text:style-name="Fonte_20_parág._20_padrão"><text:s text:c="2"/>],</text:span></text:p>
      <text:p text:style-name="P5"><text:span text:style-name="Fonte_20_parág._20_padrão"><text:s text:c="2"/>providers:[</text:span></text:p>
      <text:p text:style-name="P5"><text:span text:style-name="Fonte_20_parág._20_padrão"><text:s text:c="4"/>HttpParams</text:span></text:p>
      <text:p text:style-name="P5"><text:span text:style-name="Fonte_20_parág._20_padrão"><text:s text:c="2"/>],</text:span></text:p>
      <text:p text:style-name="P5"><text:span text:style-name="Fonte_20_parág._20_padrão"><text:s text:c="2"/>templateUrl: './buscar.component.html',</text:span></text:p>
      <text:p text:style-name="P5"><text:span text:style-name="Fonte_20_parág._20_padrão"><text:s text:c="2"/>styleUrl: './buscar.component.css',</text:span></text:p>
      <text:p text:style-name="P5"><text:span text:style-name="Fonte_20_parág._20_padrão">})</text:span></text:p>
      <text:p text:style-name="P5"><text:span text:style-name="Fonte_20_parág._20_padrão">export class BuscarComponent {</text:span></text:p>
      <text:p text:style-name="P5"><text:span text:style-name="Fonte_20_parág._20_padrão"/></text:p>
      <text:p text:style-name="P5"><text:span text:style-name="Fonte_20_parág._20_padrão"><text:s text:c="2"/>title = 'buscar';</text:span></text:p>
      <text:p text:style-name="P5"><text:span text:style-name="Fonte_20_parág._20_padrão"><text:s text:c="2"/>dadosFormulario: any[] = [];</text:span></text:p>
      <text:p text:style-name="P5"><text:span text:style-name="Fonte_20_parág._20_padrão"><text:s text:c="2"/>codigo: any;</text:span></text:p>
      <text:p text:style-name="P5"><text:span text:style-name="Fonte_20_parág._20_padrão"><text:s text:c="2"/>nome: any;</text:span></text:p>
      <text:p text:style-name="P5"><text:span text:style-name="Fonte_20_parág._20_padrão"><text:s text:c="2"/>cpf: any;</text:span></text:p>
      <text:p text:style-name="P5"><text:span text:style-name="Fonte_20_parág._20_padrão"><text:s text:c="2"/>contato: any;</text:span></text:p>
      <text:p text:style-name="P5"><text:span text:style-name="Fonte_20_parág._20_padrão"><text:s text:c="2"/>tipoSanguineo: any;</text:span></text:p>
      <text:p text:style-name="P5"><text:span text:style-name="Fonte_20_parág._20_padrão"><text:s text:c="2"/>rh: any;</text:span></text:p>
      <text:p text:style-name="P5"><text:span text:style-name="Fonte_20_parág._20_padrão"/></text:p>
      <text:p text:style-name="P5"><text:span text:style-name="Fonte_20_parág._20_padrão"><text:s text:c="2"/>constructor(private http: HttpClient, private dialog: MatDialog) {</text:span></text:p>
      <text:p text:style-name="P5"><text:span text:style-name="Fonte_20_parág._20_padrão"/></text:p>
      <text:p text:style-name="P5"><text:span text:style-name="Fonte_20_parág._20_padrão"><text:s text:c="4"/>this.codigo = '';</text:span></text:p>
      <text:p text:style-name="P5"><text:span text:style-name="Fonte_20_parág._20_padrão"><text:s text:c="4"/>this.nome = '';</text:span></text:p>
      <text:p text:style-name="P5"><text:span text:style-name="Fonte_20_parág._20_padrão"><text:s text:c="4"/>this.cpf = '';</text:span></text:p>
      <text:p text:style-name="P5"><text:span text:style-name="Fonte_20_parág._20_padrão"><text:s text:c="4"/>this.contato = '';</text:span></text:p>
      <text:p text:style-name="P5"><text:span text:style-name="Fonte_20_parág._20_padrão"><text:s text:c="4"/>this.tipoSanguineo = 'TODOS';</text:span></text:p>
      <text:p text:style-name="P5"><text:span text:style-name="Fonte_20_parág._20_padrão"><text:s text:c="4"/>this.rh = 'TODOS'</text:span></text:p>
      <text:p text:style-name="P5"><text:span text:style-name="Fonte_20_parág._20_padrão">}</text:span></text:p>
      <text:p text:style-name="P5"><text:span text:style-name="Fonte_20_parág._20_padrão"/></text:p>
      <text:p text:style-name="P5"><text:span text:style-name="Fonte_20_parág._20_padrão"><text:s text:c="2"/>displayedColumns: string[] = ['codigo', 'nome', 'cpf', 'contato', 'tipoSanguineo', 'rh', 'acoes'];</text:span></text:p>
      <text:p text:style-name="P5"><text:span text:style-name="Fonte_20_parág._20_padrão"/></text:p>
      <text:p text:style-name="P5"><text:span text:style-name="Fonte_20_parág._20_padrão">getForms(form: NgForm){</text:span></text:p>
      <text:p text:style-name="P5"><text:span text:style-name="Fonte_20_parág._20_padrão"><text:s/>this.dadosFormulario = [];</text:span></text:p>
      <text:p text:style-name="P5"><text:span text:style-name="Fonte_20_parág._20_padrão"/></text:p>
      <text:p text:style-name="P5"><text:span text:style-name="Fonte_20_parág._20_padrão"/></text:p>
      <text:p text:style-name="P5"><text:span text:style-name="Fonte_20_parág._20_padrão"><text:s/>const searchForm = {</text:span></text:p>
      <text:p text:style-name="P5"><text:span text:style-name="Fonte_20_parág._20_padrão"/></text:p>
      <text:p text:style-name="P5"><text:span text:style-name="Fonte_20_parág._20_padrão"><text:s text:c="2"/>codigo: ((this.codigo != '') ? this.codigo : null),</text:span></text:p>
      <text:p text:style-name="P5"><text:span text:style-name="Fonte_20_parág._20_padrão"><text:s text:c="2"/>nome: ((this.nome != '') ? this.nome : null),</text:span></text:p>
      <text:p text:style-name="P5"><text:span text:style-name="Fonte_20_parág._20_padrão"><text:s text:c="2"/>cpf: ((this.cpf != '') ? this.cpf : null),</text:span></text:p>
      <text:p text:style-name="P5"><text:span text:style-name="Fonte_20_parág._20_padrão"><text:s text:c="2"/>contato: ((this.contato != '') ? this.contato : null),</text:span></text:p>
      <text:p text:style-name="P5"><text:span text:style-name="Fonte_20_parág._20_padrão"><text:s text:c="2"/>tipoSanguineo:((this.tipoSanguineo != 'TODOS') ? this.tipoSanguineo : null),</text:span></text:p>
      <text:p text:style-name="P5"><text:span text:style-name="Fonte_20_parág._20_padrão"><text:s text:c="2"/>rh:((this.rh != 'TODOS') ? this.rh : null),</text:span></text:p>
      <text:p text:style-name="P5"><text:span text:style-name="Fonte_20_parág._20_padrão">};</text:span></text:p>
      <text:p text:style-name="P5"><text:span text:style-name="Fonte_20_parág._20_padrão"/></text:p>
      <text:p text:style-name="P5"><text:span text:style-name="Fonte_20_parág._20_padrão">let options = new HttpParams({fromObject: searchForm})</text:span></text:p>
      <text:p text:style-name="P5"><text:span text:style-name="Fonte_20_parág._20_padrão"/></text:p>
      <text:p text:style-name="P5"><text:soft-page-break/><text:span text:style-name="Fonte_20_parág._20_padrão"><text:s/>this.http.get&lt;any&gt;('http://localhost:3000/api/doador?'+ options.toString()).subscribe( formData =&gt; {</text:span></text:p>
      <text:p text:style-name="P5"><text:span text:style-name="Fonte_20_parág._20_padrão"><text:s/>for (let index = 0; index &lt; formData.length; index++) {</text:span></text:p>
      <text:p text:style-name="P5"><text:span text:style-name="Fonte_20_parág._20_padrão"><text:s text:c="5"/>this.dadosFormulario.push(formData[index]);</text:span></text:p>
      <text:p text:style-name="P5"><text:span text:style-name="Fonte_20_parág._20_padrão"><text:s text:c="5"/>console.log(formData[index])</text:span></text:p>
      <text:p text:style-name="P5"><text:span text:style-name="Fonte_20_parág._20_padrão"><text:s/>}</text:span></text:p>
      <text:p text:style-name="P5"><text:span text:style-name="Fonte_20_parág._20_padrão"><text:s/>this.atualizaDadosDaTabela();</text:span></text:p>
      <text:p text:style-name="P5"><text:span text:style-name="Fonte_20_parág._20_padrão"><text:s/>})</text:span></text:p>
      <text:p text:style-name="P5"><text:span text:style-name="Fonte_20_parág._20_padrão"><text:s/>}</text:span></text:p>
      <text:p text:style-name="P5"><text:span text:style-name="Fonte_20_parág._20_padrão"/></text:p>
      <text:p text:style-name="P5"><text:span text:style-name="Fonte_20_parág._20_padrão"><text:s text:c="2"/>atualizaDadosDaTabela() {</text:span></text:p>
      <text:p text:style-name="P5"><text:span text:style-name="Fonte_20_parág._20_padrão"><text:s text:c="5"/>this.dadosFormulario = [...this.dadosFormulario];</text:span></text:p>
      <text:p text:style-name="P5"><text:span text:style-name="Fonte_20_parág._20_padrão"><text:s text:c="2"/>}</text:span></text:p>
      <text:p text:style-name="P5"><text:span text:style-name="Fonte_20_parág._20_padrão"/></text:p>
      <text:p text:style-name="P5"><text:span text:style-name="Fonte_20_parág._20_padrão"><text:s text:c="2"/>openDialog(element: any): void {</text:span></text:p>
      <text:p text:style-name="P5"><text:span text:style-name="Fonte_20_parág._20_padrão"><text:s text:c="4"/>const dialogRef = this.dialog.open(AlterarDialogComponent, {</text:span></text:p>
      <text:p text:style-name="P5"><text:span text:style-name="Fonte_20_parág._20_padrão"><text:s text:c="6"/>width: '600px',</text:span></text:p>
      <text:p text:style-name="P5"><text:span text:style-name="Fonte_20_parág._20_padrão"><text:s text:c="6"/>height: '600px',</text:span></text:p>
      <text:p text:style-name="P5"><text:span text:style-name="Fonte_20_parág._20_padrão"><text:s text:c="6"/>data: { ...element }</text:span></text:p>
      <text:p text:style-name="P5"><text:span text:style-name="Fonte_20_parág._20_padrão"><text:s text:c="4"/>});</text:span></text:p>
      <text:p text:style-name="P5"><text:span text:style-name="Fonte_20_parág._20_padrão"/></text:p>
      <text:p text:style-name="P5"><text:span text:style-name="Fonte_20_parág._20_padrão"><text:s text:c="4"/>dialogRef.afterClosed().subscribe((result: { codigo: any; }) =&gt; {</text:span></text:p>
      <text:p text:style-name="P5"><text:span text:style-name="Fonte_20_parág._20_padrão"><text:s text:c="6"/>if (result) {</text:span></text:p>
      <text:p text:style-name="P5"><text:span text:style-name="Fonte_20_parág._20_padrão"><text:s text:c="8"/>const index = this.dadosFormulario.findIndex(element =&gt; element.codigo === result.codigo);</text:span></text:p>
      <text:p text:style-name="P5"><text:span text:style-name="Fonte_20_parág._20_padrão"><text:s text:c="8"/>if (index &gt; -1) {</text:span></text:p>
      <text:p text:style-name="P5"><text:span text:style-name="Fonte_20_parág._20_padrão"><text:s text:c="10"/>this.dadosFormulario[index] = result;</text:span></text:p>
      <text:p text:style-name="P5"><text:span text:style-name="Fonte_20_parág._20_padrão"><text:s text:c="10"/>console.log('resultado: ' + element + 'elemento: ' + JSON.stringify(result))</text:span></text:p>
      <text:p text:style-name="P5"><text:span text:style-name="Fonte_20_parág._20_padrão"><text:s text:c="10"/>this.http.put&lt;any&gt;(`http://localhost:3000/api/doador/${result.codigo}`, result).subscribe()</text:span></text:p>
      <text:p text:style-name="P5"><text:span text:style-name="Fonte_20_parág._20_padrão"><text:s text:c="10"/>this.atualizaDadosDaTabela();</text:span></text:p>
      <text:p text:style-name="P5"><text:span text:style-name="Fonte_20_parág._20_padrão"><text:s text:c="8"/>}</text:span></text:p>
      <text:p text:style-name="P5"><text:span text:style-name="Fonte_20_parág._20_padrão"><text:s text:c="6"/>}</text:span></text:p>
      <text:p text:style-name="P5"><text:span text:style-name="Fonte_20_parág._20_padrão"><text:s text:c="4"/>});</text:span></text:p>
      <text:p text:style-name="P5"><text:span text:style-name="Fonte_20_parág._20_padrão"><text:s text:c="2"/>}</text:span></text:p>
      <text:p text:style-name="P5"><text:span text:style-name="Fonte_20_parág._20_padrão"/></text:p>
      <text:p text:style-name="P5"><text:span text:style-name="Fonte_20_parág._20_padrão"><text:s text:c="2"/>openDoarDialog(element: any): void {</text:span></text:p>
      <text:p text:style-name="P5"><text:span text:style-name="Fonte_20_parág._20_padrão"><text:s text:c="4"/>const dialogRef = this.dialog.open(DoarDialogComponent, {</text:span></text:p>
      <text:p text:style-name="P5"><text:span text:style-name="Fonte_20_parág._20_padrão"><text:s text:c="6"/>width: '600px',</text:span></text:p>
      <text:p text:style-name="P5"><text:span text:style-name="Fonte_20_parág._20_padrão"><text:s text:c="6"/>height: '600px',</text:span></text:p>
      <text:p text:style-name="P5"><text:span text:style-name="Fonte_20_parág._20_padrão"><text:s text:c="6"/>data: { ...element }</text:span></text:p>
      <text:p text:style-name="P5"><text:span text:style-name="Fonte_20_parág._20_padrão"><text:s text:c="4"/>});</text:span></text:p>
      <text:p text:style-name="P5"><text:span text:style-name="Fonte_20_parág._20_padrão"/></text:p>
      <text:p text:style-name="P5"><text:span text:style-name="Fonte_20_parág._20_padrão"><text:s text:c="4"/>dialogRef.afterClosed().subscribe((result: { codigo: any; }) =&gt; {</text:span></text:p>
      <text:p text:style-name="P5"><text:span text:style-name="Fonte_20_parág._20_padrão"><text:s text:c="6"/>if (result) {</text:span></text:p>
      <text:p text:style-name="P5"><text:span text:style-name="Fonte_20_parág._20_padrão"><text:s text:c="6"/>}</text:span></text:p>
      <text:p text:style-name="P5"><text:span text:style-name="Fonte_20_parág._20_padrão"><text:s text:c="4"/>});</text:span></text:p>
      <text:p text:style-name="P5"><text:span text:style-name="Fonte_20_parág._20_padrão"><text:s text:c="2"/>}</text:span></text:p>
      <text:p text:style-name="P5"><text:span text:style-name="Fonte_20_parág._20_padrão"/></text:p>
      <text:p text:style-name="P5"><text:span text:style-name="Fonte_20_parág._20_padrão"><text:s text:c="2"/>openDeleteDialog(element: any): void{</text:span></text:p>
      <text:p text:style-name="P5"><text:span text:style-name="Fonte_20_parág._20_padrão"><text:s text:c="4"/>const dialogRef = this.dialog.open(DeletarDialogComponent, {</text:span></text:p>
      <text:p text:style-name="P5"><text:soft-page-break/><text:span text:style-name="Fonte_20_parág._20_padrão"><text:s text:c="6"/>width: '250px',</text:span></text:p>
      <text:p text:style-name="P5"><text:span text:style-name="Fonte_20_parág._20_padrão"><text:s text:c="6"/>data: { ...element }</text:span></text:p>
      <text:p text:style-name="P5"><text:span text:style-name="Fonte_20_parág._20_padrão"><text:s text:c="4"/>});</text:span></text:p>
      <text:p text:style-name="P5"><text:span text:style-name="Fonte_20_parág._20_padrão"/></text:p>
      <text:p text:style-name="P5"><text:span text:style-name="Fonte_20_parág._20_padrão"><text:s text:c="4"/>dialogRef.afterClosed().subscribe((result: {codigo: any}) =&gt;{</text:span></text:p>
      <text:p text:style-name="P5"><text:span text:style-name="Fonte_20_parág._20_padrão"><text:s text:c="6"/>if (result) {</text:span></text:p>
      <text:p text:style-name="P5"><text:span text:style-name="Fonte_20_parág._20_padrão"><text:s text:c="8"/>const index = this.dadosFormulario.findIndex(element =&gt; element.codigo === result);</text:span></text:p>
      <text:p text:style-name="P5"><text:span text:style-name="Fonte_20_parág._20_padrão"><text:s text:c="8"/>console.log("index: ",index)</text:span></text:p>
      <text:p text:style-name="P5"><text:span text:style-name="Fonte_20_parág._20_padrão"><text:s text:c="8"/>if (index &gt; -1) {</text:span></text:p>
      <text:p text:style-name="P5"><text:span text:style-name="Fonte_20_parág._20_padrão"><text:s text:c="10"/>this.dadosFormulario.splice(index, 1);</text:span></text:p>
      <text:p text:style-name="P5"><text:span text:style-name="Fonte_20_parág._20_padrão"><text:s text:c="10"/>console.log('Elemento: ' + JSON.stringify(element) + 'resultado: ' + JSON.stringify(result))</text:span></text:p>
      <text:p text:style-name="P5"><text:span text:style-name="Fonte_20_parág._20_padrão"><text:s text:c="10"/>this.http.delete&lt;any&gt;(`http://localhost:3000/api/doador/${result}`).subscribe()</text:span></text:p>
      <text:p text:style-name="P5"><text:span text:style-name="Fonte_20_parág._20_padrão"><text:s text:c="10"/>this.atualizaDadosDaTabela();</text:span></text:p>
      <text:p text:style-name="P5"><text:span text:style-name="Fonte_20_parág._20_padrão"><text:s text:c="8"/>}</text:span></text:p>
      <text:p text:style-name="P5"><text:span text:style-name="Fonte_20_parág._20_padrão"><text:s text:c="6"/>}</text:span></text:p>
      <text:p text:style-name="P5"><text:span text:style-name="Fonte_20_parág._20_padrão"><text:s text:c="4"/>}</text:span></text:p>
      <text:p text:style-name="P5"><text:span text:style-name="Fonte_20_parág._20_padrão"><text:s text:c="4"/>)</text:span></text:p>
      <text:p text:style-name="P5"><text:span text:style-name="Fonte_20_parág._20_padrão"><text:s text:c="2"/>}</text:span></text:p>
      <text:p text:style-name="P5"><text:span text:style-name="Fonte_20_parág._20_padrão">}</text:span></text:p>
      <text:p text:style-name="P23"/>
      <text:p text:style-name="P24"/>
      <text:p text:style-name="P11">14) Dentro de <text:span text:style-name="T2">‘buscar.component.css’</text:span> insira:</text:p>
      <text:p text:style-name="P11"/>
      <text:p text:style-name="P5"><text:span text:style-name="Fonte_20_parág._20_padrão">.barra {</text:span></text:p>
      <text:p text:style-name="P5"><text:span text:style-name="Fonte_20_parág._20_padrão"><text:s text:c="2"/>background-color: white;</text:span></text:p>
      <text:p text:style-name="P5"><text:span text:style-name="Fonte_20_parág._20_padrão">}</text:span></text:p>
      <text:p text:style-name="P5"><text:span text:style-name="Fonte_20_parág._20_padrão">.botao{</text:span></text:p>
      <text:p text:style-name="P5"><text:span text:style-name="Fonte_20_parág._20_padrão"><text:s text:c="2"/>align-items: center;</text:span></text:p>
      <text:p text:style-name="P5"><text:span text:style-name="Fonte_20_parág._20_padrão"><text:s text:c="2"/>justify-content: center;</text:span></text:p>
      <text:p text:style-name="P5"><text:span text:style-name="Fonte_20_parág._20_padrão"><text:s text:c="2"/>display: flex;</text:span></text:p>
      <text:p text:style-name="P5"><text:span text:style-name="Fonte_20_parág._20_padrão">}</text:span></text:p>
      <text:p text:style-name="P5"><text:span text:style-name="Fonte_20_parág._20_padrão">.botao-tabela{</text:span></text:p>
      <text:p text:style-name="P5"><text:span text:style-name="Fonte_20_parág._20_padrão"><text:s text:c="2"/>margin-left: 10px;</text:span></text:p>
      <text:p text:style-name="P5"><text:span text:style-name="Fonte_20_parág._20_padrão"><text:s text:c="2"/>margin-right: 10px;</text:span></text:p>
      <text:p text:style-name="P5"><text:span text:style-name="Fonte_20_parág._20_padrão">}</text:span></text:p>
      <text:p text:style-name="P5"><text:span text:style-name="Fonte_20_parág._20_padrão">.texto-barra {</text:span></text:p>
      <text:p text:style-name="P5"><text:span text:style-name="Fonte_20_parág._20_padrão"><text:s text:c="2"/>color: FireBrick;</text:span></text:p>
      <text:p text:style-name="P5"><text:span text:style-name="Fonte_20_parág._20_padrão"><text:s text:c="2"/>justify-content: center;</text:span></text:p>
      <text:p text:style-name="P5"><text:span text:style-name="Fonte_20_parág._20_padrão"><text:s text:c="2"/>display: flex;</text:span></text:p>
      <text:p text:style-name="P5"><text:span text:style-name="Fonte_20_parág._20_padrão"><text:s text:c="2"/>margin-left: 50px;</text:span></text:p>
      <text:p text:style-name="P5"><text:span text:style-name="Fonte_20_parág._20_padrão">}</text:span></text:p>
      <text:p text:style-name="P5"><text:span text:style-name="Fonte_20_parág._20_padrão">.formulario {</text:span></text:p>
      <text:p text:style-name="P5"><text:span text:style-name="Fonte_20_parág._20_padrão"><text:s text:c="2"/>min-width: 150px;</text:span></text:p>
      <text:p text:style-name="P5"><text:span text:style-name="Fonte_20_parág._20_padrão"><text:s text:c="2"/>max-width: 500px;</text:span></text:p>
      <text:p text:style-name="P5"><text:span text:style-name="Fonte_20_parág._20_padrão"><text:s text:c="2"/>width: 100%;</text:span></text:p>
      <text:p text:style-name="P5"><text:span text:style-name="Fonte_20_parág._20_padrão">}</text:span></text:p>
      <text:p text:style-name="P5"><text:span text:style-name="Fonte_20_parág._20_padrão">.card1 {</text:span></text:p>
      <text:p text:style-name="P5"><text:span text:style-name="Fonte_20_parág._20_padrão"><text:s text:c="2"/>background-color: white;</text:span></text:p>
      <text:p text:style-name="P5"><text:soft-page-break/><text:span text:style-name="Fonte_20_parág._20_padrão"><text:s text:c="2"/>display: flex;</text:span></text:p>
      <text:p text:style-name="P5"><text:span text:style-name="Fonte_20_parág._20_padrão"><text:s text:c="2"/>justify-content: center;</text:span></text:p>
      <text:p text:style-name="P5"><text:span text:style-name="Fonte_20_parág._20_padrão"><text:s text:c="2"/>align-items: center;</text:span></text:p>
      <text:p text:style-name="P5"><text:span text:style-name="Fonte_20_parág._20_padrão"><text:s text:c="2"/>margin: auto;</text:span></text:p>
      <text:p text:style-name="P5"><text:span text:style-name="Fonte_20_parág._20_padrão"><text:s text:c="2"/>margin: auto;</text:span></text:p>
      <text:p text:style-name="P5"><text:span text:style-name="Fonte_20_parág._20_padrão"><text:s text:c="2"/>margin-left: 35%;</text:span></text:p>
      <text:p text:style-name="P5"><text:span text:style-name="Fonte_20_parág._20_padrão"><text:s text:c="2"/>margin-right: 35%;</text:span></text:p>
      <text:p text:style-name="P5"><text:span text:style-name="Fonte_20_parág._20_padrão">}</text:span></text:p>
      <text:p text:style-name="P5"><text:span text:style-name="Fonte_20_parág._20_padrão"/></text:p>
      <text:p text:style-name="P5"><text:span text:style-name="Fonte_20_parág._20_padrão">.card2 {</text:span></text:p>
      <text:p text:style-name="P5"><text:span text:style-name="Fonte_20_parág._20_padrão"><text:s text:c="2"/>background-color: white;</text:span></text:p>
      <text:p text:style-name="P5"><text:span text:style-name="Fonte_20_parág._20_padrão"><text:s text:c="2"/>display: flex;</text:span></text:p>
      <text:p text:style-name="P5"><text:span text:style-name="Fonte_20_parág._20_padrão"><text:s text:c="2"/>justify-content: center;</text:span></text:p>
      <text:p text:style-name="P5"><text:span text:style-name="Fonte_20_parág._20_padrão"><text:s text:c="2"/>align-items: center;</text:span></text:p>
      <text:p text:style-name="P5"><text:span text:style-name="Fonte_20_parág._20_padrão"><text:s text:c="2"/>margin-top: 2%;</text:span></text:p>
      <text:p text:style-name="P5"><text:span text:style-name="Fonte_20_parág._20_padrão">}</text:span></text:p>
      <text:p text:style-name="P23"/>
      <text:p text:style-name="P23"/>
      <text:p text:style-name="P11">15) Dentro do componente buscar crie o arquivo <text:span text:style-name="T2">‘buscar.routing.module.ts’ </text:span>e insira o código:</text:p>
      <text:p text:style-name="P11"/>
      <text:p text:style-name="P8"><text:span text:style-name="Fonte_20_parág._20_padrão"><text:span text:style-name="T11">import { NgModule } from '@angular/core';</text:span></text:span></text:p>
      <text:p text:style-name="P8"><text:span text:style-name="Fonte_20_parág._20_padrão"><text:span text:style-name="T11">import { RouterModule, Routes } from '@angular/router';</text:span></text:span></text:p>
      <text:p text:style-name="P8"><text:span text:style-name="Fonte_20_parág._20_padrão"><text:span text:style-name="T11">import { BuscarComponent } from './buscar.component';</text:span></text:span></text:p>
      <text:p text:style-name="P8"><text:span text:style-name="Fonte_20_parág._20_padrão"><text:span text:style-name="T11"/></text:span></text:p>
      <text:p text:style-name="P8"><text:span text:style-name="Fonte_20_parág._20_padrão"><text:span text:style-name="T11">const routes: Routes = [</text:span></text:span></text:p>
      <text:p text:style-name="P8"><text:span text:style-name="Fonte_20_parág._20_padrão"><text:span text:style-name="T11"><text:s text:c="2"/>{ path: 'buscar', component: BuscarComponent }</text:span></text:span></text:p>
      <text:p text:style-name="P8"><text:span text:style-name="Fonte_20_parág._20_padrão"><text:span text:style-name="T11">];</text:span></text:span></text:p>
      <text:p text:style-name="P8"><text:span text:style-name="Fonte_20_parág._20_padrão"><text:span text:style-name="T11"/></text:span></text:p>
      <text:p text:style-name="P8"><text:span text:style-name="Fonte_20_parág._20_padrão"><text:span text:style-name="T11">@NgModule({</text:span></text:span></text:p>
      <text:p text:style-name="P8"><text:span text:style-name="Fonte_20_parág._20_padrão"><text:span text:style-name="T11"><text:s text:c="2"/>imports: [RouterModule.forChild(routes)],</text:span></text:span></text:p>
      <text:p text:style-name="P8"><text:span text:style-name="Fonte_20_parág._20_padrão"><text:span text:style-name="T11"><text:s text:c="2"/>exports: [RouterModule]</text:span></text:span></text:p>
      <text:p text:style-name="P8"><text:span text:style-name="Fonte_20_parág._20_padrão"><text:span text:style-name="T11">})</text:span></text:span></text:p>
      <text:p text:style-name="P8"><text:span text:style-name="Fonte_20_parág._20_padrão"><text:span text:style-name="T11">export class BuscarRoutingModule { }</text:span></text:span></text:p>
      <text:p text:style-name="P23"/>
      <text:p text:style-name="P17">1<text:span text:style-name="T21">6</text:span>) Dentro do componente <text:span text:style-name="T22">deletar-dialog</text:span> crie o arquivo <text:span text:style-name="T2">‘deletar-dialog.component.html’ </text:span>e insira o código:</text:p>
      <text:p text:style-name="P17"/>
      <text:p text:style-name="P6"><text:span text:style-name="Fonte_20_parág._20_padrão">&lt;h1 mat-dialog-title style="color: firebrick; text-align: center;"&gt;Confirmar Exclusão&lt;/h1&gt;</text:span></text:p>
      <text:p text:style-name="P6"><text:span text:style-name="Fonte_20_parág._20_padrão">&lt;div mat-dialog-content&gt;</text:span></text:p>
      <text:p text:style-name="P6"><text:span text:style-name="Fonte_20_parág._20_padrão"><text:s text:c="2"/>&lt;p&gt;Tem certeza de que deseja excluir este item?&lt;/p&gt;</text:span></text:p>
      <text:p text:style-name="P6"><text:span text:style-name="Fonte_20_parág._20_padrão">&lt;/div&gt;</text:span></text:p>
      <text:p text:style-name="P6"><text:span text:style-name="Fonte_20_parág._20_padrão">&lt;div mat-dialog-actions&gt;</text:span></text:p>
      <text:p text:style-name="P6"><text:span text:style-name="Fonte_20_parág._20_padrão"><text:s text:c="2"/>&lt;button mat-button (click)="onNoClick()" cdkFocusInitial&gt;Cancelar&lt;/button&gt;</text:span></text:p>
      <text:p text:style-name="P6"><text:span text:style-name="Fonte_20_parág._20_padrão"><text:s text:c="2"/>&lt;button mat-button [mat-dialog-close]="data.codigo"&gt;Excluir&lt;/button&gt;</text:span></text:p>
      <text:p text:style-name="P6"><text:span text:style-name="Fonte_20_parág._20_padrão">&lt;/div&gt;</text:span></text:p>
      <text:p text:style-name="P17"/>
      <text:p text:style-name="P17"/>
      <text:p text:style-name="P17">1<text:span text:style-name="T21">7</text:span>) Dentro do componente <text:span text:style-name="T22">deletar-dialog</text:span> crie o arquivo <text:span text:style-name="T2">‘deletar-dialog.component.ts’ </text:span>e insira o código:</text:p>
      <text:p text:style-name="P17"/>
      <text:p text:style-name="P7"><text:span text:style-name="Fonte_20_parág._20_padrão">import { Component, Inject } from '@angular/core';</text:span></text:p>
      <text:p text:style-name="P7"><text:soft-page-break/><text:span text:style-name="Fonte_20_parág._20_padrão">import { FormsModule, ReactiveFormsModule } from '@angular/forms';</text:span></text:p>
      <text:p text:style-name="P7"><text:span text:style-name="Fonte_20_parág._20_padrão">import { MatButtonModule } from '@angular/material/button';</text:span></text:p>
      <text:p text:style-name="P7"><text:span text:style-name="Fonte_20_parág._20_padrão">import { MAT_DIALOG_DATA, MatDialogClose, MatDialogRef } from '@angular/material/dialog';</text:span></text:p>
      <text:p text:style-name="P7"><text:span text:style-name="Fonte_20_parág._20_padrão">import { MatFormFieldModule } from '@angular/material/form-field';</text:span></text:p>
      <text:p text:style-name="P7"><text:span text:style-name="Fonte_20_parág._20_padrão">import { MatRadioModule } from '@angular/material/radio';</text:span></text:p>
      <text:p text:style-name="P7"><text:span text:style-name="Fonte_20_parág._20_padrão">import { MatSelectModule } from '@angular/material/select';</text:span></text:p>
      <text:p text:style-name="P7"><text:span text:style-name="Fonte_20_parág._20_padrão">import { MatInputModule } from '@angular/material/input';</text:span></text:p>
      <text:p text:style-name="P7"><text:span text:style-name="Fonte_20_parág._20_padrão">import { MatCardModule } from '@angular/material/card';</text:span></text:p>
      <text:p text:style-name="P7"><text:span text:style-name="Fonte_20_parág._20_padrão">import { MatDialogModule } from '@angular/material/dialog';</text:span></text:p>
      <text:p text:style-name="P7"><text:span text:style-name="Fonte_20_parág._20_padrão"/></text:p>
      <text:p text:style-name="P7"><text:span text:style-name="Fonte_20_parág._20_padrão">@Component({</text:span></text:p>
      <text:p text:style-name="P7"><text:span text:style-name="Fonte_20_parág._20_padrão"><text:s text:c="2"/>selector: 'app-deletar-dialog',</text:span></text:p>
      <text:p text:style-name="P7"><text:span text:style-name="Fonte_20_parág._20_padrão"><text:s text:c="2"/>standalone: true,</text:span></text:p>
      <text:p text:style-name="P7"><text:span text:style-name="Fonte_20_parág._20_padrão"><text:s text:c="2"/>imports: [</text:span></text:p>
      <text:p text:style-name="P7"><text:span text:style-name="Fonte_20_parág._20_padrão"><text:s text:c="4"/>MatDialogClose,</text:span></text:p>
      <text:p text:style-name="P7"><text:span text:style-name="Fonte_20_parág._20_padrão"><text:s text:c="4"/>MatButtonModule,</text:span></text:p>
      <text:p text:style-name="P7"><text:span text:style-name="Fonte_20_parág._20_padrão"><text:s text:c="4"/>FormsModule,</text:span></text:p>
      <text:p text:style-name="P7"><text:span text:style-name="Fonte_20_parág._20_padrão"><text:s text:c="4"/>ReactiveFormsModule,</text:span></text:p>
      <text:p text:style-name="P7"><text:span text:style-name="Fonte_20_parág._20_padrão"><text:s text:c="4"/>MatFormFieldModule,</text:span></text:p>
      <text:p text:style-name="P7"><text:span text:style-name="Fonte_20_parág._20_padrão"><text:s text:c="4"/>MatRadioModule,</text:span></text:p>
      <text:p text:style-name="P7"><text:span text:style-name="Fonte_20_parág._20_padrão"><text:s text:c="4"/>MatSelectModule,</text:span></text:p>
      <text:p text:style-name="P7"><text:span text:style-name="Fonte_20_parág._20_padrão"><text:s text:c="4"/>MatInputModule,</text:span></text:p>
      <text:p text:style-name="P7"><text:span text:style-name="Fonte_20_parág._20_padrão"><text:s text:c="4"/>MatCardModule,</text:span></text:p>
      <text:p text:style-name="P7"><text:span text:style-name="Fonte_20_parág._20_padrão"><text:s text:c="4"/>MatDialogModule</text:span></text:p>
      <text:p text:style-name="P7"><text:span text:style-name="Fonte_20_parág._20_padrão"><text:s text:c="2"/>],</text:span></text:p>
      <text:p text:style-name="P7"><text:span text:style-name="Fonte_20_parág._20_padrão"><text:s text:c="2"/>templateUrl: './deletar-dialog.component.html',</text:span></text:p>
      <text:p text:style-name="P7"><text:span text:style-name="Fonte_20_parág._20_padrão">})</text:span></text:p>
      <text:p text:style-name="P7"><text:span text:style-name="Fonte_20_parág._20_padrão">export class DeletarDialogComponent {</text:span></text:p>
      <text:p text:style-name="P7"><text:span text:style-name="Fonte_20_parág._20_padrão"><text:s text:c="2"/>constructor(</text:span></text:p>
      <text:p text:style-name="P7"><text:span text:style-name="Fonte_20_parág._20_padrão"><text:s text:c="4"/>public dialogRef: MatDialogRef&lt;DeletarDialogComponent&gt;,</text:span></text:p>
      <text:p text:style-name="P7"><text:span text:style-name="Fonte_20_parág._20_padrão"><text:s text:c="4"/>@Inject(MAT_DIALOG_DATA) public data: any</text:span></text:p>
      <text:p text:style-name="P7"><text:span text:style-name="Fonte_20_parág._20_padrão"><text:s text:c="2"/>){}</text:span></text:p>
      <text:p text:style-name="P7"><text:span text:style-name="Fonte_20_parág._20_padrão"/></text:p>
      <text:p text:style-name="P7"><text:span text:style-name="Fonte_20_parág._20_padrão"><text:s text:c="2"/>onNoClick(): void{</text:span></text:p>
      <text:p text:style-name="P7"><text:span text:style-name="Fonte_20_parág._20_padrão"><text:s text:c="4"/>this.dialogRef.close();</text:span></text:p>
      <text:p text:style-name="P7"><text:span text:style-name="Fonte_20_parág._20_padrão"><text:s text:c="2"/>}</text:span></text:p>
      <text:p text:style-name="P7"><text:span text:style-name="Fonte_20_parág._20_padrão"/></text:p>
      <text:p text:style-name="P7"><text:span text:style-name="Fonte_20_parág._20_padrão">}</text:span></text:p>
      <text:p text:style-name="P17"/>
      <text:p text:style-name="P18">1<text:span text:style-name="T22">8</text:span>) Dentro do componente <text:span text:style-name="T22">doacoes</text:span> crie o arquivo <text:span text:style-name="T2">‘doacoes.component.html’ </text:span>e insira o código:</text:p>
      <text:p text:style-name="P17"/>
      <text:p text:style-name="P7"><text:span text:style-name="Fonte_20_parág._20_padrão">&lt;br&gt;</text:span></text:p>
      <text:p text:style-name="P7"><text:span text:style-name="Fonte_20_parág._20_padrão">&lt;br&gt;</text:span></text:p>
      <text:p text:style-name="P7"><text:span text:style-name="Fonte_20_parág._20_padrão">&lt;br&gt;</text:span></text:p>
      <text:p text:style-name="P7"><text:span text:style-name="Fonte_20_parág._20_padrão"/></text:p>
      <text:p text:style-name="P7"><text:span text:style-name="Fonte_20_parág._20_padrão">&lt;mat-card class="card1"&gt;</text:span></text:p>
      <text:p text:style-name="P7"><text:span text:style-name="Fonte_20_parág._20_padrão"><text:s text:c="2"/>&lt;mat-card-content&gt;</text:span></text:p>
      <text:p text:style-name="P7"><text:span text:style-name="Fonte_20_parág._20_padrão"><text:s text:c="4"/>&lt;mat-toolbar class="barra"&gt;</text:span></text:p>
      <text:p text:style-name="P7"><text:span text:style-name="Fonte_20_parág._20_padrão"><text:s text:c="6"/>&lt;span class="texto-barra"&gt;</text:span></text:p>
      <text:p text:style-name="P7"><text:span text:style-name="Fonte_20_parág._20_padrão"><text:s text:c="4"/>Ver Todas as Doações</text:span></text:p>
      <text:p text:style-name="P7"><text:soft-page-break/><text:span text:style-name="Fonte_20_parág._20_padrão"><text:s text:c="4"/>&lt;/span&gt;</text:span></text:p>
      <text:p text:style-name="P7"><text:span text:style-name="Fonte_20_parág._20_padrão"><text:s text:c="4"/>&lt;/mat-toolbar&gt;</text:span></text:p>
      <text:p text:style-name="P7"><text:span text:style-name="Fonte_20_parág._20_padrão"/></text:p>
      <text:p text:style-name="P7"><text:span text:style-name="Fonte_20_parág._20_padrão"><text:s text:c="4"/>&lt;br&gt;</text:span></text:p>
      <text:p text:style-name="P7"><text:span text:style-name="Fonte_20_parág._20_padrão"/></text:p>
      <text:p text:style-name="P7"><text:span text:style-name="Fonte_20_parág._20_padrão"><text:s text:c="4"/>&lt;form class="formulario" (ngSubmit)="getForms(form)" #form="ngForm" novalidate&gt;</text:span></text:p>
      <text:p text:style-name="P7"><text:span text:style-name="Fonte_20_parág._20_padrão"/></text:p>
      <text:p text:style-name="P7"><text:span text:style-name="Fonte_20_parág._20_padrão"/></text:p>
      <text:p text:style-name="P7"><text:span text:style-name="Fonte_20_parág._20_padrão"><text:s text:c="6"/>&lt;section&gt;</text:span></text:p>
      <text:p text:style-name="P7"><text:span text:style-name="Fonte_20_parág._20_padrão"><text:s text:c="8"/>&lt;mat-form-field style="margin-right: 10px;"&gt;</text:span></text:p>
      <text:p text:style-name="P7"><text:span text:style-name="Fonte_20_parág._20_padrão"><text:s text:c="10"/>&lt;mat-label&gt;Insira a data inicial da busca:&lt;/mat-label&gt;</text:span></text:p>
      <text:p text:style-name="P7"><text:span text:style-name="Fonte_20_parág._20_padrão"><text:s text:c="10"/>&lt;input matInput type="date" [(ngModel)]="datainicial" name="datainicial"&gt;</text:span></text:p>
      <text:p text:style-name="P7"><text:span text:style-name="Fonte_20_parág._20_padrão"><text:s text:c="8"/>&lt;/mat-form-field&gt;</text:span></text:p>
      <text:p text:style-name="P7"><text:span text:style-name="Fonte_20_parág._20_padrão"><text:s text:c="6"/>&lt;/section&gt;</text:span></text:p>
      <text:p text:style-name="P7"><text:span text:style-name="Fonte_20_parág._20_padrão"/></text:p>
      <text:p text:style-name="P7"><text:span text:style-name="Fonte_20_parág._20_padrão"><text:s text:c="6"/>&lt;section&gt;</text:span></text:p>
      <text:p text:style-name="P7"><text:span text:style-name="Fonte_20_parág._20_padrão"><text:s text:c="8"/>&lt;mat-form-field style="margin-right: 30px;"&gt;</text:span></text:p>
      <text:p text:style-name="P7"><text:span text:style-name="Fonte_20_parág._20_padrão"><text:s text:c="10"/>&lt;mat-label&gt;Insira a data final da busca:&lt;/mat-label&gt;</text:span></text:p>
      <text:p text:style-name="P7"><text:span text:style-name="Fonte_20_parág._20_padrão"><text:s text:c="10"/>&lt;input matInput type="date" [(ngModel)]="datafinal" name="datafinal"&gt;</text:span></text:p>
      <text:p text:style-name="P7"><text:span text:style-name="Fonte_20_parág._20_padrão"><text:s text:c="8"/>&lt;/mat-form-field&gt;</text:span></text:p>
      <text:p text:style-name="P7"><text:span text:style-name="Fonte_20_parág._20_padrão"><text:s text:c="6"/>&lt;/section&gt;</text:span></text:p>
      <text:p text:style-name="P7"><text:span text:style-name="Fonte_20_parág._20_padrão"/></text:p>
      <text:p text:style-name="P7"><text:span text:style-name="Fonte_20_parág._20_padrão"><text:s text:c="6"/>&lt;br&gt;</text:span></text:p>
      <text:p text:style-name="P7"><text:span text:style-name="Fonte_20_parág._20_padrão"/></text:p>
      <text:p text:style-name="P7"><text:span text:style-name="Fonte_20_parág._20_padrão"><text:s text:c="6"/>&lt;section&gt;</text:span></text:p>
      <text:p text:style-name="P7"><text:span text:style-name="Fonte_20_parág._20_padrão"><text:s text:c="8"/>&lt;br&gt;</text:span></text:p>
      <text:p text:style-name="P7"><text:span text:style-name="Fonte_20_parág._20_padrão"><text:s text:c="8"/>&lt;br&gt;</text:span></text:p>
      <text:p text:style-name="P7"><text:span text:style-name="Fonte_20_parág._20_padrão"><text:s text:c="8"/>&lt;br&gt;</text:span></text:p>
      <text:p text:style-name="P7"><text:span text:style-name="Fonte_20_parág._20_padrão"><text:s text:c="8"/>&lt;button class="botao" mat-raised-button type="submit"&gt;Buscar&lt;/button&gt;</text:span></text:p>
      <text:p text:style-name="P7"><text:span text:style-name="Fonte_20_parág._20_padrão"><text:s text:c="6"/>&lt;/section&gt;</text:span></text:p>
      <text:p text:style-name="P7"><text:span text:style-name="Fonte_20_parág._20_padrão"/></text:p>
      <text:p text:style-name="P7"><text:span text:style-name="Fonte_20_parág._20_padrão"><text:s text:c="6"/>&lt;/form&gt;</text:span></text:p>
      <text:p text:style-name="P7"><text:span text:style-name="Fonte_20_parág._20_padrão"/></text:p>
      <text:p text:style-name="P7"><text:span text:style-name="Fonte_20_parág._20_padrão"><text:s text:c="6"/>&lt;/mat-card-content&gt;</text:span></text:p>
      <text:p text:style-name="P7"><text:span text:style-name="Fonte_20_parág._20_padrão"/></text:p>
      <text:p text:style-name="P7"><text:span text:style-name="Fonte_20_parág._20_padrão">&lt;/mat-card&gt;</text:span></text:p>
      <text:p text:style-name="P7"><text:span text:style-name="Fonte_20_parág._20_padrão"/></text:p>
      <text:p text:style-name="P7"><text:span text:style-name="Fonte_20_parág._20_padrão">&lt;mat-card class="card2"&gt;</text:span></text:p>
      <text:p text:style-name="P7"><text:span text:style-name="Fonte_20_parág._20_padrão"><text:s text:c="2"/>&lt;mat-card-content&gt;</text:span></text:p>
      <text:p text:style-name="P7"><text:span text:style-name="Fonte_20_parág._20_padrão"><text:s text:c="4"/>&lt;table</text:span></text:p>
      <text:p text:style-name="P7"><text:span text:style-name="Fonte_20_parág._20_padrão"><text:s text:c="6"/>aria-describedby="minha-tabela"</text:span></text:p>
      <text:p text:style-name="P7"><text:span text:style-name="Fonte_20_parág._20_padrão"><text:s text:c="6"/>mat-table</text:span></text:p>
      <text:p text:style-name="P7"><text:span text:style-name="Fonte_20_parág._20_padrão"><text:s text:c="6"/>[dataSource]="dadosFormulario"</text:span></text:p>
      <text:p text:style-name="P7"><text:span text:style-name="Fonte_20_parág._20_padrão"><text:s text:c="6"/>class="mat-elevation-z8"</text:span></text:p>
      <text:p text:style-name="P7"><text:span text:style-name="Fonte_20_parág._20_padrão"><text:s text:c="4"/>&gt;</text:span></text:p>
      <text:p text:style-name="P7"><text:span text:style-name="Fonte_20_parág._20_padrão"><text:s text:c="6"/>&lt;ng-container matColumnDef="codigo"&gt;</text:span></text:p>
      <text:p text:style-name="P7"><text:span text:style-name="Fonte_20_parág._20_padrão"><text:s text:c="8"/>&lt;th mat-header-cell *matHeaderCellDef&gt;Código da Doação&lt;/th&gt;</text:span></text:p>
      <text:p text:style-name="P7"><text:span text:style-name="Fonte_20_parág._20_padrão"><text:s text:c="8"/>&lt;td mat-cell *matCellDef="let element"&gt;{{ element.codigo }}&lt;/td&gt;</text:span></text:p>
      <text:p text:style-name="P7"><text:span text:style-name="Fonte_20_parág._20_padrão"><text:s text:c="6"/>&lt;/ng-container&gt;</text:span></text:p>
      <text:p text:style-name="P7"><text:span text:style-name="Fonte_20_parág._20_padrão"/></text:p>
      <text:p text:style-name="P7"><text:span text:style-name="Fonte_20_parág._20_padrão"><text:s text:c="6"/>&lt;ng-container matColumnDef="volume"&gt;</text:span></text:p>
      <text:p text:style-name="P7"><text:soft-page-break/><text:span text:style-name="Fonte_20_parág._20_padrão"><text:s text:c="8"/>&lt;th mat-header-cell *matHeaderCellDef&gt;Volume da Doação&lt;/th&gt;</text:span></text:p>
      <text:p text:style-name="P7"><text:span text:style-name="Fonte_20_parág._20_padrão"><text:s text:c="8"/>&lt;td mat-cell *matCellDef="let element"&gt;{{ element.volume }}&lt;/td&gt;</text:span></text:p>
      <text:p text:style-name="P7"><text:span text:style-name="Fonte_20_parág._20_padrão"><text:s text:c="6"/>&lt;/ng-container&gt;</text:span></text:p>
      <text:p text:style-name="P7"><text:span text:style-name="Fonte_20_parág._20_padrão"/></text:p>
      <text:p text:style-name="P7"><text:span text:style-name="Fonte_20_parág._20_padrão"><text:s text:c="6"/>&lt;ng-container matColumnDef="data"&gt;</text:span></text:p>
      <text:p text:style-name="P7"><text:span text:style-name="Fonte_20_parág._20_padrão"><text:s text:c="8"/>&lt;th mat-header-cell *matHeaderCellDef&gt;Data da Doação&lt;/th&gt;</text:span></text:p>
      <text:p text:style-name="P7"><text:span text:style-name="Fonte_20_parág._20_padrão"><text:s text:c="8"/>&lt;td mat-cell *matCellDef="let element"&gt;{{ element.data }}&lt;/td&gt;</text:span></text:p>
      <text:p text:style-name="P7"><text:span text:style-name="Fonte_20_parág._20_padrão"><text:s text:c="6"/>&lt;/ng-container&gt;</text:span></text:p>
      <text:p text:style-name="P7"><text:span text:style-name="Fonte_20_parág._20_padrão"/></text:p>
      <text:p text:style-name="P7"><text:span text:style-name="Fonte_20_parág._20_padrão"><text:s text:c="6"/>&lt;ng-container matColumnDef="hora"&gt;</text:span></text:p>
      <text:p text:style-name="P7"><text:span text:style-name="Fonte_20_parág._20_padrão"><text:s text:c="8"/>&lt;th mat-header-cell *matHeaderCellDef&gt;Hora&lt;/th&gt;</text:span></text:p>
      <text:p text:style-name="P7"><text:span text:style-name="Fonte_20_parág._20_padrão"><text:s text:c="8"/>&lt;td mat-cell *matCellDef="let element"&gt;{{ element.hora }}&lt;/td&gt;</text:span></text:p>
      <text:p text:style-name="P7"><text:span text:style-name="Fonte_20_parág._20_padrão"><text:s text:c="6"/>&lt;/ng-container&gt;</text:span></text:p>
      <text:p text:style-name="P7"><text:span text:style-name="Fonte_20_parág._20_padrão"/></text:p>
      <text:p text:style-name="P7"><text:span text:style-name="Fonte_20_parág._20_padrão"><text:s text:c="6"/>&lt;ng-container matColumnDef="doadorCodigo"&gt;</text:span></text:p>
      <text:p text:style-name="P7"><text:span text:style-name="Fonte_20_parág._20_padrão"><text:s text:c="8"/>&lt;th mat-header-cell *matHeaderCellDef&gt;Código do Doador&lt;/th&gt;</text:span></text:p>
      <text:p text:style-name="P7"><text:span text:style-name="Fonte_20_parág._20_padrão"><text:s text:c="8"/>&lt;td mat-cell *matCellDef="let element"&gt;{{ element.doador.codigo }}&lt;/td&gt;</text:span></text:p>
      <text:p text:style-name="P7"><text:span text:style-name="Fonte_20_parág._20_padrão"><text:s text:c="6"/>&lt;/ng-container&gt;</text:span></text:p>
      <text:p text:style-name="P7"><text:span text:style-name="Fonte_20_parág._20_padrão"/></text:p>
      <text:p text:style-name="P7"><text:span text:style-name="Fonte_20_parág._20_padrão"><text:s text:c="6"/>&lt;ng-container matColumnDef="nome"&gt;</text:span></text:p>
      <text:p text:style-name="P7"><text:span text:style-name="Fonte_20_parág._20_padrão"><text:s text:c="8"/>&lt;th mat-header-cell *matHeaderCellDef&gt;Nome do Doador&lt;/th&gt;</text:span></text:p>
      <text:p text:style-name="P7"><text:span text:style-name="Fonte_20_parág._20_padrão"><text:s text:c="8"/>&lt;td mat-cell *matCellDef="let element"&gt;{{ element.doador.nome }}&lt;/td&gt;</text:span></text:p>
      <text:p text:style-name="P7"><text:span text:style-name="Fonte_20_parág._20_padrão"><text:s text:c="6"/>&lt;/ng-container&gt;</text:span></text:p>
      <text:p text:style-name="P7"><text:span text:style-name="Fonte_20_parág._20_padrão"/></text:p>
      <text:p text:style-name="P7"><text:span text:style-name="Fonte_20_parág._20_padrão"><text:s text:c="6"/>&lt;tr mat-header-row *matHeaderRowDef="displayedColumns"&gt;&lt;/tr&gt;</text:span></text:p>
      <text:p text:style-name="P7"><text:span text:style-name="Fonte_20_parág._20_padrão"><text:s text:c="6"/>&lt;tr mat-row *matRowDef="let row; columns: displayedColumns"&gt;&lt;/tr&gt;</text:span></text:p>
      <text:p text:style-name="P7"><text:span text:style-name="Fonte_20_parág._20_padrão"><text:s text:c="4"/>&lt;/table&gt;</text:span></text:p>
      <text:p text:style-name="P7"><text:span text:style-name="Fonte_20_parág._20_padrão"><text:s text:c="2"/>&lt;/mat-card-content&gt;</text:span></text:p>
      <text:p text:style-name="P7"><text:span text:style-name="Fonte_20_parág._20_padrão">&lt;/mat-card&gt;</text:span></text:p>
      <text:p text:style-name="P17"/>
      <text:p text:style-name="P17"/>
      <text:p text:style-name="P18">1<text:span text:style-name="T22">9</text:span>) Dentro do componente <text:span text:style-name="T22">doacoes</text:span> crie o arquivo <text:span text:style-name="T2">‘doacoes.component.ts’ </text:span>e insira o código:</text:p>
      <text:p text:style-name="P17"/>
      <text:p text:style-name="P7"><text:span text:style-name="Fonte_20_parág._20_padrão">import { Component, ViewChild } from '@angular/core';</text:span></text:p>
      <text:p text:style-name="P7"><text:span text:style-name="Fonte_20_parág._20_padrão">import { RouterOutlet } from '@angular/router';</text:span></text:p>
      <text:p text:style-name="P7"><text:span text:style-name="Fonte_20_parág._20_padrão">import { RouterModule } from '@angular/router';</text:span></text:p>
      <text:p text:style-name="P7"><text:span text:style-name="Fonte_20_parág._20_padrão">import { MatToolbarModule } from '@angular/material/toolbar';</text:span></text:p>
      <text:p text:style-name="P7"><text:span text:style-name="Fonte_20_parág._20_padrão">import { HttpClient, HttpClientModule, HttpParams } from '@angular/common/http';</text:span></text:p>
      <text:p text:style-name="P7"><text:span text:style-name="Fonte_20_parág._20_padrão">import { FormsModule, NgForm } from '@angular/forms';</text:span></text:p>
      <text:p text:style-name="P7"><text:span text:style-name="Fonte_20_parág._20_padrão">import { MatTableModule } from '@angular/material/table';</text:span></text:p>
      <text:p text:style-name="P7"><text:span text:style-name="Fonte_20_parág._20_padrão">import { MatFormField, MatLabel } from '@angular/material/form-field';</text:span></text:p>
      <text:p text:style-name="P7"><text:span text:style-name="Fonte_20_parág._20_padrão">import { MatCheckboxModule } from '@angular/material/checkbox';</text:span></text:p>
      <text:p text:style-name="P7"><text:span text:style-name="Fonte_20_parág._20_padrão">import { MatSelectModule } from '@angular/material/select';</text:span></text:p>
      <text:p text:style-name="P7"><text:span text:style-name="Fonte_20_parág._20_padrão">import { MatRadioModule } from '@angular/material/radio';</text:span></text:p>
      <text:p text:style-name="P7"><text:span text:style-name="Fonte_20_parág._20_padrão">import { MatInputModule } from '@angular/material/input';</text:span></text:p>
      <text:p text:style-name="P7"><text:span text:style-name="Fonte_20_parág._20_padrão">import { MatButtonModule } from '@angular/material/button';</text:span></text:p>
      <text:p text:style-name="P7"><text:span text:style-name="Fonte_20_parág._20_padrão">import { MatCardModule } from '@angular/material/card';</text:span></text:p>
      <text:p text:style-name="P7"><text:span text:style-name="Fonte_20_parág._20_padrão">import { NgIf } from '@angular/common';</text:span></text:p>
      <text:p text:style-name="P7"><text:span text:style-name="Fonte_20_parág._20_padrão">import { MatIconModule } from '@angular/material/icon';</text:span></text:p>
      <text:p text:style-name="P7"><text:span text:style-name="Fonte_20_parág._20_padrão"/></text:p>
      <text:p text:style-name="P7"><text:span text:style-name="Fonte_20_parág._20_padrão">@Component({</text:span></text:p>
      <text:p text:style-name="P7"><text:soft-page-break/><text:span text:style-name="Fonte_20_parág._20_padrão"><text:s text:c="2"/>selector: 'app-doacoes',</text:span></text:p>
      <text:p text:style-name="P7"><text:span text:style-name="Fonte_20_parág._20_padrão"><text:s text:c="2"/>standalone: true,</text:span></text:p>
      <text:p text:style-name="P7"><text:span text:style-name="Fonte_20_parág._20_padrão"><text:s text:c="2"/>imports: [</text:span></text:p>
      <text:p text:style-name="P7"><text:span text:style-name="Fonte_20_parág._20_padrão"><text:s text:c="4"/>RouterOutlet,</text:span></text:p>
      <text:p text:style-name="P7"><text:span text:style-name="Fonte_20_parág._20_padrão"><text:s text:c="4"/>RouterModule,</text:span></text:p>
      <text:p text:style-name="P7"><text:span text:style-name="Fonte_20_parág._20_padrão"><text:s text:c="4"/>MatToolbarModule,</text:span></text:p>
      <text:p text:style-name="P7"><text:span text:style-name="Fonte_20_parág._20_padrão"><text:s text:c="4"/>HttpClientModule,</text:span></text:p>
      <text:p text:style-name="P7"><text:span text:style-name="Fonte_20_parág._20_padrão"><text:s text:c="4"/>FormsModule,</text:span></text:p>
      <text:p text:style-name="P7"><text:span text:style-name="Fonte_20_parág._20_padrão"><text:s text:c="4"/>MatTableModule,</text:span></text:p>
      <text:p text:style-name="P7"><text:span text:style-name="Fonte_20_parág._20_padrão"><text:s text:c="4"/>MatFormField,</text:span></text:p>
      <text:p text:style-name="P7"><text:span text:style-name="Fonte_20_parág._20_padrão"><text:s text:c="4"/>MatLabel,</text:span></text:p>
      <text:p text:style-name="P7"><text:span text:style-name="Fonte_20_parág._20_padrão"><text:s text:c="4"/>MatCheckboxModule,</text:span></text:p>
      <text:p text:style-name="P7"><text:span text:style-name="Fonte_20_parág._20_padrão"><text:s text:c="4"/>MatSelectModule,</text:span></text:p>
      <text:p text:style-name="P7"><text:span text:style-name="Fonte_20_parág._20_padrão"><text:s text:c="4"/>MatRadioModule,</text:span></text:p>
      <text:p text:style-name="P7"><text:span text:style-name="Fonte_20_parág._20_padrão"><text:s text:c="4"/>MatInputModule,</text:span></text:p>
      <text:p text:style-name="P7"><text:span text:style-name="Fonte_20_parág._20_padrão"><text:s text:c="4"/>MatButtonModule,</text:span></text:p>
      <text:p text:style-name="P7"><text:span text:style-name="Fonte_20_parág._20_padrão"><text:s text:c="4"/>MatCardModule,</text:span></text:p>
      <text:p text:style-name="P7"><text:span text:style-name="Fonte_20_parág._20_padrão"><text:s text:c="4"/>NgIf,</text:span></text:p>
      <text:p text:style-name="P7"><text:span text:style-name="Fonte_20_parág._20_padrão"><text:s text:c="4"/>MatIconModule,</text:span></text:p>
      <text:p text:style-name="P7"><text:span text:style-name="Fonte_20_parág._20_padrão"><text:s text:c="2"/>],</text:span></text:p>
      <text:p text:style-name="P7"><text:span text:style-name="Fonte_20_parág._20_padrão"><text:s text:c="2"/>templateUrl: './doacoes.component.html',</text:span></text:p>
      <text:p text:style-name="P7"><text:span text:style-name="Fonte_20_parág._20_padrão"><text:s text:c="2"/>styleUrl: './doacoes.component.css'</text:span></text:p>
      <text:p text:style-name="P7"><text:span text:style-name="Fonte_20_parág._20_padrão">})</text:span></text:p>
      <text:p text:style-name="P7"><text:span text:style-name="Fonte_20_parág._20_padrão">export class DoacoesComponent {</text:span></text:p>
      <text:p text:style-name="P7"><text:span text:style-name="Fonte_20_parág._20_padrão"/></text:p>
      <text:p text:style-name="P7"><text:span text:style-name="Fonte_20_parág._20_padrão"><text:s text:c="2"/>title = 'doacoes';</text:span></text:p>
      <text:p text:style-name="P7"><text:span text:style-name="Fonte_20_parág._20_padrão"><text:s text:c="2"/>dadosFormulario: any[] = [];</text:span></text:p>
      <text:p text:style-name="P7"><text:span text:style-name="Fonte_20_parág._20_padrão"><text:s text:c="2"/>datainicial: any;</text:span></text:p>
      <text:p text:style-name="P7"><text:span text:style-name="Fonte_20_parág._20_padrão"><text:s text:c="2"/>datafinal: any;</text:span></text:p>
      <text:p text:style-name="P7"><text:span text:style-name="Fonte_20_parág._20_padrão"/></text:p>
      <text:p text:style-name="P7"><text:span text:style-name="Fonte_20_parág._20_padrão"><text:s text:c="2"/>constructor(private http: HttpClient) {</text:span></text:p>
      <text:p text:style-name="P7"><text:span text:style-name="Fonte_20_parág._20_padrão"><text:s text:c="4"/>this.datainicial = '';</text:span></text:p>
      <text:p text:style-name="P7"><text:span text:style-name="Fonte_20_parág._20_padrão"><text:s text:c="4"/>this.datafinal = '';</text:span></text:p>
      <text:p text:style-name="P7"><text:span text:style-name="Fonte_20_parág._20_padrão">}</text:span></text:p>
      <text:p text:style-name="P7"><text:span text:style-name="Fonte_20_parág._20_padrão"/></text:p>
      <text:p text:style-name="P7"><text:span text:style-name="Fonte_20_parág._20_padrão"><text:s text:c="2"/>displayedColumns: string[] = ['codigo', 'volume', 'data', 'hora', 'doadorCodigo', 'nome'];</text:span></text:p>
      <text:p text:style-name="P7"><text:span text:style-name="Fonte_20_parág._20_padrão"/></text:p>
      <text:p text:style-name="P7"><text:span text:style-name="Fonte_20_parág._20_padrão"><text:s text:c="2"/>getForms(form: NgForm) {</text:span></text:p>
      <text:p text:style-name="P7"><text:span text:style-name="Fonte_20_parág._20_padrão"><text:s text:c="4"/>this.dadosFormulario = [];</text:span></text:p>
      <text:p text:style-name="P7"><text:span text:style-name="Fonte_20_parág._20_padrão"><text:s text:c="4"/>const params = new HttpParams()</text:span></text:p>
      <text:p text:style-name="P7"><text:span text:style-name="Fonte_20_parág._20_padrão"><text:s text:c="6"/>.set('dataInicio', this.datainicial)</text:span></text:p>
      <text:p text:style-name="P7"><text:span text:style-name="Fonte_20_parág._20_padrão"><text:s text:c="6"/>.set('dataFim', this.datafinal);</text:span></text:p>
      <text:p text:style-name="P7"><text:span text:style-name="Fonte_20_parág._20_padrão"/></text:p>
      <text:p text:style-name="P7"><text:span text:style-name="Fonte_20_parág._20_padrão"><text:s text:c="4"/>console.log(params)</text:span></text:p>
      <text:p text:style-name="P7"><text:span text:style-name="Fonte_20_parág._20_padrão"><text:s text:c="4"/>this.http.get&lt;any[]&gt;('http://localhost:3000/api/doacao/periodo/', { params }).subscribe(formData =&gt; {</text:span></text:p>
      <text:p text:style-name="P7"><text:span text:style-name="Fonte_20_parág._20_padrão"><text:s text:c="6"/>this.dadosFormulario = formData;</text:span></text:p>
      <text:p text:style-name="P7"><text:span text:style-name="Fonte_20_parág._20_padrão"><text:s text:c="6"/>this.atualizaDadosDaTabela();</text:span></text:p>
      <text:p text:style-name="P7"><text:span text:style-name="Fonte_20_parág._20_padrão"><text:s text:c="4"/>}, error =&gt; {</text:span></text:p>
      <text:p text:style-name="P7"><text:span text:style-name="Fonte_20_parág._20_padrão"><text:s text:c="6"/>console.error('Erro ao buscar doações:', error);</text:span></text:p>
      <text:p text:style-name="P7"><text:span text:style-name="Fonte_20_parág._20_padrão"><text:s text:c="4"/>});</text:span></text:p>
      <text:p text:style-name="P7"><text:soft-page-break/><text:span text:style-name="Fonte_20_parág._20_padrão"><text:s text:c="2"/>}</text:span></text:p>
      <text:p text:style-name="P7"><text:span text:style-name="Fonte_20_parág._20_padrão"/></text:p>
      <text:p text:style-name="P7"><text:span text:style-name="Fonte_20_parág._20_padrão"><text:s text:c="2"/>atualizaDadosDaTabela() {</text:span></text:p>
      <text:p text:style-name="P7"><text:span text:style-name="Fonte_20_parág._20_padrão"><text:s text:c="4"/>this.dadosFormulario = [...this.dadosFormulario];</text:span></text:p>
      <text:p text:style-name="P7"><text:span text:style-name="Fonte_20_parág._20_padrão"><text:s text:c="2"/>}</text:span></text:p>
      <text:p text:style-name="P7"><text:span text:style-name="Fonte_20_parág._20_padrão"/></text:p>
      <text:p text:style-name="P7"><text:span text:style-name="Fonte_20_parág._20_padrão">}</text:span></text:p>
      <text:p text:style-name="P17"/>
      <text:p text:style-name="P18">1<text:span text:style-name="T22">9</text:span>) Dentro do componente <text:span text:style-name="T22">doacoes</text:span> crie o arquivo <text:span text:style-name="T2">‘doacoes.component.ts’ </text:span>e insira o código:</text:p>
      <text:p text:style-name="P17"/>
      <text:p text:style-name="P7"><text:span text:style-name="Fonte_20_parág._20_padrão">.barra {</text:span></text:p>
      <text:p text:style-name="P7"><text:span text:style-name="Fonte_20_parág._20_padrão"><text:s text:c="2"/>background-color: white;</text:span></text:p>
      <text:p text:style-name="P7"><text:span text:style-name="Fonte_20_parág._20_padrão">}</text:span></text:p>
      <text:p text:style-name="P7"><text:span text:style-name="Fonte_20_parág._20_padrão">.botao{</text:span></text:p>
      <text:p text:style-name="P7"><text:span text:style-name="Fonte_20_parág._20_padrão"><text:s text:c="2"/>align-items: center;</text:span></text:p>
      <text:p text:style-name="P7"><text:span text:style-name="Fonte_20_parág._20_padrão"><text:s text:c="2"/>justify-content: center;</text:span></text:p>
      <text:p text:style-name="P7"><text:span text:style-name="Fonte_20_parág._20_padrão"><text:s text:c="2"/>display: flex;</text:span></text:p>
      <text:p text:style-name="P7"><text:span text:style-name="Fonte_20_parág._20_padrão">}</text:span></text:p>
      <text:p text:style-name="P7"><text:span text:style-name="Fonte_20_parág._20_padrão">.botao-tabela{</text:span></text:p>
      <text:p text:style-name="P7"><text:span text:style-name="Fonte_20_parág._20_padrão"><text:s text:c="2"/>margin-left: 10px;</text:span></text:p>
      <text:p text:style-name="P7"><text:span text:style-name="Fonte_20_parág._20_padrão"><text:s text:c="2"/>margin-right: 10px;</text:span></text:p>
      <text:p text:style-name="P7"><text:span text:style-name="Fonte_20_parág._20_padrão">}</text:span></text:p>
      <text:p text:style-name="P7"><text:span text:style-name="Fonte_20_parág._20_padrão">.texto-barra {</text:span></text:p>
      <text:p text:style-name="P7"><text:span text:style-name="Fonte_20_parág._20_padrão"><text:s text:c="2"/>color: FireBrick;</text:span></text:p>
      <text:p text:style-name="P7"><text:span text:style-name="Fonte_20_parág._20_padrão"><text:s text:c="2"/>justify-content: center;</text:span></text:p>
      <text:p text:style-name="P7"><text:span text:style-name="Fonte_20_parág._20_padrão"><text:s text:c="2"/>display: flex;</text:span></text:p>
      <text:p text:style-name="P7"><text:span text:style-name="Fonte_20_parág._20_padrão"><text:s text:c="2"/>margin-left: 110px;</text:span></text:p>
      <text:p text:style-name="P7"><text:span text:style-name="Fonte_20_parág._20_padrão"><text:s text:c="2"/>align-items: center;</text:span></text:p>
      <text:p text:style-name="P7"><text:span text:style-name="Fonte_20_parág._20_padrão">}</text:span></text:p>
      <text:p text:style-name="P7"><text:span text:style-name="Fonte_20_parág._20_padrão">.formulario {</text:span></text:p>
      <text:p text:style-name="P7"><text:span text:style-name="Fonte_20_parág._20_padrão"><text:s text:c="2"/>min-width: 150px;</text:span></text:p>
      <text:p text:style-name="P7"><text:span text:style-name="Fonte_20_parág._20_padrão"><text:s text:c="2"/>max-width: 500px;</text:span></text:p>
      <text:p text:style-name="P7"><text:span text:style-name="Fonte_20_parág._20_padrão"><text:s text:c="2"/>width: 100%;</text:span></text:p>
      <text:p text:style-name="P7"><text:span text:style-name="Fonte_20_parág._20_padrão"><text:s text:c="2"/>align-items: center;</text:span></text:p>
      <text:p text:style-name="P7"><text:span text:style-name="Fonte_20_parág._20_padrão"><text:s text:c="2"/>display: flex;</text:span></text:p>
      <text:p text:style-name="P7"><text:span text:style-name="Fonte_20_parág._20_padrão">}</text:span></text:p>
      <text:p text:style-name="P7"><text:span text:style-name="Fonte_20_parág._20_padrão">.card1 {</text:span></text:p>
      <text:p text:style-name="P7"><text:span text:style-name="Fonte_20_parág._20_padrão"><text:s text:c="2"/>background-color: white;</text:span></text:p>
      <text:p text:style-name="P7"><text:span text:style-name="Fonte_20_parág._20_padrão"><text:s text:c="2"/>display: flex;</text:span></text:p>
      <text:p text:style-name="P7"><text:span text:style-name="Fonte_20_parág._20_padrão"><text:s text:c="2"/>align-items: center;</text:span></text:p>
      <text:p text:style-name="P7"><text:span text:style-name="Fonte_20_parág._20_padrão"><text:s text:c="2"/>margin: auto;</text:span></text:p>
      <text:p text:style-name="P7"><text:span text:style-name="Fonte_20_parág._20_padrão"><text:s text:c="2"/>margin-left: 30%;</text:span></text:p>
      <text:p text:style-name="P7"><text:span text:style-name="Fonte_20_parág._20_padrão"><text:s text:c="2"/>margin-right: 30%;</text:span></text:p>
      <text:p text:style-name="P7"><text:span text:style-name="Fonte_20_parág._20_padrão">}</text:span></text:p>
      <text:p text:style-name="P7"><text:span text:style-name="Fonte_20_parág._20_padrão"/></text:p>
      <text:p text:style-name="P7"><text:span text:style-name="Fonte_20_parág._20_padrão">.card2 {</text:span></text:p>
      <text:p text:style-name="P7"><text:span text:style-name="Fonte_20_parág._20_padrão"><text:s text:c="2"/>background-color: white;</text:span></text:p>
      <text:p text:style-name="P7"><text:span text:style-name="Fonte_20_parág._20_padrão"><text:s text:c="2"/>display: flex;</text:span></text:p>
      <text:p text:style-name="P7"><text:span text:style-name="Fonte_20_parág._20_padrão"><text:s text:c="2"/>justify-content: center;</text:span></text:p>
      <text:p text:style-name="P7"><text:span text:style-name="Fonte_20_parág._20_padrão"><text:s text:c="2"/>align-items: center;</text:span></text:p>
      <text:p text:style-name="P7"><text:span text:style-name="Fonte_20_parág._20_padrão"><text:s text:c="2"/>margin-top: 2%;</text:span></text:p>
      <text:p text:style-name="P7"><text:soft-page-break/><text:span text:style-name="Fonte_20_parág._20_padrão">}</text:span></text:p>
      <text:p text:style-name="P17"/>
      <text:p text:style-name="P18"><text:span text:style-name="T22">20</text:span>) Dentro do componente <text:span text:style-name="T22">doacoesdoador</text:span> crie o arquivo <text:span text:style-name="T2">‘doacoesdoador.component.html’ </text:span>e insira o código:</text:p>
      <text:p text:style-name="P17"/>
      <text:p text:style-name="P7"><text:span text:style-name="Fonte_20_parág._20_padrão">&lt;br&gt;</text:span></text:p>
      <text:p text:style-name="P7"><text:span text:style-name="Fonte_20_parág._20_padrão">&lt;br&gt;</text:span></text:p>
      <text:p text:style-name="P7"><text:span text:style-name="Fonte_20_parág._20_padrão">&lt;br&gt;</text:span></text:p>
      <text:p text:style-name="P7"><text:span text:style-name="Fonte_20_parág._20_padrão"/></text:p>
      <text:p text:style-name="P7"><text:span text:style-name="Fonte_20_parág._20_padrão">&lt;mat-card class="card1"&gt;</text:span></text:p>
      <text:p text:style-name="P7"><text:span text:style-name="Fonte_20_parág._20_padrão"><text:s text:c="2"/>&lt;mat-card-content&gt;</text:span></text:p>
      <text:p text:style-name="P7"><text:span text:style-name="Fonte_20_parág._20_padrão"><text:s text:c="4"/>&lt;mat-toolbar class="barra"&gt;</text:span></text:p>
      <text:p text:style-name="P7"><text:span text:style-name="Fonte_20_parág._20_padrão"><text:s text:c="6"/>&lt;span class="texto-barra"&gt;</text:span></text:p>
      <text:p text:style-name="P7"><text:span text:style-name="Fonte_20_parág._20_padrão"><text:s text:c="4"/>Doações do Doador</text:span></text:p>
      <text:p text:style-name="P7"><text:span text:style-name="Fonte_20_parág._20_padrão"><text:s text:c="4"/>&lt;/span&gt;</text:span></text:p>
      <text:p text:style-name="P7"><text:span text:style-name="Fonte_20_parág._20_padrão"><text:s text:c="4"/>&lt;/mat-toolbar&gt;</text:span></text:p>
      <text:p text:style-name="P7"><text:span text:style-name="Fonte_20_parág._20_padrão"/></text:p>
      <text:p text:style-name="P7"><text:span text:style-name="Fonte_20_parág._20_padrão"><text:s text:c="4"/>&lt;br&gt;</text:span></text:p>
      <text:p text:style-name="P7"><text:span text:style-name="Fonte_20_parág._20_padrão"/></text:p>
      <text:p text:style-name="P7"><text:span text:style-name="Fonte_20_parág._20_padrão"><text:s text:c="4"/>&lt;form class="formulario" (ngSubmit)="getForms(form)" #form="ngForm" novalidate&gt;</text:span></text:p>
      <text:p text:style-name="P7"><text:span text:style-name="Fonte_20_parág._20_padrão"><text:s text:c="6"/>&lt;section&gt;</text:span></text:p>
      <text:p text:style-name="P7"><text:span text:style-name="Fonte_20_parág._20_padrão"><text:s text:c="8"/>&lt;mat-form-field style="margin-right: 30px;"&gt;</text:span></text:p>
      <text:p text:style-name="P7"><text:span text:style-name="Fonte_20_parág._20_padrão"><text:s text:c="10"/>&lt;mat-label&gt;Insira o código:&lt;/mat-label&gt;</text:span></text:p>
      <text:p text:style-name="P7"><text:span text:style-name="Fonte_20_parág._20_padrão"><text:s text:c="10"/>&lt;input matInput type="number" [(ngModel)]="codigo" name="codigo"&gt;</text:span></text:p>
      <text:p text:style-name="P7"><text:span text:style-name="Fonte_20_parág._20_padrão"><text:s text:c="8"/>&lt;/mat-form-field&gt;</text:span></text:p>
      <text:p text:style-name="P7"><text:span text:style-name="Fonte_20_parág._20_padrão"><text:s text:c="6"/>&lt;/section&gt;</text:span></text:p>
      <text:p text:style-name="P7"><text:span text:style-name="Fonte_20_parág._20_padrão"/></text:p>
      <text:p text:style-name="P7"><text:span text:style-name="Fonte_20_parág._20_padrão"><text:s text:c="6"/>&lt;br&gt;</text:span></text:p>
      <text:p text:style-name="P7"><text:span text:style-name="Fonte_20_parág._20_padrão"/></text:p>
      <text:p text:style-name="P7"><text:span text:style-name="Fonte_20_parág._20_padrão"><text:s text:c="6"/>&lt;section&gt;</text:span></text:p>
      <text:p text:style-name="P7"><text:span text:style-name="Fonte_20_parág._20_padrão"><text:s text:c="8"/>&lt;br&gt;</text:span></text:p>
      <text:p text:style-name="P7"><text:span text:style-name="Fonte_20_parág._20_padrão"><text:s text:c="8"/>&lt;button class="botao" mat-raised-button type="submit"&gt;Buscar&lt;/button&gt;</text:span></text:p>
      <text:p text:style-name="P7"><text:span text:style-name="Fonte_20_parág._20_padrão"><text:s text:c="6"/>&lt;/section&gt;</text:span></text:p>
      <text:p text:style-name="P7"><text:span text:style-name="Fonte_20_parág._20_padrão"><text:s text:c="6"/>&lt;/form&gt;</text:span></text:p>
      <text:p text:style-name="P7"><text:span text:style-name="Fonte_20_parág._20_padrão"/></text:p>
      <text:p text:style-name="P7"><text:span text:style-name="Fonte_20_parág._20_padrão"><text:s text:c="6"/>&lt;/mat-card-content&gt;</text:span></text:p>
      <text:p text:style-name="P7"><text:span text:style-name="Fonte_20_parág._20_padrão"/></text:p>
      <text:p text:style-name="P7"><text:span text:style-name="Fonte_20_parág._20_padrão">&lt;/mat-card&gt;</text:span></text:p>
      <text:p text:style-name="P7"><text:span text:style-name="Fonte_20_parág._20_padrão"/></text:p>
      <text:p text:style-name="P7"><text:span text:style-name="Fonte_20_parág._20_padrão">&lt;mat-card class="card2"&gt;</text:span></text:p>
      <text:p text:style-name="P7"><text:span text:style-name="Fonte_20_parág._20_padrão"><text:s text:c="2"/>&lt;mat-card-content&gt;</text:span></text:p>
      <text:p text:style-name="P7"><text:span text:style-name="Fonte_20_parág._20_padrão"><text:s text:c="4"/>&lt;table</text:span></text:p>
      <text:p text:style-name="P7"><text:span text:style-name="Fonte_20_parág._20_padrão"><text:s text:c="6"/>aria-describedby="minha-tabela"</text:span></text:p>
      <text:p text:style-name="P7"><text:span text:style-name="Fonte_20_parág._20_padrão"><text:s text:c="6"/>mat-table</text:span></text:p>
      <text:p text:style-name="P7"><text:span text:style-name="Fonte_20_parág._20_padrão"><text:s text:c="6"/>[dataSource]="dadosFormulario"</text:span></text:p>
      <text:p text:style-name="P7"><text:span text:style-name="Fonte_20_parág._20_padrão"><text:s text:c="6"/>class="mat-elevation-z8"</text:span></text:p>
      <text:p text:style-name="P7"><text:span text:style-name="Fonte_20_parág._20_padrão"><text:s text:c="4"/>&gt;</text:span></text:p>
      <text:p text:style-name="P7"><text:span text:style-name="Fonte_20_parág._20_padrão"><text:s text:c="6"/>&lt;ng-container matColumnDef="codigo"&gt;</text:span></text:p>
      <text:p text:style-name="P7"><text:span text:style-name="Fonte_20_parág._20_padrão"><text:s text:c="8"/>&lt;th mat-header-cell *matHeaderCellDef&gt;Código da Doação&lt;/th&gt;</text:span></text:p>
      <text:p text:style-name="P7"><text:span text:style-name="Fonte_20_parág._20_padrão"><text:s text:c="8"/>&lt;td mat-cell *matCellDef="let element"&gt;{{ element.codigo }}&lt;/td&gt;</text:span></text:p>
      <text:p text:style-name="P7"><text:span text:style-name="Fonte_20_parág._20_padrão"><text:s text:c="6"/>&lt;/ng-container&gt;</text:span></text:p>
      <text:p text:style-name="P7"><text:soft-page-break/><text:span text:style-name="Fonte_20_parág._20_padrão"/></text:p>
      <text:p text:style-name="P7"><text:span text:style-name="Fonte_20_parág._20_padrão"><text:s text:c="6"/>&lt;ng-container matColumnDef="volume"&gt;</text:span></text:p>
      <text:p text:style-name="P7"><text:span text:style-name="Fonte_20_parág._20_padrão"><text:s text:c="8"/>&lt;th mat-header-cell *matHeaderCellDef&gt;Volume da Doação&lt;/th&gt;</text:span></text:p>
      <text:p text:style-name="P7"><text:span text:style-name="Fonte_20_parág._20_padrão"><text:s text:c="8"/>&lt;td mat-cell *matCellDef="let element"&gt;{{ element.volume }}&lt;/td&gt;</text:span></text:p>
      <text:p text:style-name="P7"><text:span text:style-name="Fonte_20_parág._20_padrão"><text:s text:c="6"/>&lt;/ng-container&gt;</text:span></text:p>
      <text:p text:style-name="P7"><text:span text:style-name="Fonte_20_parág._20_padrão"/></text:p>
      <text:p text:style-name="P7"><text:span text:style-name="Fonte_20_parág._20_padrão"><text:s text:c="6"/>&lt;ng-container matColumnDef="data"&gt;</text:span></text:p>
      <text:p text:style-name="P7"><text:span text:style-name="Fonte_20_parág._20_padrão"><text:s text:c="8"/>&lt;th mat-header-cell *matHeaderCellDef&gt;Data da Doação&lt;/th&gt;</text:span></text:p>
      <text:p text:style-name="P7"><text:span text:style-name="Fonte_20_parág._20_padrão"><text:s text:c="8"/>&lt;td mat-cell *matCellDef="let element"&gt;{{ element.data }}&lt;/td&gt;</text:span></text:p>
      <text:p text:style-name="P7"><text:span text:style-name="Fonte_20_parág._20_padrão"><text:s text:c="6"/>&lt;/ng-container&gt;</text:span></text:p>
      <text:p text:style-name="P7"><text:span text:style-name="Fonte_20_parág._20_padrão"/></text:p>
      <text:p text:style-name="P7"><text:span text:style-name="Fonte_20_parág._20_padrão"><text:s text:c="6"/>&lt;ng-container matColumnDef="hora"&gt;</text:span></text:p>
      <text:p text:style-name="P7"><text:span text:style-name="Fonte_20_parág._20_padrão"><text:s text:c="8"/>&lt;th mat-header-cell *matHeaderCellDef&gt;Hora&lt;/th&gt;</text:span></text:p>
      <text:p text:style-name="P7"><text:span text:style-name="Fonte_20_parág._20_padrão"><text:s text:c="8"/>&lt;td mat-cell *matCellDef="let element"&gt;{{ element.hora }}&lt;/td&gt;</text:span></text:p>
      <text:p text:style-name="P7"><text:span text:style-name="Fonte_20_parág._20_padrão"><text:s text:c="6"/>&lt;/ng-container&gt;</text:span></text:p>
      <text:p text:style-name="P7"><text:span text:style-name="Fonte_20_parág._20_padrão"/></text:p>
      <text:p text:style-name="P7"><text:span text:style-name="Fonte_20_parág._20_padrão"><text:s text:c="6"/>&lt;ng-container matColumnDef="doadorCodigo"&gt;</text:span></text:p>
      <text:p text:style-name="P7"><text:span text:style-name="Fonte_20_parág._20_padrão"><text:s text:c="8"/>&lt;th mat-header-cell *matHeaderCellDef&gt;Código do Doador&lt;/th&gt;</text:span></text:p>
      <text:p text:style-name="P7"><text:span text:style-name="Fonte_20_parág._20_padrão"><text:s text:c="8"/>&lt;td mat-cell *matCellDef="let element"&gt;{{ element.doador.codigo }}&lt;/td&gt;</text:span></text:p>
      <text:p text:style-name="P7"><text:span text:style-name="Fonte_20_parág._20_padrão"><text:s text:c="6"/>&lt;/ng-container&gt;</text:span></text:p>
      <text:p text:style-name="P7"><text:span text:style-name="Fonte_20_parág._20_padrão"/></text:p>
      <text:p text:style-name="P7"><text:span text:style-name="Fonte_20_parág._20_padrão"><text:s text:c="6"/>&lt;ng-container matColumnDef="nome"&gt;</text:span></text:p>
      <text:p text:style-name="P7"><text:span text:style-name="Fonte_20_parág._20_padrão"><text:s text:c="8"/>&lt;th mat-header-cell *matHeaderCellDef&gt;Nome do Doador&lt;/th&gt;</text:span></text:p>
      <text:p text:style-name="P7"><text:span text:style-name="Fonte_20_parág._20_padrão"><text:s text:c="8"/>&lt;td mat-cell *matCellDef="let element"&gt;{{ element.doador.nome }}&lt;/td&gt;</text:span></text:p>
      <text:p text:style-name="P7"><text:span text:style-name="Fonte_20_parág._20_padrão"><text:s text:c="6"/>&lt;/ng-container&gt;</text:span></text:p>
      <text:p text:style-name="P7"><text:span text:style-name="Fonte_20_parág._20_padrão"/></text:p>
      <text:p text:style-name="P7"><text:span text:style-name="Fonte_20_parág._20_padrão"><text:s text:c="6"/>&lt;tr mat-header-row *matHeaderRowDef="displayedColumns"&gt;&lt;/tr&gt;</text:span></text:p>
      <text:p text:style-name="P7"><text:span text:style-name="Fonte_20_parág._20_padrão"><text:s text:c="6"/>&lt;tr mat-row *matRowDef="let row; columns: displayedColumns"&gt;&lt;/tr&gt;</text:span></text:p>
      <text:p text:style-name="P7"><text:span text:style-name="Fonte_20_parág._20_padrão"><text:s text:c="4"/>&lt;/table&gt;</text:span></text:p>
      <text:p text:style-name="P7"><text:span text:style-name="Fonte_20_parág._20_padrão"><text:s text:c="2"/>&lt;/mat-card-content&gt;</text:span></text:p>
      <text:p text:style-name="P7"><text:span text:style-name="Fonte_20_parág._20_padrão">&lt;/mat-card&gt;</text:span></text:p>
      <text:p text:style-name="P17"/>
      <text:p text:style-name="P18"><text:span text:style-name="T22">21</text:span>) Dentro do componente <text:span text:style-name="T22">doacoesdoador</text:span> crie o arquivo <text:span text:style-name="T2">‘doacoesdoador.component.</text:span><text:span text:style-name="T5">ts</text:span><text:span text:style-name="T2">’ </text:span>e insira o código:</text:p>
      <text:p text:style-name="P17"/>
      <text:p text:style-name="P7"><text:span text:style-name="Fonte_20_parág._20_padrão">import { Component, ViewChild } from '@angular/core';</text:span></text:p>
      <text:p text:style-name="P7"><text:span text:style-name="Fonte_20_parág._20_padrão">import { RouterOutlet } from '@angular/router';</text:span></text:p>
      <text:p text:style-name="P7"><text:span text:style-name="Fonte_20_parág._20_padrão">import { RouterModule } from '@angular/router';</text:span></text:p>
      <text:p text:style-name="P7"><text:span text:style-name="Fonte_20_parág._20_padrão">import { MatToolbarModule } from '@angular/material/toolbar';</text:span></text:p>
      <text:p text:style-name="P7"><text:span text:style-name="Fonte_20_parág._20_padrão">import { HttpClient, HttpClientModule, HttpParams } from '@angular/common/http';</text:span></text:p>
      <text:p text:style-name="P7"><text:span text:style-name="Fonte_20_parág._20_padrão">import { FormsModule, NgForm } from '@angular/forms';</text:span></text:p>
      <text:p text:style-name="P7"><text:span text:style-name="Fonte_20_parág._20_padrão">import { MatTableModule } from '@angular/material/table';</text:span></text:p>
      <text:p text:style-name="P7"><text:span text:style-name="Fonte_20_parág._20_padrão">import { MatFormField, MatLabel } from '@angular/material/form-field';</text:span></text:p>
      <text:p text:style-name="P7"><text:span text:style-name="Fonte_20_parág._20_padrão">import { MatCheckboxModule } from '@angular/material/checkbox';</text:span></text:p>
      <text:p text:style-name="P7"><text:span text:style-name="Fonte_20_parág._20_padrão">import { MatSelectModule } from '@angular/material/select';</text:span></text:p>
      <text:p text:style-name="P7"><text:span text:style-name="Fonte_20_parág._20_padrão">import { MatRadioModule } from '@angular/material/radio';</text:span></text:p>
      <text:p text:style-name="P7"><text:span text:style-name="Fonte_20_parág._20_padrão">import { MatInputModule } from '@angular/material/input';</text:span></text:p>
      <text:p text:style-name="P7"><text:span text:style-name="Fonte_20_parág._20_padrão">import { MatButtonModule } from '@angular/material/button';</text:span></text:p>
      <text:p text:style-name="P7"><text:span text:style-name="Fonte_20_parág._20_padrão">import { MatCardModule } from '@angular/material/card';</text:span></text:p>
      <text:p text:style-name="P7"><text:span text:style-name="Fonte_20_parág._20_padrão">import { NgIf } from '@angular/common';</text:span></text:p>
      <text:p text:style-name="P7"><text:span text:style-name="Fonte_20_parág._20_padrão">import { MatIconModule } from '@angular/material/icon';</text:span></text:p>
      <text:p text:style-name="P7"><text:soft-page-break/><text:span text:style-name="Fonte_20_parág._20_padrão"/></text:p>
      <text:p text:style-name="P7"><text:span text:style-name="Fonte_20_parág._20_padrão">@Component({</text:span></text:p>
      <text:p text:style-name="P7"><text:span text:style-name="Fonte_20_parág._20_padrão"><text:s text:c="2"/>selector: 'app-doacoesdoador',</text:span></text:p>
      <text:p text:style-name="P7"><text:span text:style-name="Fonte_20_parág._20_padrão"><text:s text:c="2"/>standalone: true,</text:span></text:p>
      <text:p text:style-name="P7"><text:span text:style-name="Fonte_20_parág._20_padrão"><text:s text:c="2"/>imports: [</text:span></text:p>
      <text:p text:style-name="P7"><text:span text:style-name="Fonte_20_parág._20_padrão"><text:s text:c="4"/>RouterOutlet,</text:span></text:p>
      <text:p text:style-name="P7"><text:span text:style-name="Fonte_20_parág._20_padrão"><text:s text:c="4"/>RouterModule,</text:span></text:p>
      <text:p text:style-name="P7"><text:span text:style-name="Fonte_20_parág._20_padrão"><text:s text:c="4"/>MatToolbarModule,</text:span></text:p>
      <text:p text:style-name="P7"><text:span text:style-name="Fonte_20_parág._20_padrão"><text:s text:c="4"/>HttpClientModule,</text:span></text:p>
      <text:p text:style-name="P7"><text:span text:style-name="Fonte_20_parág._20_padrão"><text:s text:c="4"/>FormsModule,</text:span></text:p>
      <text:p text:style-name="P7"><text:span text:style-name="Fonte_20_parág._20_padrão"><text:s text:c="4"/>MatTableModule,</text:span></text:p>
      <text:p text:style-name="P7"><text:span text:style-name="Fonte_20_parág._20_padrão"><text:s text:c="4"/>MatFormField,</text:span></text:p>
      <text:p text:style-name="P7"><text:span text:style-name="Fonte_20_parág._20_padrão"><text:s text:c="4"/>MatLabel,</text:span></text:p>
      <text:p text:style-name="P7"><text:span text:style-name="Fonte_20_parág._20_padrão"><text:s text:c="4"/>MatCheckboxModule,</text:span></text:p>
      <text:p text:style-name="P7"><text:span text:style-name="Fonte_20_parág._20_padrão"><text:s text:c="4"/>MatSelectModule,</text:span></text:p>
      <text:p text:style-name="P7"><text:span text:style-name="Fonte_20_parág._20_padrão"><text:s text:c="4"/>MatRadioModule,</text:span></text:p>
      <text:p text:style-name="P7"><text:span text:style-name="Fonte_20_parág._20_padrão"><text:s text:c="4"/>MatInputModule,</text:span></text:p>
      <text:p text:style-name="P7"><text:span text:style-name="Fonte_20_parág._20_padrão"><text:s text:c="4"/>MatButtonModule,</text:span></text:p>
      <text:p text:style-name="P7"><text:span text:style-name="Fonte_20_parág._20_padrão"><text:s text:c="4"/>MatCardModule,</text:span></text:p>
      <text:p text:style-name="P7"><text:span text:style-name="Fonte_20_parág._20_padrão"><text:s text:c="4"/>NgIf,</text:span></text:p>
      <text:p text:style-name="P7"><text:span text:style-name="Fonte_20_parág._20_padrão"><text:s text:c="4"/>MatIconModule,</text:span></text:p>
      <text:p text:style-name="P7"><text:span text:style-name="Fonte_20_parág._20_padrão"><text:s text:c="2"/>],</text:span></text:p>
      <text:p text:style-name="P7"><text:span text:style-name="Fonte_20_parág._20_padrão"><text:s text:c="2"/>templateUrl: './doacoesdoador.component.html',</text:span></text:p>
      <text:p text:style-name="P7"><text:span text:style-name="Fonte_20_parág._20_padrão"><text:s text:c="2"/>styleUrl: './doacoesdoador.component.css'</text:span></text:p>
      <text:p text:style-name="P7"><text:span text:style-name="Fonte_20_parág._20_padrão">})</text:span></text:p>
      <text:p text:style-name="P7"><text:span text:style-name="Fonte_20_parág._20_padrão">export class DoacoesdoadorComponent {</text:span></text:p>
      <text:p text:style-name="P7"><text:span text:style-name="Fonte_20_parág._20_padrão"/></text:p>
      <text:p text:style-name="P7"><text:span text:style-name="Fonte_20_parág._20_padrão"><text:s text:c="2"/>title = 'doacoesdoador';</text:span></text:p>
      <text:p text:style-name="P7"><text:span text:style-name="Fonte_20_parág._20_padrão"><text:s text:c="2"/>dadosFormulario: any[] = [];</text:span></text:p>
      <text:p text:style-name="P7"><text:span text:style-name="Fonte_20_parág._20_padrão"><text:s text:c="2"/>codigo: any;</text:span></text:p>
      <text:p text:style-name="P7"><text:span text:style-name="Fonte_20_parág._20_padrão"/></text:p>
      <text:p text:style-name="P7"><text:span text:style-name="Fonte_20_parág._20_padrão"><text:s text:c="2"/>constructor(private http: HttpClient) {</text:span></text:p>
      <text:p text:style-name="P7"><text:span text:style-name="Fonte_20_parág._20_padrão"><text:s text:c="4"/>this.codigo = '';</text:span></text:p>
      <text:p text:style-name="P7"><text:span text:style-name="Fonte_20_parág._20_padrão">}</text:span></text:p>
      <text:p text:style-name="P7"><text:span text:style-name="Fonte_20_parág._20_padrão"/></text:p>
      <text:p text:style-name="P7"><text:span text:style-name="Fonte_20_parág._20_padrão"><text:s text:c="2"/>displayedColumns: string[] = ['codigo', 'volume', 'data', 'hora', 'doadorCodigo', 'nome'];</text:span></text:p>
      <text:p text:style-name="P7"><text:span text:style-name="Fonte_20_parág._20_padrão"/></text:p>
      <text:p text:style-name="P7"><text:span text:style-name="Fonte_20_parág._20_padrão"><text:s text:c="2"/>getForms(form: NgForm) {</text:span></text:p>
      <text:p text:style-name="P7"><text:span text:style-name="Fonte_20_parág._20_padrão"><text:s text:c="4"/>this.dadosFormulario = [];</text:span></text:p>
      <text:p text:style-name="P7"><text:span text:style-name="Fonte_20_parág._20_padrão"><text:s text:c="4"/>const params = new HttpParams()</text:span></text:p>
      <text:p text:style-name="P7"><text:span text:style-name="Fonte_20_parág._20_padrão"><text:s text:c="6"/>.set('codigo', this.codigo);</text:span></text:p>
      <text:p text:style-name="P7"><text:span text:style-name="Fonte_20_parág._20_padrão"/></text:p>
      <text:p text:style-name="P7"><text:span text:style-name="Fonte_20_parág._20_padrão"><text:s text:c="6"/>console.log(params.toString())</text:span></text:p>
      <text:p text:style-name="P7"><text:span text:style-name="Fonte_20_parág._20_padrão"/></text:p>
      <text:p text:style-name="P7"><text:span text:style-name="Fonte_20_parág._20_padrão"><text:s text:c="4"/>this.http.get&lt;any[]&gt;('http://localhost:3000/api/doacao', { params }).subscribe(formData =&gt; {</text:span></text:p>
      <text:p text:style-name="P7"><text:span text:style-name="Fonte_20_parág._20_padrão"><text:s text:c="6"/>this.dadosFormulario = formData;</text:span></text:p>
      <text:p text:style-name="P7"><text:span text:style-name="Fonte_20_parág._20_padrão"><text:s text:c="6"/>this.atualizaDadosDaTabela();</text:span></text:p>
      <text:p text:style-name="P7"><text:span text:style-name="Fonte_20_parág._20_padrão"><text:s text:c="4"/>}, error =&gt; {</text:span></text:p>
      <text:p text:style-name="P7"><text:span text:style-name="Fonte_20_parág._20_padrão"><text:s text:c="6"/>console.error('Erro ao buscar doações:', error);</text:span></text:p>
      <text:p text:style-name="P7"><text:span text:style-name="Fonte_20_parág._20_padrão"><text:s text:c="4"/>});</text:span></text:p>
      <text:p text:style-name="P7"><text:soft-page-break/><text:span text:style-name="Fonte_20_parág._20_padrão"><text:s text:c="2"/>}</text:span></text:p>
      <text:p text:style-name="P7"><text:span text:style-name="Fonte_20_parág._20_padrão"/></text:p>
      <text:p text:style-name="P7"><text:span text:style-name="Fonte_20_parág._20_padrão"><text:s text:c="2"/>atualizaDadosDaTabela() {</text:span></text:p>
      <text:p text:style-name="P7"><text:span text:style-name="Fonte_20_parág._20_padrão"><text:s text:c="4"/>this.dadosFormulario = [...this.dadosFormulario];</text:span></text:p>
      <text:p text:style-name="P7"><text:span text:style-name="Fonte_20_parág._20_padrão"><text:s text:c="2"/>}</text:span></text:p>
      <text:p text:style-name="P7"><text:span text:style-name="Fonte_20_parág._20_padrão"/></text:p>
      <text:p text:style-name="P7"><text:span text:style-name="Fonte_20_parág._20_padrão">}</text:span></text:p>
      <text:p text:style-name="P17"/>
      <text:p text:style-name="P18"><text:span text:style-name="T22">22</text:span>) Dentro do componente <text:span text:style-name="T22">doacoesdoador</text:span> crie o arquivo <text:span text:style-name="T2">‘doacoesdoador.component.</text:span><text:span text:style-name="T5">css</text:span><text:span text:style-name="T2">’ </text:span>e insira o código:</text:p>
      <text:p text:style-name="P17"/>
      <text:p text:style-name="P7"><text:span text:style-name="Fonte_20_parág._20_padrão">.barra {</text:span></text:p>
      <text:p text:style-name="P7"><text:span text:style-name="Fonte_20_parág._20_padrão"><text:s text:c="2"/>background-color: white;</text:span></text:p>
      <text:p text:style-name="P7"><text:span text:style-name="Fonte_20_parág._20_padrão">}</text:span></text:p>
      <text:p text:style-name="P7"><text:span text:style-name="Fonte_20_parág._20_padrão">.botao{</text:span></text:p>
      <text:p text:style-name="P7"><text:span text:style-name="Fonte_20_parág._20_padrão"><text:s text:c="2"/>align-items: center;</text:span></text:p>
      <text:p text:style-name="P7"><text:span text:style-name="Fonte_20_parág._20_padrão"><text:s text:c="2"/>justify-content: center;</text:span></text:p>
      <text:p text:style-name="P7"><text:span text:style-name="Fonte_20_parág._20_padrão"><text:s text:c="2"/>display: flex;</text:span></text:p>
      <text:p text:style-name="P7"><text:span text:style-name="Fonte_20_parág._20_padrão">}</text:span></text:p>
      <text:p text:style-name="P7"><text:span text:style-name="Fonte_20_parág._20_padrão">.botao-tabela{</text:span></text:p>
      <text:p text:style-name="P7"><text:span text:style-name="Fonte_20_parág._20_padrão"><text:s text:c="2"/>margin-left: 10px;</text:span></text:p>
      <text:p text:style-name="P7"><text:span text:style-name="Fonte_20_parág._20_padrão"><text:s text:c="2"/>margin-right: 10px;</text:span></text:p>
      <text:p text:style-name="P7"><text:span text:style-name="Fonte_20_parág._20_padrão">}</text:span></text:p>
      <text:p text:style-name="P7"><text:span text:style-name="Fonte_20_parág._20_padrão">.texto-barra {</text:span></text:p>
      <text:p text:style-name="P7"><text:span text:style-name="Fonte_20_parág._20_padrão"><text:s text:c="2"/>color: FireBrick;</text:span></text:p>
      <text:p text:style-name="P7"><text:span text:style-name="Fonte_20_parág._20_padrão"><text:s text:c="2"/>justify-content: center;</text:span></text:p>
      <text:p text:style-name="P7"><text:span text:style-name="Fonte_20_parág._20_padrão"><text:s text:c="2"/>display: flex;</text:span></text:p>
      <text:p text:style-name="P7"><text:span text:style-name="Fonte_20_parág._20_padrão"><text:s text:c="2"/>margin-left: 20px;</text:span></text:p>
      <text:p text:style-name="P7"><text:span text:style-name="Fonte_20_parág._20_padrão"><text:s text:c="2"/>align-items: center;</text:span></text:p>
      <text:p text:style-name="P7"><text:span text:style-name="Fonte_20_parág._20_padrão">}</text:span></text:p>
      <text:p text:style-name="P7"><text:span text:style-name="Fonte_20_parág._20_padrão">.formulario {</text:span></text:p>
      <text:p text:style-name="P7"><text:span text:style-name="Fonte_20_parág._20_padrão"><text:s text:c="2"/>min-width: 150px;</text:span></text:p>
      <text:p text:style-name="P7"><text:span text:style-name="Fonte_20_parág._20_padrão"><text:s text:c="2"/>max-width: 500px;</text:span></text:p>
      <text:p text:style-name="P7"><text:span text:style-name="Fonte_20_parág._20_padrão"><text:s text:c="2"/>width: 100%;</text:span></text:p>
      <text:p text:style-name="P7"><text:span text:style-name="Fonte_20_parág._20_padrão"><text:s text:c="2"/>align-items: center;</text:span></text:p>
      <text:p text:style-name="P7"><text:span text:style-name="Fonte_20_parág._20_padrão"><text:s text:c="2"/>display: flex;</text:span></text:p>
      <text:p text:style-name="P7"><text:span text:style-name="Fonte_20_parág._20_padrão">}</text:span></text:p>
      <text:p text:style-name="P7"><text:span text:style-name="Fonte_20_parág._20_padrão">.card1 {</text:span></text:p>
      <text:p text:style-name="P7"><text:span text:style-name="Fonte_20_parág._20_padrão"><text:s text:c="2"/>background-color: white;</text:span></text:p>
      <text:p text:style-name="P7"><text:span text:style-name="Fonte_20_parág._20_padrão"><text:s text:c="2"/>display: flex;</text:span></text:p>
      <text:p text:style-name="P7"><text:span text:style-name="Fonte_20_parág._20_padrão"><text:s text:c="2"/>align-items: center;</text:span></text:p>
      <text:p text:style-name="P7"><text:span text:style-name="Fonte_20_parág._20_padrão"><text:s text:c="2"/>margin: auto;</text:span></text:p>
      <text:p text:style-name="P7"><text:span text:style-name="Fonte_20_parág._20_padrão"><text:s text:c="2"/>margin-left: 30%;</text:span></text:p>
      <text:p text:style-name="P7"><text:span text:style-name="Fonte_20_parág._20_padrão"><text:s text:c="2"/>margin-right: 30%;</text:span></text:p>
      <text:p text:style-name="P7"><text:span text:style-name="Fonte_20_parág._20_padrão">}</text:span></text:p>
      <text:p text:style-name="P7"><text:span text:style-name="Fonte_20_parág._20_padrão"/></text:p>
      <text:p text:style-name="P7"><text:span text:style-name="Fonte_20_parág._20_padrão">.card2 {</text:span></text:p>
      <text:p text:style-name="P7"><text:span text:style-name="Fonte_20_parág._20_padrão"><text:s text:c="2"/>background-color: white;</text:span></text:p>
      <text:p text:style-name="P7"><text:span text:style-name="Fonte_20_parág._20_padrão"><text:s text:c="2"/>display: flex;</text:span></text:p>
      <text:p text:style-name="P7"><text:span text:style-name="Fonte_20_parág._20_padrão"><text:s text:c="2"/>justify-content: center;</text:span></text:p>
      <text:p text:style-name="P7"><text:span text:style-name="Fonte_20_parág._20_padrão"><text:s text:c="2"/>align-items: center;</text:span></text:p>
      <text:p text:style-name="P7"><text:soft-page-break/><text:span text:style-name="Fonte_20_parág._20_padrão"><text:s text:c="2"/>margin-top: 2%;</text:span></text:p>
      <text:p text:style-name="P7"><text:span text:style-name="Fonte_20_parág._20_padrão">}</text:span></text:p>
      <text:p text:style-name="P17"/>
      <text:p text:style-name="P18"><text:span text:style-name="T22">22</text:span>) Dentro do componente <text:span text:style-name="T22">doar</text:span> crie o arquivo <text:span text:style-name="T2">‘</text:span><text:span text:style-name="T5">doar-dialog.component.html</text:span><text:span text:style-name="T2">’ </text:span>e insira o código:</text:p>
      <text:p text:style-name="P18"/>
      <text:p text:style-name="P7"><text:span text:style-name="Fonte_20_parág._20_padrão"/></text:p>
      <text:p text:style-name="P7"><text:span text:style-name="Fonte_20_parág._20_padrão">&lt;mat-card class="card1" style="align-items: center;"&gt;</text:span></text:p>
      <text:p text:style-name="P7"><text:span text:style-name="Fonte_20_parág._20_padrão"><text:s text:c="2"/>&lt;mat-card-header&gt;</text:span></text:p>
      <text:p text:style-name="P7"><text:span text:style-name="Fonte_20_parág._20_padrão"><text:s text:c="6"/>&lt;mat-card-title style="color: firebrick; text-align: center;"&gt;Doar Sangue&lt;/mat-card-title&gt;</text:span></text:p>
      <text:p text:style-name="P7"><text:span text:style-name="Fonte_20_parág._20_padrão"><text:s text:c="2"/>&lt;/mat-card-header&gt;</text:span></text:p>
      <text:p text:style-name="P7"><text:span text:style-name="Fonte_20_parág._20_padrão"><text:s text:c="2"/>&lt;br&gt;</text:span></text:p>
      <text:p text:style-name="P7"><text:span text:style-name="Fonte_20_parág._20_padrão"><text:s text:c="2"/>&lt;mat-card-content&gt;</text:span></text:p>
      <text:p text:style-name="P7"><text:span text:style-name="Fonte_20_parág._20_padrão"><text:s text:c="4"/>&lt;div&gt;</text:span></text:p>
      <text:p text:style-name="P7"><text:span text:style-name="Fonte_20_parág._20_padrão"><text:s text:c="6"/>&lt;form [formGroup]="doacaoForm"&gt;</text:span></text:p>
      <text:p text:style-name="P7"><text:span text:style-name="Fonte_20_parág._20_padrão"><text:s text:c="8"/>&lt;mat-form-field&gt;</text:span></text:p>
      <text:p text:style-name="P7"><text:span text:style-name="Fonte_20_parág._20_padrão"><text:s text:c="10"/>&lt;mat-label&gt;Código do Doador&lt;/mat-label&gt;</text:span></text:p>
      <text:p text:style-name="P7"><text:span text:style-name="Fonte_20_parág._20_padrão"><text:s text:c="10"/>&lt;input matInput formControlName="codigo"&gt;</text:span></text:p>
      <text:p text:style-name="P7"><text:span text:style-name="Fonte_20_parág._20_padrão"><text:s text:c="8"/>&lt;/mat-form-field&gt;</text:span></text:p>
      <text:p text:style-name="P7"><text:span text:style-name="Fonte_20_parág._20_padrão"/></text:p>
      <text:p text:style-name="P7"><text:span text:style-name="Fonte_20_parág._20_padrão"><text:s text:c="8"/>&lt;mat-form-field&gt;</text:span></text:p>
      <text:p text:style-name="P7"><text:span text:style-name="Fonte_20_parág._20_padrão"><text:s text:c="10"/>&lt;mat-label&gt;Nome do Doador&lt;/mat-label&gt;</text:span></text:p>
      <text:p text:style-name="P7"><text:span text:style-name="Fonte_20_parág._20_padrão"><text:s text:c="10"/>&lt;input matInput formControlName="nome"&gt;</text:span></text:p>
      <text:p text:style-name="P7"><text:span text:style-name="Fonte_20_parág._20_padrão"><text:s text:c="8"/>&lt;/mat-form-field&gt;</text:span></text:p>
      <text:p text:style-name="P7"><text:span text:style-name="Fonte_20_parág._20_padrão"/></text:p>
      <text:p text:style-name="P7"><text:span text:style-name="Fonte_20_parág._20_padrão"><text:s text:c="8"/>&lt;mat-form-field&gt;</text:span></text:p>
      <text:p text:style-name="P7"><text:span text:style-name="Fonte_20_parág._20_padrão"><text:s text:c="10"/>&lt;mat-label&gt;CPF do Doador&lt;/mat-label&gt;</text:span></text:p>
      <text:p text:style-name="P7"><text:span text:style-name="Fonte_20_parág._20_padrão"><text:s text:c="10"/>&lt;input matInput formControlName="cpf"&gt;</text:span></text:p>
      <text:p text:style-name="P7"><text:span text:style-name="Fonte_20_parág._20_padrão"><text:s text:c="8"/>&lt;/mat-form-field&gt;</text:span></text:p>
      <text:p text:style-name="P7"><text:span text:style-name="Fonte_20_parág._20_padrão"/></text:p>
      <text:p text:style-name="P7"><text:span text:style-name="Fonte_20_parág._20_padrão"><text:s text:c="8"/>&lt;mat-form-field&gt;</text:span></text:p>
      <text:p text:style-name="P7"><text:span text:style-name="Fonte_20_parág._20_padrão"><text:s text:c="10"/>&lt;mat-label&gt;Contato do Doador&lt;/mat-label&gt;</text:span></text:p>
      <text:p text:style-name="P7"><text:span text:style-name="Fonte_20_parág._20_padrão"><text:s text:c="10"/>&lt;input matInput formControlName="contato"&gt;</text:span></text:p>
      <text:p text:style-name="P7"><text:span text:style-name="Fonte_20_parág._20_padrão"><text:s text:c="8"/>&lt;/mat-form-field&gt;</text:span></text:p>
      <text:p text:style-name="P7"><text:span text:style-name="Fonte_20_parág._20_padrão"/></text:p>
      <text:p text:style-name="P7"><text:span text:style-name="Fonte_20_parág._20_padrão"><text:s text:c="8"/>&lt;mat-form-field&gt;</text:span></text:p>
      <text:p text:style-name="P7"><text:span text:style-name="Fonte_20_parág._20_padrão"><text:s text:c="10"/>&lt;mat-label&gt;Tipo Sanguíneo do Doador&lt;/mat-label&gt;</text:span></text:p>
      <text:p text:style-name="P7"><text:span text:style-name="Fonte_20_parág._20_padrão"><text:s text:c="10"/>&lt;input matInput formControlName="tipoSanguineo"&gt;</text:span></text:p>
      <text:p text:style-name="P7"><text:span text:style-name="Fonte_20_parág._20_padrão"><text:s text:c="8"/>&lt;/mat-form-field&gt;</text:span></text:p>
      <text:p text:style-name="P7"><text:span text:style-name="Fonte_20_parág._20_padrão"/></text:p>
      <text:p text:style-name="P7"><text:span text:style-name="Fonte_20_parág._20_padrão"><text:s text:c="8"/>&lt;mat-form-field&gt;</text:span></text:p>
      <text:p text:style-name="P7"><text:span text:style-name="Fonte_20_parág._20_padrão"><text:s text:c="10"/>&lt;mat-label&gt;RH do Doador&lt;/mat-label&gt;</text:span></text:p>
      <text:p text:style-name="P7"><text:span text:style-name="Fonte_20_parág._20_padrão"><text:s text:c="10"/>&lt;input matInput formControlName="rh"&gt;</text:span></text:p>
      <text:p text:style-name="P7"><text:span text:style-name="Fonte_20_parág._20_padrão"><text:s text:c="8"/>&lt;/mat-form-field&gt;</text:span></text:p>
      <text:p text:style-name="P7"><text:span text:style-name="Fonte_20_parág._20_padrão"/></text:p>
      <text:p text:style-name="P7"><text:span text:style-name="Fonte_20_parág._20_padrão"><text:s text:c="8"/>&lt;mat-form-field&gt;</text:span></text:p>
      <text:p text:style-name="P7"><text:span text:style-name="Fonte_20_parág._20_padrão"><text:s text:c="10"/>&lt;mat-label&gt;Volume de Sangue (ml)&lt;/mat-label&gt;</text:span></text:p>
      <text:p text:style-name="P7"><text:span text:style-name="Fonte_20_parág._20_padrão"><text:s text:c="10"/>&lt;input matInput type="number" formControlName="volume"&gt;</text:span></text:p>
      <text:p text:style-name="P7"><text:span text:style-name="Fonte_20_parág._20_padrão"><text:s text:c="10"/>&lt;mat-error *ngIf="doacaoForm.get('volume')!.hasError('required')"&gt;</text:span></text:p>
      <text:p text:style-name="P7"><text:span text:style-name="Fonte_20_parág._20_padrão"><text:s text:c="12"/>O volume é obrigatório.</text:span></text:p>
      <text:p text:style-name="P7"><text:span text:style-name="Fonte_20_parág._20_padrão"><text:s text:c="10"/>&lt;/mat-error&gt;</text:span></text:p>
      <text:p text:style-name="P7"><text:soft-page-break/><text:span text:style-name="Fonte_20_parág._20_padrão"><text:s text:c="10"/>&lt;mat-error *ngIf="doacaoForm.get('volume')!.hasError('min')"&gt;</text:span></text:p>
      <text:p text:style-name="P7"><text:span text:style-name="Fonte_20_parág._20_padrão"><text:s text:c="12"/>O volume deve ser maior que zero.</text:span></text:p>
      <text:p text:style-name="P7"><text:span text:style-name="Fonte_20_parág._20_padrão"><text:s text:c="10"/>&lt;/mat-error&gt;</text:span></text:p>
      <text:p text:style-name="P7"><text:span text:style-name="Fonte_20_parág._20_padrão"><text:s text:c="8"/>&lt;/mat-form-field&gt;</text:span></text:p>
      <text:p text:style-name="P7"><text:span text:style-name="Fonte_20_parág._20_padrão"><text:s text:c="6"/>&lt;/form&gt;</text:span></text:p>
      <text:p text:style-name="P7"><text:span text:style-name="Fonte_20_parág._20_padrão"><text:s text:c="6"/>&lt;button mat-button (click)="onNoClick()"&gt;Cancelar&lt;/button&gt;</text:span></text:p>
      <text:p text:style-name="P7"><text:span text:style-name="Fonte_20_parág._20_padrão"><text:s text:c="6"/>&lt;button mat-button type="submit" (click)="onSaveClick()" [disabled]="!doacaoForm.valid"&gt;Salvar&lt;/button&gt;</text:span></text:p>
      <text:p text:style-name="P7"><text:span text:style-name="Fonte_20_parág._20_padrão"><text:s text:c="4"/>&lt;/div&gt;</text:span></text:p>
      <text:p text:style-name="P7"><text:span text:style-name="Fonte_20_parág._20_padrão"><text:s text:c="4"/>&lt;br&gt;</text:span></text:p>
      <text:p text:style-name="P7"><text:span text:style-name="Fonte_20_parág._20_padrão"><text:s text:c="2"/>&lt;/mat-card-content&gt;</text:span></text:p>
      <text:p text:style-name="P7"><text:span text:style-name="Fonte_20_parág._20_padrão">&lt;/mat-card&gt;</text:span></text:p>
      <text:p text:style-name="P18"/>
      <text:p text:style-name="P18"><text:span text:style-name="T22">23</text:span>) Dentro do componente <text:span text:style-name="T22">doar</text:span> crie o arquivo <text:span text:style-name="T2">‘</text:span><text:span text:style-name="T5">doar-dialog.component.ts</text:span><text:span text:style-name="T2">’ </text:span>e insira o código:</text:p>
      <text:p text:style-name="P18"/>
      <text:p text:style-name="P7"><text:span text:style-name="Fonte_20_parág._20_padrão">import { Component, Inject } from '@angular/core';</text:span></text:p>
      <text:p text:style-name="P7"><text:span text:style-name="Fonte_20_parág._20_padrão">import { MatDialogRef, MAT_DIALOG_DATA } from '@angular/material/dialog';</text:span></text:p>
      <text:p text:style-name="P7"><text:span text:style-name="Fonte_20_parág._20_padrão">import { FormBuilder, FormGroup, Validators } from '@angular/forms';</text:span></text:p>
      <text:p text:style-name="P7"><text:span text:style-name="Fonte_20_parág._20_padrão">import { ViewChild } from '@angular/core';</text:span></text:p>
      <text:p text:style-name="P7"><text:span text:style-name="Fonte_20_parág._20_padrão">import { RouterOutlet } from '@angular/router';</text:span></text:p>
      <text:p text:style-name="P7"><text:span text:style-name="Fonte_20_parág._20_padrão">import { RouterModule } from '@angular/router';</text:span></text:p>
      <text:p text:style-name="P7"><text:span text:style-name="Fonte_20_parág._20_padrão">import { MatToolbarModule } from '@angular/material/toolbar';</text:span></text:p>
      <text:p text:style-name="P7"><text:span text:style-name="Fonte_20_parág._20_padrão">import { HttpClient, HttpClientModule, HttpParams } from '@angular/common/http';</text:span></text:p>
      <text:p text:style-name="P7"><text:span text:style-name="Fonte_20_parág._20_padrão">import { FormsModule, NgForm } from '@angular/forms';</text:span></text:p>
      <text:p text:style-name="P7"><text:span text:style-name="Fonte_20_parág._20_padrão">import { MatTableModule } from '@angular/material/table';</text:span></text:p>
      <text:p text:style-name="P7"><text:span text:style-name="Fonte_20_parág._20_padrão">import { MatFormField, MatLabel } from '@angular/material/form-field';</text:span></text:p>
      <text:p text:style-name="P7"><text:span text:style-name="Fonte_20_parág._20_padrão">import { MatCheckboxModule } from '@angular/material/checkbox';</text:span></text:p>
      <text:p text:style-name="P7"><text:span text:style-name="Fonte_20_parág._20_padrão">import { MatSelectModule } from '@angular/material/select';</text:span></text:p>
      <text:p text:style-name="P7"><text:span text:style-name="Fonte_20_parág._20_padrão">import { MatRadioModule } from '@angular/material/radio';</text:span></text:p>
      <text:p text:style-name="P7"><text:span text:style-name="Fonte_20_parág._20_padrão">import { MatInputModule } from '@angular/material/input';</text:span></text:p>
      <text:p text:style-name="P7"><text:span text:style-name="Fonte_20_parág._20_padrão">import { MatButtonModule } from '@angular/material/button';</text:span></text:p>
      <text:p text:style-name="P7"><text:span text:style-name="Fonte_20_parág._20_padrão">import { MatCardModule } from '@angular/material/card';</text:span></text:p>
      <text:p text:style-name="P7"><text:span text:style-name="Fonte_20_parág._20_padrão">import { NgIf } from '@angular/common';</text:span></text:p>
      <text:p text:style-name="P7"><text:span text:style-name="Fonte_20_parág._20_padrão">import { MatIconModule } from '@angular/material/icon';</text:span></text:p>
      <text:p text:style-name="P7"><text:span text:style-name="Fonte_20_parág._20_padrão">import { MatDialogTitle, MatDialogContent, MatDialogActions, MatDialogClose, MatDialog, MatDialogModule } from '@angular/material/dialog';</text:span></text:p>
      <text:p text:style-name="P7"><text:span text:style-name="Fonte_20_parág._20_padrão">import { ReactiveFormsModule } from '@angular/forms';</text:span></text:p>
      <text:p text:style-name="P7"><text:span text:style-name="Fonte_20_parág._20_padrão"/></text:p>
      <text:p text:style-name="P7"><text:span text:style-name="Fonte_20_parág._20_padrão">@Component({</text:span></text:p>
      <text:p text:style-name="P7"><text:span text:style-name="Fonte_20_parág._20_padrão"><text:s text:c="2"/>selector: 'app-doacao-dialog',</text:span></text:p>
      <text:p text:style-name="P7"><text:span text:style-name="Fonte_20_parág._20_padrão"><text:s text:c="2"/>standalone: true,</text:span></text:p>
      <text:p text:style-name="P7"><text:span text:style-name="Fonte_20_parág._20_padrão"><text:s text:c="2"/>imports: [</text:span></text:p>
      <text:p text:style-name="P7"><text:span text:style-name="Fonte_20_parág._20_padrão"><text:s text:c="4"/>RouterOutlet,</text:span></text:p>
      <text:p text:style-name="P7"><text:span text:style-name="Fonte_20_parág._20_padrão"><text:s text:c="4"/>RouterModule,</text:span></text:p>
      <text:p text:style-name="P7"><text:span text:style-name="Fonte_20_parág._20_padrão"><text:s text:c="4"/>MatToolbarModule,</text:span></text:p>
      <text:p text:style-name="P7"><text:span text:style-name="Fonte_20_parág._20_padrão"><text:s text:c="4"/>HttpClientModule,</text:span></text:p>
      <text:p text:style-name="P7"><text:span text:style-name="Fonte_20_parág._20_padrão"><text:s text:c="4"/>FormsModule,</text:span></text:p>
      <text:p text:style-name="P7"><text:span text:style-name="Fonte_20_parág._20_padrão"><text:s text:c="4"/>MatTableModule,</text:span></text:p>
      <text:p text:style-name="P7"><text:span text:style-name="Fonte_20_parág._20_padrão"><text:s text:c="4"/>MatFormField,</text:span></text:p>
      <text:p text:style-name="P7"><text:span text:style-name="Fonte_20_parág._20_padrão"><text:s text:c="4"/>MatLabel,</text:span></text:p>
      <text:p text:style-name="P7"><text:span text:style-name="Fonte_20_parág._20_padrão"><text:s text:c="4"/>MatCheckboxModule,</text:span></text:p>
      <text:p text:style-name="P7"><text:soft-page-break/><text:span text:style-name="Fonte_20_parág._20_padrão"><text:s text:c="4"/>MatSelectModule,</text:span></text:p>
      <text:p text:style-name="P7"><text:span text:style-name="Fonte_20_parág._20_padrão"><text:s text:c="4"/>MatRadioModule,</text:span></text:p>
      <text:p text:style-name="P7"><text:span text:style-name="Fonte_20_parág._20_padrão"><text:s text:c="4"/>MatInputModule,</text:span></text:p>
      <text:p text:style-name="P7"><text:span text:style-name="Fonte_20_parág._20_padrão"><text:s text:c="4"/>MatButtonModule,</text:span></text:p>
      <text:p text:style-name="P7"><text:span text:style-name="Fonte_20_parág._20_padrão"><text:s text:c="4"/>MatCardModule,</text:span></text:p>
      <text:p text:style-name="P7"><text:span text:style-name="Fonte_20_parág._20_padrão"><text:s text:c="4"/>NgIf,</text:span></text:p>
      <text:p text:style-name="P7"><text:span text:style-name="Fonte_20_parág._20_padrão"><text:s text:c="4"/>MatIconModule,</text:span></text:p>
      <text:p text:style-name="P7"><text:span text:style-name="Fonte_20_parág._20_padrão"><text:s text:c="4"/>MatDialogTitle,</text:span></text:p>
      <text:p text:style-name="P7"><text:span text:style-name="Fonte_20_parág._20_padrão"><text:s text:c="4"/>MatDialogContent,</text:span></text:p>
      <text:p text:style-name="P7"><text:span text:style-name="Fonte_20_parág._20_padrão"><text:s text:c="4"/>MatDialogActions,</text:span></text:p>
      <text:p text:style-name="P7"><text:span text:style-name="Fonte_20_parág._20_padrão"><text:s text:c="4"/>MatDialogClose,</text:span></text:p>
      <text:p text:style-name="P7"><text:span text:style-name="Fonte_20_parág._20_padrão"><text:s text:c="4"/>MatDialogModule,</text:span></text:p>
      <text:p text:style-name="P7"><text:span text:style-name="Fonte_20_parág._20_padrão"><text:s text:c="4"/>ReactiveFormsModule</text:span></text:p>
      <text:p text:style-name="P7"><text:span text:style-name="Fonte_20_parág._20_padrão"><text:s text:c="2"/>],</text:span></text:p>
      <text:p text:style-name="P7"><text:span text:style-name="Fonte_20_parág._20_padrão"><text:s text:c="2"/>templateUrl: './doar-dialog.component.html',</text:span></text:p>
      <text:p text:style-name="P7"><text:span text:style-name="Fonte_20_parág._20_padrão">})</text:span></text:p>
      <text:p text:style-name="P7"><text:span text:style-name="Fonte_20_parág._20_padrão">export class DoarDialogComponent {</text:span></text:p>
      <text:p text:style-name="P7"><text:span text:style-name="Fonte_20_parág._20_padrão"><text:s text:c="2"/>doacaoForm: FormGroup;</text:span></text:p>
      <text:p text:style-name="P7"><text:span text:style-name="Fonte_20_parág._20_padrão"/></text:p>
      <text:p text:style-name="P7"><text:span text:style-name="Fonte_20_parág._20_padrão"><text:s text:c="2"/>constructor(</text:span></text:p>
      <text:p text:style-name="P7"><text:span text:style-name="Fonte_20_parág._20_padrão"><text:s text:c="4"/>private http: HttpClient,</text:span></text:p>
      <text:p text:style-name="P7"><text:span text:style-name="Fonte_20_parág._20_padrão"><text:s text:c="4"/>public dialogRef: MatDialogRef&lt;DoarDialogComponent&gt;,</text:span></text:p>
      <text:p text:style-name="P7"><text:span text:style-name="Fonte_20_parág._20_padrão"><text:s text:c="4"/>@Inject(MAT_DIALOG_DATA) public data: any,</text:span></text:p>
      <text:p text:style-name="P7"><text:span text:style-name="Fonte_20_parág._20_padrão"><text:s text:c="4"/>private fb: FormBuilder</text:span></text:p>
      <text:p text:style-name="P7"><text:span text:style-name="Fonte_20_parág._20_padrão"><text:s text:c="2"/>) {</text:span></text:p>
      <text:p text:style-name="P7"><text:span text:style-name="Fonte_20_parág._20_padrão"><text:s text:c="4"/>this.doacaoForm = this.fb.group({</text:span></text:p>
      <text:p text:style-name="P7"><text:span text:style-name="Fonte_20_parág._20_padrão"><text:s text:c="6"/>codigo: [{ value: data.codigo, disabled: true }],</text:span></text:p>
      <text:p text:style-name="P7"><text:span text:style-name="Fonte_20_parág._20_padrão"><text:s text:c="6"/>nome: [{ value: data.nome, disabled: true }],</text:span></text:p>
      <text:p text:style-name="P7"><text:span text:style-name="Fonte_20_parág._20_padrão"><text:s text:c="6"/>cpf: [{ value: data.cpf, disabled: true }],</text:span></text:p>
      <text:p text:style-name="P7"><text:span text:style-name="Fonte_20_parág._20_padrão"><text:s text:c="6"/>contato: [{ value: data.contato, disabled: true }],</text:span></text:p>
      <text:p text:style-name="P7"><text:span text:style-name="Fonte_20_parág._20_padrão"><text:s text:c="6"/>tipoSanguineo: [{ value: data.tipoSanguineo, disabled: true }],</text:span></text:p>
      <text:p text:style-name="P7"><text:span text:style-name="Fonte_20_parág._20_padrão"><text:s text:c="6"/>rh: [{ value: data.rh, disabled: true }],</text:span></text:p>
      <text:p text:style-name="P7"><text:span text:style-name="Fonte_20_parág._20_padrão"><text:s text:c="6"/>volume: [null, [Validators.required, Validators.min(0.1)]]</text:span></text:p>
      <text:p text:style-name="P7"><text:span text:style-name="Fonte_20_parág._20_padrão"><text:s text:c="4"/>});</text:span></text:p>
      <text:p text:style-name="P7"><text:span text:style-name="Fonte_20_parág._20_padrão"><text:s text:c="2"/>}</text:span></text:p>
      <text:p text:style-name="P7"><text:span text:style-name="Fonte_20_parág._20_padrão"/></text:p>
      <text:p text:style-name="P7"><text:span text:style-name="Fonte_20_parág._20_padrão"><text:s text:c="2"/>onNoClick(): void {</text:span></text:p>
      <text:p text:style-name="P7"><text:span text:style-name="Fonte_20_parág._20_padrão"><text:s text:c="4"/>this.dialogRef.close();</text:span></text:p>
      <text:p text:style-name="P7"><text:span text:style-name="Fonte_20_parág._20_padrão"><text:s text:c="2"/>}</text:span></text:p>
      <text:p text:style-name="P7"><text:span text:style-name="Fonte_20_parág._20_padrão"/></text:p>
      <text:p text:style-name="P7"><text:span text:style-name="Fonte_20_parág._20_padrão"><text:s text:c="2"/>onSaveClick(): void {</text:span></text:p>
      <text:p text:style-name="P7"><text:span text:style-name="Fonte_20_parág._20_padrão"><text:s text:c="4"/>if (this.doacaoForm.valid) {</text:span></text:p>
      <text:p text:style-name="P7"><text:span text:style-name="Fonte_20_parág._20_padrão"><text:s text:c="6"/>const doacaoData = { ...this.data, ...this.doacaoForm.getRawValue() };</text:span></text:p>
      <text:p text:style-name="P7"><text:span text:style-name="Fonte_20_parág._20_padrão"/></text:p>
      <text:p text:style-name="P7"><text:span text:style-name="Fonte_20_parág._20_padrão"><text:s text:c="6"/>console.log('Dados da doação:', doacaoData);</text:span></text:p>
      <text:p text:style-name="P7"><text:span text:style-name="Fonte_20_parág._20_padrão"><text:s text:c="6"/>this.http.post('http://localhost:3000/api/doacao', doacaoData).subscribe(</text:span></text:p>
      <text:p text:style-name="P7"><text:span text:style-name="Fonte_20_parág._20_padrão"><text:s text:c="8"/>response =&gt; {</text:span></text:p>
      <text:p text:style-name="P7"><text:span text:style-name="Fonte_20_parág._20_padrão"><text:s text:c="10"/>console.log('Dados da doação:', doacaoData);</text:span></text:p>
      <text:p text:style-name="P7"><text:span text:style-name="Fonte_20_parág._20_padrão"><text:s text:c="10"/>console.log('Doação registrada com sucesso', response);</text:span></text:p>
      <text:p text:style-name="P7"><text:span text:style-name="Fonte_20_parág._20_padrão"><text:s text:c="10"/>this.dialogRef.close(doacaoData);</text:span></text:p>
      <text:p text:style-name="P7"><text:span text:style-name="Fonte_20_parág._20_padrão"><text:s text:c="8"/>},</text:span></text:p>
      <text:p text:style-name="P7"><text:soft-page-break/><text:span text:style-name="Fonte_20_parág._20_padrão"><text:s text:c="8"/>error =&gt; {</text:span></text:p>
      <text:p text:style-name="P7"><text:span text:style-name="Fonte_20_parág._20_padrão"><text:s text:c="10"/>console.error('Erro ao registrar doação', error);</text:span></text:p>
      <text:p text:style-name="P7"><text:span text:style-name="Fonte_20_parág._20_padrão"><text:s text:c="8"/>}</text:span></text:p>
      <text:p text:style-name="P7"><text:span text:style-name="Fonte_20_parág._20_padrão"><text:s text:c="6"/>);</text:span></text:p>
      <text:p text:style-name="P7"><text:span text:style-name="Fonte_20_parág._20_padrão"><text:s text:c="4"/>}</text:span></text:p>
      <text:p text:style-name="P7"><text:span text:style-name="Fonte_20_parág._20_padrão"><text:s text:c="2"/>}</text:span></text:p>
      <text:p text:style-name="P7"><text:span text:style-name="Fonte_20_parág._20_padrão">}</text:span></text:p>
      <text:p text:style-name="P18"/>
      <text:p text:style-name="P11"><text:span text:style-name="T22">24</text:span>) Fora dos componentes, dentro do arquivo <text:span text:style-name="T2">‘style.css’</text:span> insira o código:</text:p>
      <text:p text:style-name="P11"/>
      <text:p text:style-name="P8"><text:span text:style-name="Fonte_20_parág._20_padrão">&lt;!doctype html&gt;</text:span></text:p>
      <text:p text:style-name="P8"><text:span text:style-name="Fonte_20_parág._20_padrão">html, body { height: 100%; }</text:span></text:p>
      <text:p text:style-name="P8"><text:span text:style-name="Fonte_20_parág._20_padrão">body { margin: 0; font-family: Roboto, "Helvetica Neue", sans-serif; background-color: FireBrick;}</text:span></text:p>
      <text:p text:style-name="P23"/>
      <text:p text:style-name="P11"><text:span text:style-name="T22">25</text:span>) E em <text:span text:style-name="T2">‘index.html’</text:span>, insira o código:</text:p>
      <text:p text:style-name="P11"/>
      <text:p text:style-name="P1"><text:span text:style-name="Fonte_20_parág._20_padrão">&lt;!doctype html&gt;</text:span></text:p>
      <text:p text:style-name="P1"><text:span text:style-name="Fonte_20_parág._20_padrão">&lt;html lang="en"&gt;</text:span></text:p>
      <text:p text:style-name="P1"><text:span text:style-name="Fonte_20_parág._20_padrão">&lt;head&gt;</text:span></text:p>
      <text:p text:style-name="P1"><text:span text:style-name="Fonte_20_parág._20_padrão"><text:s text:c="2"/>&lt;meta charset="utf-8"&gt;</text:span></text:p>
      <text:p text:style-name="P1"><text:span text:style-name="Fonte_20_parág._20_padrão"><text:s text:c="2"/>&lt;title&gt;Crud&lt;/title&gt;</text:span></text:p>
      <text:p text:style-name="P1"><text:span text:style-name="Fonte_20_parág._20_padrão"><text:s text:c="2"/>&lt;base href="/"&gt;</text:span></text:p>
      <text:p text:style-name="P1"><text:span text:style-name="Fonte_20_parág._20_padrão"><text:s text:c="2"/>&lt;meta name="viewport" content="width=device-width, initial-scale=1"&gt;</text:span></text:p>
      <text:p text:style-name="P1"><text:span text:style-name="Fonte_20_parág._20_padrão"><text:s text:c="2"/>&lt;link rel="icon" type="image/x-icon" href="favicon.ico"&gt;</text:span></text:p>
      <text:p text:style-name="P1"><text:span text:style-name="Fonte_20_parág._20_padrão"><text:s text:c="2"/>&lt;link href="https://fonts.googleapis.com/css2?family=Roboto:wght@300;400;500&amp;display=swap" rel="stylesheet"&gt;</text:span></text:p>
      <text:p text:style-name="P1"><text:span text:style-name="Fonte_20_parág._20_padrão"><text:s text:c="2"/>&lt;link href="https://fonts.googleapis.com/icon?family=Material+Icons" rel="stylesheet"&gt;</text:span></text:p>
      <text:p text:style-name="P1"><text:span text:style-name="Fonte_20_parág._20_padrão">&lt;/head&gt;</text:span></text:p>
      <text:p text:style-name="P1"><text:span text:style-name="Fonte_20_parág._20_padrão">&lt;body class="mat-typography"&gt;</text:span></text:p>
      <text:p text:style-name="P1"><text:span text:style-name="Fonte_20_parág._20_padrão"><text:s text:c="2"/>&lt;app-root&gt;&lt;/app-root&gt;</text:span></text:p>
      <text:p text:style-name="P1"><text:span text:style-name="Fonte_20_parág._20_padrão">&lt;/body&gt;</text:span></text:p>
      <text:p text:style-name="P1"><text:span text:style-name="Fonte_20_parág._20_padrão">&lt;/html&gt;</text:span></text:p>
      <text:p text:style-name="P25"/>
      <text:p text:style-name="P11"><text:span text:style-name="T22">26</text:span>) Agora dentro do projeto iniciaremos o back-end</text:p>
      <text:p text:style-name="P11">Rode o código ‘<text:span text:style-name="T2">nest new doacao-back’</text:span> dentro do diretório base da aplicação</text:p>
      <text:p text:style-name="P11"/>
      <text:p text:style-name="P11"><text:span text:style-name="T22">27</text:span>) Em <text:span text:style-name="T2">‘src/app.module.ts’</text:span> insira o código:</text:p>
      <text:p text:style-name="P11"/>
      <text:p text:style-name="P1"><text:span text:style-name="Fonte_20_parág._20_padrão"><text:span text:style-name="T7">import { Module } from '@nestjs/common';</text:span></text:span></text:p>
      <text:p text:style-name="P1"><text:span text:style-name="Fonte_20_parág._20_padrão">import { AppController } from './app.controller';</text:span></text:p>
      <text:p text:style-name="P1"><text:span text:style-name="Fonte_20_parág._20_padrão">import { AppService } from './app.service';</text:span></text:p>
      <text:p text:style-name="P1"><text:span text:style-name="Fonte_20_parág._20_padrão">import { TypeOrmModule } from '@nestjs/typeorm';</text:span></text:p>
      <text:p text:style-name="P1"><text:span text:style-name="Fonte_20_parág._20_padrão">import { Doacao } from './Doacao/doacao.entity';</text:span></text:p>
      <text:p text:style-name="P1"><text:span text:style-name="Fonte_20_parág._20_padrão">import { Doador } from './Doador/doador.entity';</text:span></text:p>
      <text:p text:style-name="P1"><text:span text:style-name="Fonte_20_parág._20_padrão">import { DoadorController } from './Doador/doador.controller';</text:span></text:p>
      <text:p text:style-name="P1"><text:span text:style-name="Fonte_20_parág._20_padrão">import { DoadorService } from './Doador/doador.service';</text:span></text:p>
      <text:p text:style-name="P1"><text:span text:style-name="Fonte_20_parág._20_padrão"/></text:p>
      <text:p text:style-name="P1"><text:span text:style-name="Fonte_20_parág._20_padrão"/></text:p>
      <text:p text:style-name="P1"><text:span text:style-name="Fonte_20_parág._20_padrão">@Module({</text:span></text:p>
      <text:p text:style-name="P1"><text:soft-page-break/><text:span text:style-name="Fonte_20_parág._20_padrão"><text:s text:c="2"/>imports: [</text:span></text:p>
      <text:p text:style-name="P1"><text:span text:style-name="Fonte_20_parág._20_padrão"><text:s text:c="4"/>TypeOrmModule.forRoot({</text:span></text:p>
      <text:p text:style-name="P1"><text:span text:style-name="Fonte_20_parág._20_padrão"><text:s text:c="6"/>type: 'postgres',</text:span></text:p>
      <text:p text:style-name="P1"><text:span text:style-name="Fonte_20_parág._20_padrão"><text:s text:c="6"/>host: 'localhost',</text:span></text:p>
      <text:p text:style-name="P1"><text:span text:style-name="Fonte_20_parág._20_padrão"><text:s text:c="6"/>port: 5432,</text:span></text:p>
      <text:p text:style-name="P1"><text:span text:style-name="Fonte_20_parág._20_padrão"><text:s text:c="6"/>username: 'postgres',</text:span></text:p>
      <text:p text:style-name="P1"><text:span text:style-name="Fonte_20_parág._20_padrão"><text:s text:c="6"/>password: '12345',</text:span></text:p>
      <text:p text:style-name="P1"><text:span text:style-name="Fonte_20_parág._20_padrão"><text:s text:c="6"/>database: 'postgres',</text:span></text:p>
      <text:p text:style-name="P1"><text:span text:style-name="Fonte_20_parág._20_padrão"><text:s text:c="6"/>entities: [Doador, Doacao],</text:span></text:p>
      <text:p text:style-name="P1"><text:span text:style-name="Fonte_20_parág._20_padrão"><text:s text:c="6"/>synchronize: true,</text:span></text:p>
      <text:p text:style-name="P1"><text:span text:style-name="Fonte_20_parág._20_padrão"><text:s text:c="6"/></text:span></text:p>
      <text:p text:style-name="P1"><text:span text:style-name="Fonte_20_parág._20_padrão"><text:s text:c="4"/>}),</text:span></text:p>
      <text:p text:style-name="P1"><text:span text:style-name="Fonte_20_parág._20_padrão"><text:s text:c="4"/>TypeOrmModule.forFeature([Doacao, Doador])</text:span></text:p>
      <text:p text:style-name="P1"><text:span text:style-name="Fonte_20_parág._20_padrão"><text:s text:c="2"/>],</text:span></text:p>
      <text:p text:style-name="P1"><text:span text:style-name="Fonte_20_parág._20_padrão"><text:s text:c="2"/>controllers: [AppController, DoadorController],</text:span></text:p>
      <text:p text:style-name="P1"><text:span text:style-name="Fonte_20_parág._20_padrão"><text:s text:c="2"/>providers: [AppService, DoadorService],</text:span></text:p>
      <text:p text:style-name="P1"><text:span text:style-name="Fonte_20_parág._20_padrão">})</text:span></text:p>
      <text:p text:style-name="P1"><text:span text:style-name="Fonte_20_parág._20_padrão">export class AppModule {}</text:span></text:p>
      <text:p text:style-name="P12"><text:span text:style-name="T22">28</text:span>) Crie dendo de <text:span text:style-name="T2">‘/src’ </text:span><text:span text:style-name="T12">um diretório com o nome </text:span><text:span text:style-name="T2">‘Doacao’</text:span><text:span text:style-name="T12"> e um com o nome </text:span><text:span text:style-name="T2">‘Doador’</text:span></text:p>
      <text:p text:style-name="P16"/>
      <text:p text:style-name="P12"><text:span text:style-name="T22">29</text:span>) dentro do diretório <text:span text:style-name="T2">‘Doador’</text:span> <text:s/>crie os seguintes documentos:</text:p>
      <text:p text:style-name="P12">1- <text:span text:style-name="T2">‘/doador.controller.ts’</text:span></text:p>
      <text:p text:style-name="P12">2- <text:span text:style-name="T2">‘/doador.entity.ts’</text:span></text:p>
      <text:p text:style-name="P12">3- <text:span text:style-name="T2">‘/doador.service.ts’</text:span></text:p>
      <text:p text:style-name="P12"/>
      <text:p text:style-name="P12"/>
      <text:p text:style-name="P12"/>
      <text:p text:style-name="P12"><text:span text:style-name="T22">30</text:span>) em <text:span text:style-name="T2">‘doador.controller.ts’</text:span> insira o seguinte código:</text:p>
      <text:p text:style-name="P12"/>
      <text:p text:style-name="P1"><text:span text:style-name="Fonte_20_parág._20_padrão"><text:span text:style-name="T7">import { Controller, Get, Post, Body, Query, Patch, Put, Param, Delete } from "@nestjs/common";</text:span></text:span></text:p>
      <text:p text:style-name="P1"><text:span text:style-name="Fonte_20_parág._20_padrão">import { DoadorService } from "./doador.service";</text:span></text:p>
      <text:p text:style-name="P1"><text:span text:style-name="Fonte_20_parág._20_padrão">import { Doador } from "./doador.entity";</text:span></text:p>
      <text:p text:style-name="P1"><text:span text:style-name="Fonte_20_parág._20_padrão"/></text:p>
      <text:p text:style-name="P1"><text:span text:style-name="Fonte_20_parág._20_padrão">@Controller('/api/doador')</text:span></text:p>
      <text:p text:style-name="P1"><text:span text:style-name="Fonte_20_parág._20_padrão">export class DoadorController{</text:span></text:p>
      <text:p text:style-name="P1"><text:span text:style-name="Fonte_20_parág._20_padrão"/></text:p>
      <text:p text:style-name="P1"><text:span text:style-name="Fonte_20_parág._20_padrão"><text:s text:c="4"/>constructor( private readonly doadorService: DoadorService) {}</text:span></text:p>
      <text:p text:style-name="P1"><text:span text:style-name="Fonte_20_parág._20_padrão"/></text:p>
      <text:p text:style-name="P1"><text:span text:style-name="Fonte_20_parág._20_padrão"><text:s text:c="4"/>@Post('')</text:span></text:p>
      <text:p text:style-name="P1"><text:span text:style-name="Fonte_20_parág._20_padrão"><text:s text:c="4"/>async createForm(@Body() formData: any){</text:span></text:p>
      <text:p text:style-name="P1"><text:span text:style-name="Fonte_20_parág._20_padrão"><text:s text:c="8"/>return this.doadorService.createDoador(formData.nome, formData.cpf, formData.contato ,formData.tipoRhCorretos, formData.tipoSanguineo, formData.rh)</text:span></text:p>
      <text:p text:style-name="P1"><text:span text:style-name="Fonte_20_parág._20_padrão"><text:s text:c="4"/>}</text:span></text:p>
      <text:p text:style-name="P1"><text:span text:style-name="Fonte_20_parág._20_padrão"/></text:p>
      <text:p text:style-name="P1"><text:span text:style-name="Fonte_20_parág._20_padrão"><text:s text:c="4"/>@Get('')</text:span></text:p>
      <text:p text:style-name="P1"><text:span text:style-name="Fonte_20_parág._20_padrão"><text:s text:c="4"/>async getAllDoadores(@Query() searchData: any){</text:span></text:p>
      <text:p text:style-name="P1"><text:span text:style-name="Fonte_20_parág._20_padrão"><text:s text:c="8"/>return this.doadorService.getAllDoadores(searchData);</text:span></text:p>
      <text:p text:style-name="P1"><text:span text:style-name="Fonte_20_parág._20_padrão"><text:s text:c="4"/>}</text:span></text:p>
      <text:p text:style-name="P1"><text:span text:style-name="Fonte_20_parág._20_padrão"/></text:p>
      <text:p text:style-name="P1"><text:soft-page-break/><text:span text:style-name="Fonte_20_parág._20_padrão"><text:s text:c="4"/>@Get(':codigo')</text:span></text:p>
      <text:p text:style-name="P1"><text:span text:style-name="Fonte_20_parág._20_padrão"><text:s text:c="4"/>async getDoadorById(@Param() codigo: any){</text:span></text:p>
      <text:p text:style-name="P1"><text:span text:style-name="Fonte_20_parág._20_padrão"><text:s text:c="8"/>return this.doadorService.getDoadorById(codigo)</text:span></text:p>
      <text:p text:style-name="P1"><text:span text:style-name="Fonte_20_parág._20_padrão"><text:s text:c="4"/>}</text:span></text:p>
      <text:p text:style-name="P1"><text:span text:style-name="Fonte_20_parág._20_padrão"/></text:p>
      <text:p text:style-name="P1"><text:span text:style-name="Fonte_20_parág._20_padrão"><text:s text:c="4"/>@Delete(':codigo')</text:span></text:p>
      <text:p text:style-name="P1"><text:span text:style-name="Fonte_20_parág._20_padrão"><text:s text:c="4"/>async deleteDoador(@Param() codigo: any){</text:span></text:p>
      <text:p text:style-name="P1"><text:span text:style-name="Fonte_20_parág._20_padrão"><text:s text:c="8"/>return this.doadorService.deleteDoador(codigo)</text:span></text:p>
      <text:p text:style-name="P1"><text:span text:style-name="Fonte_20_parág._20_padrão"><text:s text:c="4"/>}</text:span></text:p>
      <text:p text:style-name="P1"><text:span text:style-name="Fonte_20_parág._20_padrão"/></text:p>
      <text:p text:style-name="P1"><text:span text:style-name="Fonte_20_parág._20_padrão"><text:s text:c="4"/>@Put(':codigo')</text:span></text:p>
      <text:p text:style-name="P1"><text:span text:style-name="Fonte_20_parág._20_padrão"><text:s text:c="4"/>async updateDoador(@Param('codigo') codigo : number, @Body() updateDoadorDto: any): Promise&lt;Doador&gt;{</text:span></text:p>
      <text:p text:style-name="P1"><text:span text:style-name="Fonte_20_parág._20_padrão"><text:s text:c="8"/>return this.doadorService.updateDoador(codigo, updateDoadorDto)</text:span></text:p>
      <text:p text:style-name="P1"><text:span text:style-name="Fonte_20_parág._20_padrão"><text:s text:c="4"/>}</text:span></text:p>
      <text:p text:style-name="P1"><text:span text:style-name="Fonte_20_parág._20_padrão"/></text:p>
      <text:p text:style-name="P1"><text:span text:style-name="Fonte_20_parág._20_padrão">}</text:span></text:p>
      <text:p text:style-name="P11"/>
      <text:p text:style-name="P12"><text:span text:style-name="T22">31</text:span>) Em <text:span text:style-name="T2">‘doador.service.ts’</text:span> insira o seguinte código:</text:p>
      <text:p text:style-name="P12"/>
      <text:p text:style-name="P1"><text:span text:style-name="Fonte_20_parág._20_padrão"><text:span text:style-name="T7">import { Injectable } from "@nestjs/common";</text:span></text:span></text:p>
      <text:p text:style-name="P1"><text:span text:style-name="Fonte_20_parág._20_padrão">import { Repository } from "typeorm";</text:span></text:p>
      <text:p text:style-name="P1"><text:span text:style-name="Fonte_20_parág._20_padrão">import { InjectRepository } from '@nestjs/typeorm'</text:span></text:p>
      <text:p text:style-name="P1"><text:span text:style-name="Fonte_20_parág._20_padrão">import { Doador } from "./doador.entity";</text:span></text:p>
      <text:p text:style-name="P1"><text:span text:style-name="Fonte_20_parág._20_padrão">import { TIPOSANGUINEO } from "src/enums/tiposanguineo";</text:span></text:p>
      <text:p text:style-name="P1"><text:span text:style-name="Fonte_20_parág._20_padrão">import { RH } from "src/enums/rh";</text:span></text:p>
      <text:p text:style-name="P1"><text:span text:style-name="Fonte_20_parág._20_padrão"/></text:p>
      <text:p text:style-name="P1"><text:span text:style-name="Fonte_20_parág._20_padrão">@Injectable()</text:span></text:p>
      <text:p text:style-name="P1"><text:span text:style-name="Fonte_20_parág._20_padrão">export class DoadorService{</text:span></text:p>
      <text:p text:style-name="P1"><text:span text:style-name="Fonte_20_parág._20_padrão"><text:s text:c="4"/>constructor(</text:span></text:p>
      <text:p text:style-name="P1"><text:span text:style-name="Fonte_20_parág._20_padrão"><text:s text:c="8"/>@InjectRepository(Doador)</text:span></text:p>
      <text:p text:style-name="P1"><text:span text:style-name="Fonte_20_parág._20_padrão"><text:s text:c="8"/>private readonly doadorRepository: Repository&lt;Doador&gt;,</text:span></text:p>
      <text:p text:style-name="P1"><text:span text:style-name="Fonte_20_parág._20_padrão"><text:s text:c="4"/>){}</text:span></text:p>
      <text:p text:style-name="P1"><text:span text:style-name="Fonte_20_parág._20_padrão"/></text:p>
      <text:p text:style-name="P1"><text:span text:style-name="Fonte_20_parág._20_padrão"><text:s text:c="4"/>async createDoador(nome: string, cpf: string,contato: string, tipoRhCorretos: boolean, tipoSanguineo: TIPOSANGUINEO, rh: RH )/*: Promise&lt;Doador&gt;*/{</text:span></text:p>
      <text:p text:style-name="P1"><text:span text:style-name="Fonte_20_parág._20_padrão"><text:s text:c="8"/>let doador = this.doadorRepository.create({nome, cpf, contato, tipoRhCorretos, tipoSanguineo, rh})</text:span></text:p>
      <text:p text:style-name="P1"><text:span text:style-name="Fonte_20_parág._20_padrão"><text:s text:c="8"/>return this.doadorRepository.save(doador)</text:span></text:p>
      <text:p text:style-name="P1"><text:span text:style-name="Fonte_20_parág._20_padrão"><text:s text:c="4"/>}</text:span></text:p>
      <text:p text:style-name="P1"><text:span text:style-name="Fonte_20_parág._20_padrão"/></text:p>
      <text:p text:style-name="P1"><text:span text:style-name="Fonte_20_parág._20_padrão"><text:s text:c="4"/>async getAllDoadores(doador: any): Promise&lt;Doador[]&gt;{</text:span></text:p>
      <text:p text:style-name="P1"><text:span text:style-name="Fonte_20_parág._20_padrão"><text:s text:c="8"/>return this.doadorRepository.find({</text:span></text:p>
      <text:p text:style-name="P1"><text:span text:style-name="Fonte_20_parág._20_padrão"><text:s text:c="12"/>relations: {</text:span></text:p>
      <text:p text:style-name="P1"><text:span text:style-name="Fonte_20_parág._20_padrão"><text:s text:c="16"/>doacao: true,</text:span></text:p>
      <text:p text:style-name="P1"><text:span text:style-name="Fonte_20_parág._20_padrão"><text:s text:c="12"/>},</text:span></text:p>
      <text:p text:style-name="P1"><text:span text:style-name="Fonte_20_parág._20_padrão"><text:s text:c="12"/>order: {</text:span></text:p>
      <text:p text:style-name="P1"><text:span text:style-name="Fonte_20_parág._20_padrão"><text:s text:c="16"/>codigo: "ASC"</text:span></text:p>
      <text:p text:style-name="P1"><text:span text:style-name="Fonte_20_parág._20_padrão"><text:s text:c="12"/>},</text:span></text:p>
      <text:p text:style-name="P1"><text:span text:style-name="Fonte_20_parág._20_padrão"><text:s text:c="12"/>where: [{ </text:span></text:p>
      <text:p text:style-name="P1"><text:span text:style-name="Fonte_20_parág._20_padrão"><text:s text:c="16"/>ativo: true,</text:span></text:p>
      <text:p text:style-name="P1"><text:soft-page-break/><text:span text:style-name="Fonte_20_parág._20_padrão"><text:s text:c="16"/>codigo: ((doador.codigo != 'null') ? doador.codigo : null),</text:span></text:p>
      <text:p text:style-name="P1"><text:span text:style-name="Fonte_20_parág._20_padrão"><text:s text:c="16"/>cpf: ((doador.cpf != 'null') ? doador.cpf : null),</text:span></text:p>
      <text:p text:style-name="P1"><text:span text:style-name="Fonte_20_parág._20_padrão"><text:s text:c="16"/>contato: ((doador.contato != 'null') ? doador.contato : null),</text:span></text:p>
      <text:p text:style-name="P1"><text:span text:style-name="Fonte_20_parág._20_padrão"><text:s text:c="16"/>nome: ((doador.nome != 'null') ? doador.nome : null),</text:span></text:p>
      <text:p text:style-name="P1"><text:span text:style-name="Fonte_20_parág._20_padrão"><text:s text:c="16"/>tipoSanguineo: ((doador.tipoSanguineo != 'null') ? doador.tipoSanguineo : null),</text:span></text:p>
      <text:p text:style-name="P1"><text:span text:style-name="Fonte_20_parág._20_padrão"><text:s text:c="16"/>rh: ((doador.rh != 'null') ? doador.rh : null)</text:span></text:p>
      <text:p text:style-name="P1"><text:span text:style-name="Fonte_20_parág._20_padrão"><text:s text:c="12"/>}]</text:span></text:p>
      <text:p text:style-name="P1"><text:span text:style-name="Fonte_20_parág._20_padrão"><text:s text:c="8"/>});</text:span></text:p>
      <text:p text:style-name="P1"><text:span text:style-name="Fonte_20_parág._20_padrão"><text:s text:c="4"/>}</text:span></text:p>
      <text:p text:style-name="P1"><text:span text:style-name="Fonte_20_parág._20_padrão"/></text:p>
      <text:p text:style-name="P1"><text:span text:style-name="Fonte_20_parág._20_padrão"><text:s text:c="4"/>async getDoadorById(codigo: any):Promise&lt;Doador&gt;{</text:span></text:p>
      <text:p text:style-name="P1"><text:span text:style-name="Fonte_20_parág._20_padrão"><text:s text:c="8"/></text:span></text:p>
      <text:p text:style-name="P1"><text:span text:style-name="Fonte_20_parág._20_padrão"><text:s text:c="8"/>const cod = codigo.codigo</text:span></text:p>
      <text:p text:style-name="P1"><text:span text:style-name="Fonte_20_parág._20_padrão"><text:s text:c="8"/>console.log('buscar:', cod)</text:span></text:p>
      <text:p text:style-name="P1"><text:span text:style-name="Fonte_20_parág._20_padrão"><text:s text:c="8"/>return this.doadorRepository.findOne({</text:span></text:p>
      <text:p text:style-name="P1"><text:span text:style-name="Fonte_20_parág._20_padrão"><text:s text:c="12"/>relations: {</text:span></text:p>
      <text:p text:style-name="P1"><text:span text:style-name="Fonte_20_parág._20_padrão"><text:s text:c="16"/>doacao: true,</text:span></text:p>
      <text:p text:style-name="P1"><text:span text:style-name="Fonte_20_parág._20_padrão"><text:s text:c="12"/>},</text:span></text:p>
      <text:p text:style-name="P1"><text:span text:style-name="Fonte_20_parág._20_padrão"><text:s text:c="12"/>where: {</text:span></text:p>
      <text:p text:style-name="P1"><text:span text:style-name="Fonte_20_parág._20_padrão"><text:s text:c="16"/>codigo: cod,</text:span></text:p>
      <text:p text:style-name="P1"><text:span text:style-name="Fonte_20_parág._20_padrão"><text:s text:c="16"/>ativo: true,</text:span></text:p>
      <text:p text:style-name="P1"><text:span text:style-name="Fonte_20_parág._20_padrão"><text:s text:c="12"/>}</text:span></text:p>
      <text:p text:style-name="P1"><text:span text:style-name="Fonte_20_parág._20_padrão"><text:s text:c="8"/>})</text:span></text:p>
      <text:p text:style-name="P1"><text:span text:style-name="Fonte_20_parág._20_padrão"><text:s text:c="4"/>}</text:span></text:p>
      <text:p text:style-name="P1"><text:span text:style-name="Fonte_20_parág._20_padrão"/></text:p>
      <text:p text:style-name="P1"><text:span text:style-name="Fonte_20_parág._20_padrão"><text:s text:c="4"/>async updateDoador(codigo: any, updateDoadorDto: any): Promise&lt;Doador&gt;{</text:span></text:p>
      <text:p text:style-name="P1"><text:span text:style-name="Fonte_20_parág._20_padrão"><text:s text:c="8"/>let doador = {</text:span></text:p>
      <text:p text:style-name="P1"><text:span text:style-name="Fonte_20_parág._20_padrão"><text:s text:c="12"/>nome: null,</text:span></text:p>
      <text:p text:style-name="P1"><text:span text:style-name="Fonte_20_parág._20_padrão"><text:s text:c="12"/>cpf: null,</text:span></text:p>
      <text:p text:style-name="P1"><text:span text:style-name="Fonte_20_parág._20_padrão"><text:s text:c="12"/>contato: null,</text:span></text:p>
      <text:p text:style-name="P1"><text:span text:style-name="Fonte_20_parág._20_padrão"><text:s text:c="12"/>ativo: null,</text:span></text:p>
      <text:p text:style-name="P1"><text:span text:style-name="Fonte_20_parág._20_padrão"><text:s text:c="12"/>tipoRhCorretos: null,</text:span></text:p>
      <text:p text:style-name="P1"><text:span text:style-name="Fonte_20_parág._20_padrão"><text:s text:c="12"/>tipoSanguineo: null,</text:span></text:p>
      <text:p text:style-name="P1"><text:span text:style-name="Fonte_20_parág._20_padrão"><text:s text:c="12"/>rh: null</text:span></text:p>
      <text:p text:style-name="P1"><text:span text:style-name="Fonte_20_parág._20_padrão"><text:s text:c="8"/>}</text:span></text:p>
      <text:p text:style-name="P1"><text:span text:style-name="Fonte_20_parág._20_padrão"><text:s text:c="8"/>if (updateDoadorDto.nome){</text:span></text:p>
      <text:p text:style-name="P1"><text:span text:style-name="Fonte_20_parág._20_padrão"><text:s text:c="9"/>doador.nome = updateDoadorDto.nome <text:s text:c="5"/></text:span></text:p>
      <text:p text:style-name="P1"><text:span text:style-name="Fonte_20_parág._20_padrão"><text:s text:c="8"/>}</text:span></text:p>
      <text:p text:style-name="P1"><text:span text:style-name="Fonte_20_parág._20_padrão"><text:s text:c="8"/>if (updateDoadorDto.cpf){</text:span></text:p>
      <text:p text:style-name="P1"><text:span text:style-name="Fonte_20_parág._20_padrão"><text:s text:c="9"/>doador.cpf = updateDoadorDto.cpf <text:s text:c="5"/></text:span></text:p>
      <text:p text:style-name="P1"><text:span text:style-name="Fonte_20_parág._20_padrão"><text:s text:c="8"/>}</text:span></text:p>
      <text:p text:style-name="P1"><text:span text:style-name="Fonte_20_parág._20_padrão"><text:s text:c="8"/>if (updateDoadorDto.contato){</text:span></text:p>
      <text:p text:style-name="P1"><text:span text:style-name="Fonte_20_parág._20_padrão"><text:s text:c="9"/>doador.contato = updateDoadorDto.contato <text:s text:c="5"/></text:span></text:p>
      <text:p text:style-name="P1"><text:span text:style-name="Fonte_20_parág._20_padrão"><text:s text:c="8"/>}</text:span></text:p>
      <text:p text:style-name="P1"><text:span text:style-name="Fonte_20_parág._20_padrão"><text:s text:c="8"/>if (updateDoadorDto.tipoRhCorretos){</text:span></text:p>
      <text:p text:style-name="P1"><text:span text:style-name="Fonte_20_parág._20_padrão"><text:s text:c="9"/>doador.tipoRhCorretos = updateDoadorDto.tipoRhCorretos <text:s text:c="5"/></text:span></text:p>
      <text:p text:style-name="P1"><text:span text:style-name="Fonte_20_parág._20_padrão"><text:s text:c="8"/>}</text:span></text:p>
      <text:p text:style-name="P1"><text:span text:style-name="Fonte_20_parág._20_padrão"><text:s text:c="8"/>if (updateDoadorDto.tipoSanguineo){</text:span></text:p>
      <text:p text:style-name="P1"><text:span text:style-name="Fonte_20_parág._20_padrão"><text:s text:c="9"/>doador.tipoSanguineo = updateDoadorDto.tipoSanguineo <text:s text:c="5"/></text:span></text:p>
      <text:p text:style-name="P1"><text:soft-page-break/><text:span text:style-name="Fonte_20_parág._20_padrão"><text:s text:c="8"/>}</text:span></text:p>
      <text:p text:style-name="P1"><text:span text:style-name="Fonte_20_parág._20_padrão"><text:s text:c="8"/>if (updateDoadorDto.rh){</text:span></text:p>
      <text:p text:style-name="P1"><text:span text:style-name="Fonte_20_parág._20_padrão"><text:s text:c="9"/>doador.rh = updateDoadorDto.rh <text:s text:c="5"/></text:span></text:p>
      <text:p text:style-name="P1"><text:span text:style-name="Fonte_20_parág._20_padrão"><text:s text:c="8"/>}</text:span></text:p>
      <text:p text:style-name="P1"><text:span text:style-name="Fonte_20_parág._20_padrão"><text:s text:c="8"/>if (updateDoadorDto.ativo){</text:span></text:p>
      <text:p text:style-name="P1"><text:span text:style-name="Fonte_20_parág._20_padrão"><text:s text:c="9"/>doador.ativo = updateDoadorDto.ativo <text:s text:c="5"/></text:span></text:p>
      <text:p text:style-name="P1"><text:span text:style-name="Fonte_20_parág._20_padrão"><text:s text:c="8"/>}</text:span></text:p>
      <text:p text:style-name="P1"><text:span text:style-name="Fonte_20_parág._20_padrão"><text:s text:c="8"/>await this.doadorRepository.update(codigo, doador)</text:span></text:p>
      <text:p text:style-name="P1"><text:span text:style-name="Fonte_20_parág._20_padrão"><text:s text:c="8"/>return this.getDoadorById(codigo)</text:span></text:p>
      <text:p text:style-name="P1"><text:span text:style-name="Fonte_20_parág._20_padrão"><text:s text:c="8"/></text:span></text:p>
      <text:p text:style-name="P1"><text:span text:style-name="Fonte_20_parág._20_padrão"><text:s text:c="4"/>}</text:span></text:p>
      <text:p text:style-name="P1"><text:span text:style-name="Fonte_20_parág._20_padrão"/></text:p>
      <text:p text:style-name="P1"><text:span text:style-name="Fonte_20_parág._20_padrão"><text:s text:c="4"/>async deleteDoador(codigo: any): Promise&lt;Doador&gt;{</text:span></text:p>
      <text:p text:style-name="P1"><text:span text:style-name="Fonte_20_parág._20_padrão"><text:s text:c="8"/>console.log('del:', codigo)</text:span></text:p>
      <text:p text:style-name="P1"><text:span text:style-name="Fonte_20_parág._20_padrão"><text:s text:c="8"/>const doador = await this.getDoadorById(codigo)</text:span></text:p>
      <text:p text:style-name="P1"><text:span text:style-name="Fonte_20_parág._20_padrão"><text:s text:c="8"/>doador.ativo = false</text:span></text:p>
      <text:p text:style-name="P1"><text:span text:style-name="Fonte_20_parág._20_padrão"><text:s text:c="8"/>this.doadorRepository.save(doador)</text:span></text:p>
      <text:p text:style-name="P1"><text:span text:style-name="Fonte_20_parág._20_padrão"><text:s text:c="8"/>return doador</text:span></text:p>
      <text:p text:style-name="P1"><text:span text:style-name="Fonte_20_parág._20_padrão"><text:s text:c="4"/>}</text:span></text:p>
      <text:p text:style-name="P1"><text:span text:style-name="Fonte_20_parág._20_padrão">}</text:span></text:p>
      <text:p text:style-name="P11"/>
      <text:p text:style-name="P12"><text:span text:style-name="T22">32</text:span>) em <text:span text:style-name="T2">‘doador.entity.ts’</text:span> insira o seguinte código:</text:p>
      <text:p text:style-name="P12"/>
      <text:p text:style-name="P1"><text:span text:style-name="Fonte_20_parág._20_padrão"><text:span text:style-name="T7">import { Column, Entity, OneToMany, PrimaryGeneratedColumn } from "typeorm";</text:span></text:span></text:p>
      <text:p text:style-name="P1"><text:span text:style-name="Fonte_20_parág._20_padrão">import { TIPOSANGUINEO } from "src/enums/tiposanguineo";</text:span></text:p>
      <text:p text:style-name="P1"><text:span text:style-name="Fonte_20_parág._20_padrão">import { RH } from "src/enums/rh";</text:span></text:p>
      <text:p text:style-name="P1"><text:span text:style-name="Fonte_20_parág._20_padrão">import { Doacao } from "src/Doacao/doacao.entity";</text:span></text:p>
      <text:p text:style-name="P1"><text:span text:style-name="Fonte_20_parág._20_padrão"/></text:p>
      <text:p text:style-name="P1"><text:span text:style-name="Fonte_20_parág._20_padrão">@Entity()</text:span></text:p>
      <text:p text:style-name="P1"><text:span text:style-name="Fonte_20_parág._20_padrão">export class Doador{</text:span></text:p>
      <text:p text:style-name="P1"><text:span text:style-name="Fonte_20_parág._20_padrão"><text:s text:c="4"/>@PrimaryGeneratedColumn()</text:span></text:p>
      <text:p text:style-name="P1"><text:span text:style-name="Fonte_20_parág._20_padrão"><text:s text:c="4"/>codigo: number;</text:span></text:p>
      <text:p text:style-name="P1"><text:span text:style-name="Fonte_20_parág._20_padrão"/></text:p>
      <text:p text:style-name="P1"><text:span text:style-name="Fonte_20_parág._20_padrão"><text:s text:c="4"/>@Column()</text:span></text:p>
      <text:p text:style-name="P1"><text:span text:style-name="Fonte_20_parág._20_padrão"><text:s text:c="4"/>nome: string;</text:span></text:p>
      <text:p text:style-name="P1"><text:span text:style-name="Fonte_20_parág._20_padrão"/></text:p>
      <text:p text:style-name="P1"><text:span text:style-name="Fonte_20_parág._20_padrão"><text:s text:c="4"/>@Column()</text:span></text:p>
      <text:p text:style-name="P1"><text:span text:style-name="Fonte_20_parág._20_padrão"><text:s text:c="4"/>cpf: string;</text:span></text:p>
      <text:p text:style-name="P1"><text:span text:style-name="Fonte_20_parág._20_padrão"/></text:p>
      <text:p text:style-name="P1"><text:span text:style-name="Fonte_20_parág._20_padrão"><text:s text:c="4"/>@Column()</text:span></text:p>
      <text:p text:style-name="P1"><text:span text:style-name="Fonte_20_parág._20_padrão"><text:s text:c="4"/>contato: string;</text:span></text:p>
      <text:p text:style-name="P1"><text:span text:style-name="Fonte_20_parág._20_padrão"><text:s text:c="4"/></text:span></text:p>
      <text:p text:style-name="P1"><text:span text:style-name="Fonte_20_parág._20_padrão"><text:s text:c="4"/>@Column({nullable: true, default: false})</text:span></text:p>
      <text:p text:style-name="P1"><text:span text:style-name="Fonte_20_parág._20_padrão"><text:s text:c="4"/>tipoRhCorretos: boolean;</text:span></text:p>
      <text:p text:style-name="P1"><text:span text:style-name="Fonte_20_parág._20_padrão"/></text:p>
      <text:p text:style-name="P1"><text:span text:style-name="Fonte_20_parág._20_padrão"><text:s text:c="4"/>@Column({default: true})</text:span></text:p>
      <text:p text:style-name="P1"><text:span text:style-name="Fonte_20_parág._20_padrão"><text:s text:c="4"/>ativo: boolean;</text:span></text:p>
      <text:p text:style-name="P1"><text:span text:style-name="Fonte_20_parág._20_padrão"/></text:p>
      <text:p text:style-name="P1"><text:span text:style-name="Fonte_20_parág._20_padrão"><text:s text:c="4"/>@Column({</text:span></text:p>
      <text:p text:style-name="P1"><text:span text:style-name="Fonte_20_parág._20_padrão"><text:s text:c="12"/>type: "enum",</text:span></text:p>
      <text:p text:style-name="P1"><text:span text:style-name="Fonte_20_parág._20_padrão"><text:s text:c="12"/>enum: TIPOSANGUINEO,</text:span></text:p>
      <text:p text:style-name="P1"><text:soft-page-break/><text:span text:style-name="Fonte_20_parág._20_padrão"><text:s text:c="12"/>default: TIPOSANGUINEO.A</text:span></text:p>
      <text:p text:style-name="P1"><text:span text:style-name="Fonte_20_parág._20_padrão"><text:s text:c="8"/>})</text:span></text:p>
      <text:p text:style-name="P1"><text:span text:style-name="Fonte_20_parág._20_padrão"><text:s text:c="4"/>tipoSanguineo: TIPOSANGUINEO</text:span></text:p>
      <text:p text:style-name="P1"><text:span text:style-name="Fonte_20_parág._20_padrão"/></text:p>
      <text:p text:style-name="P1"><text:span text:style-name="Fonte_20_parág._20_padrão"><text:s text:c="4"/>@Column({</text:span></text:p>
      <text:p text:style-name="P1"><text:span text:style-name="Fonte_20_parág._20_padrão"><text:s text:c="8"/>type: "enum",</text:span></text:p>
      <text:p text:style-name="P1"><text:span text:style-name="Fonte_20_parág._20_padrão"><text:s text:c="8"/>enum: RH,</text:span></text:p>
      <text:p text:style-name="P1"><text:span text:style-name="Fonte_20_parág._20_padrão"><text:s text:c="8"/>default: RH.POSITIVO</text:span></text:p>
      <text:p text:style-name="P1"><text:span text:style-name="Fonte_20_parág._20_padrão"><text:s text:c="4"/>})</text:span></text:p>
      <text:p text:style-name="P1"><text:span text:style-name="Fonte_20_parág._20_padrão"><text:s text:c="4"/>rh: RH</text:span></text:p>
      <text:p text:style-name="P1"><text:span text:style-name="Fonte_20_parág._20_padrão"/></text:p>
      <text:p text:style-name="P1"><text:span text:style-name="Fonte_20_parág._20_padrão"><text:s text:c="4"/>@OneToMany(() =&gt; Doacao, (doacao) =&gt; doacao.doador)</text:span></text:p>
      <text:p text:style-name="P1"><text:span text:style-name="Fonte_20_parág._20_padrão"><text:s text:c="4"/>doacao: Doacao[]</text:span></text:p>
      <text:p text:style-name="P1"><text:span text:style-name="Fonte_20_parág._20_padrão">}</text:span></text:p>
      <text:p text:style-name="P11"/>
      <text:p text:style-name="P14"><text:span text:style-name="T22">33)</text:span> <text:span text:style-name="T12">Ainda no backend, </text:span>Dentro de <text:span text:style-name="T2">‘src/Doacao’</text:span><text:span text:style-name="T12"> crie três documentos:</text:span></text:p>
      <text:p text:style-name="P14"><text:span text:style-name="T12">1- doacao.entity.ts</text:span></text:p>
      <text:p text:style-name="P14"><text:span text:style-name="T12">2- doacao.controller.ts</text:span></text:p>
      <text:p text:style-name="P14"><text:span text:style-name="T12">3- doacao.service.ts</text:span></text:p>
      <text:p text:style-name="P14"><text:span text:style-name="T12"/></text:p>
      <text:p text:style-name="P14"><text:span text:style-name="T13">34</text:span><text:span text:style-name="T12">) Dentro de</text:span><text:span text:style-name="T2"> ‘doacao.entity.ts’</text:span><text:span text:style-name="T12"> insira o seguinte código:</text:span></text:p>
      <text:p text:style-name="P14"><text:span text:style-name="T12"/></text:p>
      <text:p text:style-name="P2"><text:span text:style-name="Fonte_20_parág._20_padrão">import { Column, Entity, ManyToOne, PrimaryGeneratedColumn } from "typeorm";</text:span></text:p>
      <text:p text:style-name="P2"><text:span text:style-name="Fonte_20_parág._20_padrão">import { Doador } from "src/Doador/doador.entity";</text:span></text:p>
      <text:p text:style-name="P2"><text:span text:style-name="Fonte_20_parág._20_padrão"/></text:p>
      <text:p text:style-name="P2"><text:span text:style-name="Fonte_20_parág._20_padrão">@Entity()</text:span></text:p>
      <text:p text:style-name="P2"><text:span text:style-name="Fonte_20_parág._20_padrão">export class Doacao{</text:span></text:p>
      <text:p text:style-name="P2"><text:span text:style-name="Fonte_20_parág._20_padrão"><text:s text:c="4"/>@PrimaryGeneratedColumn()</text:span></text:p>
      <text:p text:style-name="P2"><text:span text:style-name="Fonte_20_parág._20_padrão"><text:s text:c="4"/>codigo: number;</text:span></text:p>
      <text:p text:style-name="P2"><text:span text:style-name="Fonte_20_parág._20_padrão"/></text:p>
      <text:p text:style-name="P2"><text:span text:style-name="Fonte_20_parág._20_padrão"><text:s text:c="4"/>@Column()</text:span></text:p>
      <text:p text:style-name="P2"><text:span text:style-name="Fonte_20_parág._20_padrão"><text:s text:c="4"/>volume: number;</text:span></text:p>
      <text:p text:style-name="P2"><text:span text:style-name="Fonte_20_parág._20_padrão"/></text:p>
      <text:p text:style-name="P2"><text:span text:style-name="Fonte_20_parág._20_padrão"><text:s text:c="4"/>@Column({ type: 'date' })</text:span></text:p>
      <text:p text:style-name="P2"><text:span text:style-name="Fonte_20_parág._20_padrão"><text:s text:c="4"/>data: Date;</text:span></text:p>
      <text:p text:style-name="P2"><text:span text:style-name="Fonte_20_parág._20_padrão"/></text:p>
      <text:p text:style-name="P2"><text:span text:style-name="Fonte_20_parág._20_padrão"><text:s text:c="4"/>@Column({ type: 'time' })</text:span></text:p>
      <text:p text:style-name="P2"><text:span text:style-name="Fonte_20_parág._20_padrão"><text:s text:c="4"/>hora: Date;</text:span></text:p>
      <text:p text:style-name="P2"><text:span text:style-name="Fonte_20_parág._20_padrão"/></text:p>
      <text:p text:style-name="P2"><text:span text:style-name="Fonte_20_parág._20_padrão"><text:s text:c="4"/>@ManyToOne(() =&gt; Doador, (doador) =&gt; doador.doacao)</text:span></text:p>
      <text:p text:style-name="P2"><text:span text:style-name="Fonte_20_parág._20_padrão"><text:s text:c="4"/>doador: Doador</text:span></text:p>
      <text:p text:style-name="P2"><text:span text:style-name="Fonte_20_parág._20_padrão">}</text:span></text:p>
      <text:p text:style-name="P14"><text:span text:style-name="Fonte_20_parág._20_padrão"><text:span text:style-name="T19">}</text:span></text:span><text:span text:style-name="T2"> </text:span></text:p>
      <text:p text:style-name="P14"><text:span text:style-name="T13">35</text:span><text:span text:style-name="T12">) Dentro de</text:span><text:span text:style-name="T2"> ‘doacao.service.ts’</text:span><text:span text:style-name="T12"> insira o seguinte código:</text:span></text:p>
      <text:p text:style-name="P14"/>
      <text:p text:style-name="P2"><text:span text:style-name="Fonte_20_parág._20_padrão">import { Injectable } from "@nestjs/common";</text:span></text:p>
      <text:p text:style-name="P2"><text:span text:style-name="Fonte_20_parág._20_padrão">import { Repository } from "typeorm";</text:span></text:p>
      <text:p text:style-name="P2"><text:span text:style-name="Fonte_20_parág._20_padrão">import { InjectRepository } from '@nestjs/typeorm';</text:span></text:p>
      <text:p text:style-name="P2"><text:span text:style-name="Fonte_20_parág._20_padrão">import { Between, MoreThan, LessThan } from "typeorm";</text:span></text:p>
      <text:p text:style-name="P2"><text:span text:style-name="Fonte_20_parág._20_padrão">import { Doacao } from "./doacao.entity";</text:span></text:p>
      <text:p text:style-name="P2"><text:span text:style-name="Fonte_20_parág._20_padrão">import { Doador } from "src/Doador/doador.entity";</text:span></text:p>
      <text:p text:style-name="P2"><text:soft-page-break/><text:span text:style-name="Fonte_20_parág._20_padrão"/></text:p>
      <text:p text:style-name="P2"><text:span text:style-name="Fonte_20_parág._20_padrão">@Injectable()</text:span></text:p>
      <text:p text:style-name="P2"><text:span text:style-name="Fonte_20_parág._20_padrão">export class DoacaoService{</text:span></text:p>
      <text:p text:style-name="P2"><text:span text:style-name="Fonte_20_parág._20_padrão"><text:s text:c="4"/>constructor(</text:span></text:p>
      <text:p text:style-name="P2"><text:span text:style-name="Fonte_20_parág._20_padrão"><text:s text:c="8"/>@InjectRepository(Doacao)</text:span></text:p>
      <text:p text:style-name="P2"><text:span text:style-name="Fonte_20_parág._20_padrão"><text:s text:c="8"/>private readonly doacaoRepository: Repository&lt;Doacao&gt;,</text:span></text:p>
      <text:p text:style-name="P2"><text:span text:style-name="Fonte_20_parág._20_padrão"/></text:p>
      <text:p text:style-name="P2"><text:span text:style-name="Fonte_20_parág._20_padrão"><text:s text:c="8"/>@InjectRepository(Doador)</text:span></text:p>
      <text:p text:style-name="P2"><text:span text:style-name="Fonte_20_parág._20_padrão"><text:s text:c="8"/>private readonly doadorRepository: Repository&lt;Doador&gt;</text:span></text:p>
      <text:p text:style-name="P2"><text:span text:style-name="Fonte_20_parág._20_padrão"><text:s text:c="4"/>){}</text:span></text:p>
      <text:p text:style-name="P2"><text:span text:style-name="Fonte_20_parág._20_padrão"/></text:p>
      <text:p text:style-name="P2"><text:span text:style-name="Fonte_20_parág._20_padrão"><text:s text:c="4"/>async addDoacao(codigoDoador: number, volume: number): Promise&lt;Doacao&gt; {</text:span></text:p>
      <text:p text:style-name="P2"><text:span text:style-name="Fonte_20_parág._20_padrão"><text:s text:c="6"/>const date = new Date();</text:span></text:p>
      <text:p text:style-name="P2"><text:span text:style-name="Fonte_20_parág._20_padrão"/></text:p>
      <text:p text:style-name="P2"><text:span text:style-name="Fonte_20_parág._20_padrão"><text:s text:c="6"/>const dataAgora = new Date(</text:span></text:p>
      <text:p text:style-name="P2"><text:span text:style-name="Fonte_20_parág._20_padrão"><text:s text:c="10"/>date.getFullYear(),</text:span></text:p>
      <text:p text:style-name="P2"><text:span text:style-name="Fonte_20_parág._20_padrão"><text:s text:c="10"/>date.getMonth() + 1,</text:span></text:p>
      <text:p text:style-name="P2"><text:span text:style-name="Fonte_20_parág._20_padrão"><text:s text:c="10"/>date.getDate()</text:span></text:p>
      <text:p text:style-name="P2"><text:span text:style-name="Fonte_20_parág._20_padrão"><text:s text:c="6"/>);</text:span></text:p>
      <text:p text:style-name="P2"><text:span text:style-name="Fonte_20_parág._20_padrão"/></text:p>
      <text:p text:style-name="P2"><text:span text:style-name="Fonte_20_parág._20_padrão"><text:s text:c="6"/>const horaAgora = new Date(</text:span></text:p>
      <text:p text:style-name="P2"><text:span text:style-name="Fonte_20_parág._20_padrão"><text:s text:c="8"/>date.getHours(),</text:span></text:p>
      <text:p text:style-name="P2"><text:span text:style-name="Fonte_20_parág._20_padrão"><text:s text:c="8"/>date.getMinutes(),</text:span></text:p>
      <text:p text:style-name="P2"><text:span text:style-name="Fonte_20_parág._20_padrão"><text:s text:c="8"/>date.getSeconds(),</text:span></text:p>
      <text:p text:style-name="P2"><text:span text:style-name="Fonte_20_parág._20_padrão"><text:s text:c="6"/>);</text:span></text:p>
      <text:p text:style-name="P2"><text:span text:style-name="Fonte_20_parág._20_padrão"/></text:p>
      <text:p text:style-name="P2"><text:span text:style-name="Fonte_20_parág._20_padrão"><text:s text:c="6"/>console.log(`${horaAgora}: hora || data: ${dataAgora.toLocaleDateString()}`);</text:span></text:p>
      <text:p text:style-name="P2"><text:span text:style-name="Fonte_20_parág._20_padrão"/></text:p>
      <text:p text:style-name="P2"><text:span text:style-name="Fonte_20_parág._20_padrão"><text:s text:c="6"/>let doa = new Doacao();</text:span></text:p>
      <text:p text:style-name="P2"><text:span text:style-name="Fonte_20_parág._20_padrão"><text:s text:c="6"/>doa.data = dataAgora;</text:span></text:p>
      <text:p text:style-name="P2"><text:span text:style-name="Fonte_20_parág._20_padrão"><text:s text:c="6"/>doa.volume = volume;</text:span></text:p>
      <text:p text:style-name="P2"><text:span text:style-name="Fonte_20_parág._20_padrão"><text:s text:c="6"/>doa.hora = horaAgora;</text:span></text:p>
      <text:p text:style-name="P2"><text:span text:style-name="Fonte_20_parág._20_padrão"/></text:p>
      <text:p text:style-name="P2"><text:span text:style-name="Fonte_20_parág._20_padrão"><text:s text:c="6"/>const doador = await this.doadorRepository.findOneBy({codigo: codigoDoador});</text:span></text:p>
      <text:p text:style-name="P2"><text:span text:style-name="Fonte_20_parág._20_padrão"><text:s text:c="6"/>if (doador) {</text:span></text:p>
      <text:p text:style-name="P2"><text:span text:style-name="Fonte_20_parág._20_padrão"><text:s text:c="10"/>doa.doador = doador;</text:span></text:p>
      <text:p text:style-name="P2"><text:span text:style-name="Fonte_20_parág._20_padrão"><text:s text:c="6"/>}</text:span></text:p>
      <text:p text:style-name="P2"><text:span text:style-name="Fonte_20_parág._20_padrão"/></text:p>
      <text:p text:style-name="P2"><text:span text:style-name="Fonte_20_parág._20_padrão"><text:s text:c="6"/>await this.doacaoRepository.save(doa);</text:span></text:p>
      <text:p text:style-name="P2"><text:span text:style-name="Fonte_20_parág._20_padrão"/></text:p>
      <text:p text:style-name="P2"><text:span text:style-name="Fonte_20_parág._20_padrão"><text:s text:c="6"/>return doa;</text:span></text:p>
      <text:p text:style-name="P2"><text:span text:style-name="Fonte_20_parág._20_padrão"><text:s text:c="2"/>}</text:span></text:p>
      <text:p text:style-name="P2"><text:span text:style-name="Fonte_20_parág._20_padrão"/></text:p>
      <text:p text:style-name="P2"><text:span text:style-name="Fonte_20_parág._20_padrão"/></text:p>
      <text:p text:style-name="P2"><text:span text:style-name="Fonte_20_parág._20_padrão"><text:s text:c="4"/>async getDoacao(codigoDoador: any): Promise&lt;Doacao[]&gt;{</text:span></text:p>
      <text:p text:style-name="P2"><text:span text:style-name="Fonte_20_parág._20_padrão"><text:s text:c="8"/>console.log("aqui: ",codigoDoador)</text:span></text:p>
      <text:p text:style-name="P2"><text:span text:style-name="Fonte_20_parág._20_padrão"><text:s text:c="8"/>const doador = await this.doadorRepository.findOneBy({codigo: codigoDoador})</text:span></text:p>
      <text:p text:style-name="P2"><text:span text:style-name="Fonte_20_parág._20_padrão"><text:s text:c="8"/>const doacao = await this.doacaoRepository.find({</text:span></text:p>
      <text:p text:style-name="P2"><text:soft-page-break/><text:span text:style-name="Fonte_20_parág._20_padrão"><text:s text:c="12"/>relations: {</text:span></text:p>
      <text:p text:style-name="P2"><text:span text:style-name="Fonte_20_parág._20_padrão"><text:s text:c="16"/>doador: true</text:span></text:p>
      <text:p text:style-name="P2"><text:span text:style-name="Fonte_20_parág._20_padrão"><text:s text:c="12"/>},</text:span></text:p>
      <text:p text:style-name="P2"><text:span text:style-name="Fonte_20_parág._20_padrão"><text:s text:c="12"/>where:{</text:span></text:p>
      <text:p text:style-name="P2"><text:span text:style-name="Fonte_20_parág._20_padrão"><text:s text:c="16"/>doador: doador</text:span></text:p>
      <text:p text:style-name="P2"><text:span text:style-name="Fonte_20_parág._20_padrão"><text:s text:c="12"/>}</text:span></text:p>
      <text:p text:style-name="P2"><text:span text:style-name="Fonte_20_parág._20_padrão"/></text:p>
      <text:p text:style-name="P2"><text:span text:style-name="Fonte_20_parág._20_padrão"><text:s text:c="8"/>})</text:span></text:p>
      <text:p text:style-name="P2"><text:span text:style-name="Fonte_20_parág._20_padrão"><text:s text:c="8"/>return doacao</text:span></text:p>
      <text:p text:style-name="P2"><text:span text:style-name="Fonte_20_parág._20_padrão"><text:s text:c="4"/>}</text:span></text:p>
      <text:p text:style-name="P2"><text:span text:style-name="Fonte_20_parág._20_padrão"/></text:p>
      <text:p text:style-name="P2"><text:span text:style-name="Fonte_20_parág._20_padrão"><text:s text:c="4"/>async getDoacaoByDate(dataInicio: string, dataFim: string): Promise&lt;Doacao[]&gt; {</text:span></text:p>
      <text:p text:style-name="P2"><text:span text:style-name="Fonte_20_parág._20_padrão"><text:s text:c="6"/>console.log("Entrou aqui!");</text:span></text:p>
      <text:p text:style-name="P2"><text:span text:style-name="Fonte_20_parág._20_padrão"><text:s text:c="6"/>const clausulaWhere: any = {};</text:span></text:p>
      <text:p text:style-name="P2"><text:span text:style-name="Fonte_20_parág._20_padrão"/></text:p>
      <text:p text:style-name="P2"><text:span text:style-name="Fonte_20_parág._20_padrão"><text:s text:c="6"/>if (dataInicio &amp;&amp; dataFim) {</text:span></text:p>
      <text:p text:style-name="P2"><text:span text:style-name="Fonte_20_parág._20_padrão"><text:s text:c="10"/>const dataIni = new Date(dataInicio);</text:span></text:p>
      <text:p text:style-name="P2"><text:span text:style-name="Fonte_20_parág._20_padrão"><text:s text:c="10"/>const dataF = new Date(dataFim);</text:span></text:p>
      <text:p text:style-name="P2"><text:span text:style-name="Fonte_20_parág._20_padrão"/></text:p>
      <text:p text:style-name="P2"><text:span text:style-name="Fonte_20_parág._20_padrão"><text:s text:c="10"/>if (!isNaN(dataIni.getTime()) &amp;&amp; !isNaN(dataF.getTime())) {</text:span></text:p>
      <text:p text:style-name="P2"><text:span text:style-name="Fonte_20_parág._20_padrão"><text:s text:c="14"/>clausulaWhere.data = Between(dataIni.toISOString().substring(0, 10), dataF.toISOString().substring(0, 10));</text:span></text:p>
      <text:p text:style-name="P2"><text:span text:style-name="Fonte_20_parág._20_padrão"><text:s text:c="10"/>}</text:span></text:p>
      <text:p text:style-name="P2"><text:span text:style-name="Fonte_20_parág._20_padrão"><text:s text:c="6"/>} else if (dataInicio) {</text:span></text:p>
      <text:p text:style-name="P2"><text:span text:style-name="Fonte_20_parág._20_padrão"><text:s text:c="10"/>const dataIni = new Date(dataInicio);</text:span></text:p>
      <text:p text:style-name="P2"><text:span text:style-name="Fonte_20_parág._20_padrão"/></text:p>
      <text:p text:style-name="P2"><text:span text:style-name="Fonte_20_parág._20_padrão"><text:s text:c="10"/>if (!isNaN(dataIni.getTime())) {</text:span></text:p>
      <text:p text:style-name="P2"><text:span text:style-name="Fonte_20_parág._20_padrão"><text:s text:c="14"/>clausulaWhere.data = MoreThan(dataIni.toISOString().substring(0, 10));</text:span></text:p>
      <text:p text:style-name="P2"><text:span text:style-name="Fonte_20_parág._20_padrão"><text:s text:c="10"/>}</text:span></text:p>
      <text:p text:style-name="P2"><text:span text:style-name="Fonte_20_parág._20_padrão"><text:s text:c="6"/>} else if (dataFim) {</text:span></text:p>
      <text:p text:style-name="P2"><text:span text:style-name="Fonte_20_parág._20_padrão"><text:s text:c="10"/>const dataF = new Date(dataFim);</text:span></text:p>
      <text:p text:style-name="P2"><text:span text:style-name="Fonte_20_parág._20_padrão"/></text:p>
      <text:p text:style-name="P2"><text:span text:style-name="Fonte_20_parág._20_padrão"><text:s text:c="10"/>if (!isNaN(dataF.getTime())) {</text:span></text:p>
      <text:p text:style-name="P2"><text:span text:style-name="Fonte_20_parág._20_padrão"><text:s text:c="14"/>clausulaWhere.data = LessThan(dataF.toISOString().substring(0, 10));</text:span></text:p>
      <text:p text:style-name="P2"><text:span text:style-name="Fonte_20_parág._20_padrão"><text:s text:c="10"/>}</text:span></text:p>
      <text:p text:style-name="P2"><text:span text:style-name="Fonte_20_parág._20_padrão"><text:s text:c="6"/>}</text:span></text:p>
      <text:p text:style-name="P2"><text:span text:style-name="Fonte_20_parág._20_padrão"><text:s text:c="6"/>console.log('clausula where:', clausulaWhere);</text:span></text:p>
      <text:p text:style-name="P2"><text:span text:style-name="Fonte_20_parág._20_padrão"><text:s text:c="6"/>const doacoes = await this.doacaoRepository.find({</text:span></text:p>
      <text:p text:style-name="P2"><text:span text:style-name="Fonte_20_parág._20_padrão"><text:s text:c="10"/>relations: ['doador'],</text:span></text:p>
      <text:p text:style-name="P2"><text:span text:style-name="Fonte_20_parág._20_padrão"><text:s text:c="10"/>where: clausulaWhere</text:span></text:p>
      <text:p text:style-name="P2"><text:span text:style-name="Fonte_20_parág._20_padrão"><text:s text:c="6"/>});</text:span></text:p>
      <text:p text:style-name="P2"><text:span text:style-name="Fonte_20_parág._20_padrão"/></text:p>
      <text:p text:style-name="P2"><text:span text:style-name="Fonte_20_parág._20_padrão"><text:s text:c="6"/>console.log('Doações encontradas:', doacoes);</text:span></text:p>
      <text:p text:style-name="P2"><text:span text:style-name="Fonte_20_parág._20_padrão"><text:s text:c="6"/>return doacoes;</text:span></text:p>
      <text:p text:style-name="P2"><text:span text:style-name="Fonte_20_parág._20_padrão"><text:s text:c="2"/>}</text:span></text:p>
      <text:p text:style-name="P2"><text:span text:style-name="Fonte_20_parág._20_padrão"/></text:p>
      <text:p text:style-name="P2"><text:soft-page-break/><text:span text:style-name="Fonte_20_parág._20_padrão"><text:s text:c="4"/>async updateDoacao(codigoDoador: any, updatedDoacaoDto: any):Promise&lt;Doacao&gt;{</text:span></text:p>
      <text:p text:style-name="P2"><text:span text:style-name="Fonte_20_parág._20_padrão"><text:s text:c="8"/>const doacao = await this.doacaoRepository.findOneBy({codigo: codigoDoador.codigo})</text:span></text:p>
      <text:p text:style-name="P2"><text:span text:style-name="Fonte_20_parág._20_padrão"><text:s text:c="8"/>if (updatedDoacaoDto.volume){</text:span></text:p>
      <text:p text:style-name="P2"><text:span text:style-name="Fonte_20_parág._20_padrão"><text:s text:c="12"/>doacao.volume = updatedDoacaoDto.volume</text:span></text:p>
      <text:p text:style-name="P2"><text:span text:style-name="Fonte_20_parág._20_padrão"><text:s text:c="8"/>}</text:span></text:p>
      <text:p text:style-name="P2"><text:span text:style-name="Fonte_20_parág._20_padrão"><text:s text:c="8"/>const doador = await this.doadorRepository.findOneBy({codigo: updatedDoacaoDto.codigoDoador})</text:span></text:p>
      <text:p text:style-name="P2"><text:span text:style-name="Fonte_20_parág._20_padrão"><text:s text:c="8"/>if (doador){</text:span></text:p>
      <text:p text:style-name="P2"><text:span text:style-name="Fonte_20_parág._20_padrão"><text:s text:c="12"/>doacao.doador = doador</text:span></text:p>
      <text:p text:style-name="P2"><text:span text:style-name="Fonte_20_parág._20_padrão"><text:s text:c="8"/>}</text:span></text:p>
      <text:p text:style-name="P2"><text:span text:style-name="Fonte_20_parág._20_padrão"><text:s text:c="8"/>await this.doacaoRepository.save(doacao)</text:span></text:p>
      <text:p text:style-name="P2"><text:span text:style-name="Fonte_20_parág._20_padrão"><text:s text:c="8"/>return doacao</text:span></text:p>
      <text:p text:style-name="P2"><text:span text:style-name="Fonte_20_parág._20_padrão"><text:s text:c="4"/>}</text:span></text:p>
      <text:p text:style-name="P2"><text:span text:style-name="Fonte_20_parág._20_padrão">}</text:span></text:p>
      <text:p text:style-name="P12"/>
      <text:p text:style-name="P14"><text:span text:style-name="T13">36</text:span><text:span text:style-name="T12">) Dentro de</text:span><text:span text:style-name="T2"> ‘doacao.controller.ts’</text:span><text:span text:style-name="T12"> insira o seguinte código:</text:span></text:p>
      <text:p text:style-name="P12"/>
      <text:p text:style-name="P2"><text:span text:style-name="Fonte_20_parág._20_padrão">/* eslint-disable prettier/prettier */</text:span></text:p>
      <text:p text:style-name="P2"><text:span text:style-name="Fonte_20_parág._20_padrão">import { Controller, Get, Post, Body, Query, Put, Param } from "@nestjs/common";</text:span></text:p>
      <text:p text:style-name="P2"><text:span text:style-name="Fonte_20_parág._20_padrão">import { DoacaoService } from "./doacao.service";</text:span></text:p>
      <text:p text:style-name="P2"><text:span text:style-name="Fonte_20_parág._20_padrão">import { Doacao } from "./doacao.entity";</text:span></text:p>
      <text:p text:style-name="P2"><text:span text:style-name="Fonte_20_parág._20_padrão"/></text:p>
      <text:p text:style-name="P2"><text:span text:style-name="Fonte_20_parág._20_padrão">@Controller('/api/doacao')</text:span></text:p>
      <text:p text:style-name="P2"><text:span text:style-name="Fonte_20_parág._20_padrão">export class DoacaoController{</text:span></text:p>
      <text:p text:style-name="P2"><text:span text:style-name="Fonte_20_parág._20_padrão"/></text:p>
      <text:p text:style-name="P2"><text:span text:style-name="Fonte_20_parág._20_padrão"><text:s text:c="4"/>constructor( private readonly doacaoService: DoacaoService) {}</text:span></text:p>
      <text:p text:style-name="P2"><text:span text:style-name="Fonte_20_parág._20_padrão"/></text:p>
      <text:p text:style-name="P2"><text:span text:style-name="Fonte_20_parág._20_padrão"><text:s text:c="4"/>@Post('')</text:span></text:p>
      <text:p text:style-name="P2"><text:span text:style-name="Fonte_20_parág._20_padrão"><text:s text:c="4"/>async addDoacao(@Body() formData: any){</text:span></text:p>
      <text:p text:style-name="P2"><text:span text:style-name="Fonte_20_parág._20_padrão"><text:s text:c="8"/>return this.doacaoService.addDoacao(formData.codigo, formData.volume)</text:span></text:p>
      <text:p text:style-name="P2"><text:span text:style-name="Fonte_20_parág._20_padrão"><text:s text:c="4"/>}</text:span></text:p>
      <text:p text:style-name="P2"><text:span text:style-name="Fonte_20_parág._20_padrão"/></text:p>
      <text:p text:style-name="P2"><text:span text:style-name="Fonte_20_parág._20_padrão"><text:s text:c="4"/>@Get('')</text:span></text:p>
      <text:p text:style-name="P2"><text:span text:style-name="Fonte_20_parág._20_padrão"><text:s text:c="4"/>async getDoacoesPorDoador(@Query('codigo') codigoDoador: any): Promise&lt;Doacao[]&gt; {</text:span></text:p>
      <text:p text:style-name="P2"><text:span text:style-name="Fonte_20_parág._20_padrão"><text:s text:c="6"/>return this.doacaoService.getDoacao(codigoDoador);</text:span></text:p>
      <text:p text:style-name="P2"><text:span text:style-name="Fonte_20_parág._20_padrão"><text:s text:c="4"/>}</text:span></text:p>
      <text:p text:style-name="P2"><text:span text:style-name="Fonte_20_parág._20_padrão"/></text:p>
      <text:p text:style-name="P2"><text:span text:style-name="Fonte_20_parág._20_padrão"><text:s text:c="4"/>@Get('periodo')</text:span></text:p>
      <text:p text:style-name="P2"><text:span text:style-name="Fonte_20_parág._20_padrão"><text:s text:c="4"/>async getDoacaoByDate(@Query('dataInicio') dataInicio: string, @Query('dataFim') dataFim: string) {</text:span></text:p>
      <text:p text:style-name="P2"><text:span text:style-name="Fonte_20_parág._20_padrão"><text:s text:c="8"/>return this.doacaoService.getDoacaoByDate(dataInicio, dataFim);</text:span></text:p>
      <text:p text:style-name="P2"><text:span text:style-name="Fonte_20_parág._20_padrão"><text:s text:c="4"/>}</text:span></text:p>
      <text:p text:style-name="P2"><text:span text:style-name="Fonte_20_parág._20_padrão"/></text:p>
      <text:p text:style-name="P2"><text:span text:style-name="Fonte_20_parág._20_padrão"><text:s text:c="4"/>@Get(':codigo')</text:span></text:p>
      <text:p text:style-name="P2"><text:span text:style-name="Fonte_20_parág._20_padrão"><text:s text:c="4"/>async getAllDoadores(@Param() codigoDoador: number){</text:span></text:p>
      <text:p text:style-name="P2"><text:span text:style-name="Fonte_20_parág._20_padrão"><text:s text:c="8"/>return this.doacaoService.getDoacao(codigoDoador)</text:span></text:p>
      <text:p text:style-name="P2"><text:soft-page-break/><text:span text:style-name="Fonte_20_parág._20_padrão"><text:s text:c="4"/>}</text:span></text:p>
      <text:p text:style-name="P2"><text:span text:style-name="Fonte_20_parág._20_padrão"/></text:p>
      <text:p text:style-name="P2"><text:span text:style-name="Fonte_20_parág._20_padrão"><text:s text:c="4"/>@Put(':codigo')</text:span></text:p>
      <text:p text:style-name="P2"><text:span text:style-name="Fonte_20_parág._20_padrão"><text:s text:c="4"/>async updateDoador(@Param('codigo') codigo : any, @Body() updateDoacaoDto: any): Promise&lt;Doacao&gt;{</text:span></text:p>
      <text:p text:style-name="P2"><text:span text:style-name="Fonte_20_parág._20_padrão"><text:s text:c="8"/>return this.doacaoService.updateDoacao(codigo, updateDoacaoDto)</text:span></text:p>
      <text:p text:style-name="P2"><text:span text:style-name="Fonte_20_parág._20_padrão"><text:s text:c="4"/>}</text:span></text:p>
      <text:p text:style-name="P2"><text:span text:style-name="Fonte_20_parág._20_padrão">}</text:span></text:p>
      <text:p text:style-name="P12"/>
      <text:p text:style-name="P12"><text:span text:style-name="T22">37</text:span>) dentro do diretório <text:span text:style-name="T2">‘/doacao-back’ </text:span>rode o comando:</text:p>
      <text:p text:style-name="P12"/>
      <text:p text:style-name="P12"># <text:span text:style-name="T14">nest start </text:span></text:p>
      <text:p text:style-name="P19"/>
      <text:p text:style-name="P12"><text:span text:style-name="T16">OBS: </text:span>após iniciar seu postgresql com o comando: # <text:span text:style-name="T15">sudo docker start /postgresql </text:span><text:span text:style-name="T17">instalado na </text:span><text:span text:style-name="T18">etapa 1</text:span></text:p>
      <text:p text:style-name="P11"/>
      <text:p text:style-name="P13"><text:span text:style-name="T22">38</text:span>) Dentro do diretório<text:span text:style-name="T2"> ‘/doacao-front’ </text:span>rode o comando:</text:p>
      <text:p text:style-name="P13"/>
      <text:p text:style-name="P13"># ng serve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8T19:31:18.317034204</meta:creation-date>
    <dc:date>2024-06-18T20:13:14.877873486</dc:date>
    <meta:editing-duration>PT40S</meta:editing-duration>
    <meta:editing-cycles>1</meta:editing-cycles>
    <meta:document-statistic meta:table-count="0" meta:image-count="0" meta:object-count="0" meta:page-count="38" meta:paragraph-count="1543" meta:word-count="4611" meta:character-count="52410" meta:non-whitespace-character-count="42664"/>
    <meta:generator>LibreOffice/7.3.7.2$Linux_X86_64 LibreOffice_project/30$Build-2</meta:generator>
  </office:meta>
</office:document-meta>
</file>